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ZIP_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avg_score</text:p>
          </table:table-cell>
          <table:table-cell office:value-type="string" calcext:value-type="string">
            <text:p>log_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116" calcext:value-type="float">
            <text:p>116</text:p>
          </table:table-cell>
          <table:table-cell office:value-type="float" office:value="10001" calcext:value-type="float">
            <text:p>10001</text:p>
          </table:table-cell>
          <table:table-cell office:value-type="float" office:value="21.7768052516411" calcext:value-type="float">
            <text:p>21.7768052516411</text:p>
          </table:table-cell>
          <table:table-cell office:value-type="float" office:value="4.75359019110636" calcext:value-type="float">
            <text:p>4.75359019110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2" calcext:value-type="float">
            <text:p>10002</text:p>
          </table:table-cell>
          <table:table-cell office:value-type="float" office:value="695" calcext:value-type="float">
            <text:p>695</text:p>
          </table:table-cell>
          <table:table-cell office:value-type="float" office:value="10002" calcext:value-type="float">
            <text:p>10002</text:p>
          </table:table-cell>
          <table:table-cell office:value-type="float" office:value="19.1397590361446" calcext:value-type="float">
            <text:p>19.1397590361446</text:p>
          </table:table-cell>
          <table:table-cell office:value-type="float" office:value="6.54391184556479" calcext:value-type="float">
            <text:p>6.54391184556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3" calcext:value-type="float">
            <text:p>10003</text:p>
          </table:table-cell>
          <table:table-cell office:value-type="float" office:value="332" calcext:value-type="float">
            <text:p>332</text:p>
          </table:table-cell>
          <table:table-cell office:value-type="float" office:value="10003" calcext:value-type="float">
            <text:p>10003</text:p>
          </table:table-cell>
          <table:table-cell office:value-type="float" office:value="26.8382066276803" calcext:value-type="float">
            <text:p>26.8382066276803</text:p>
          </table:table-cell>
          <table:table-cell office:value-type="float" office:value="5.80513496891649" calcext:value-type="float">
            <text:p>5.80513496891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4" calcext:value-type="float">
            <text:p>10004</text:p>
          </table:table-cell>
          <table:table-cell office:value-type="float" office:value="13" calcext:value-type="float">
            <text:p>13</text:p>
          </table:table-cell>
          <table:table-cell office:value-type="float" office:value="10004" calcext:value-type="float">
            <text:p>10004</text:p>
          </table:table-cell>
          <table:table-cell office:value-type="float" office:value="23" calcext:value-type="float">
            <text:p>23</text:p>
          </table:table-cell>
          <table:table-cell office:value-type="float" office:value="2.56494935746154" calcext:value-type="float">
            <text:p>2.564949357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5" calcext:value-type="float">
            <text:p>10005</text:p>
          </table:table-cell>
          <table:table-cell office:value-type="float" office:value="7" calcext:value-type="float">
            <text:p>7</text:p>
          </table:table-cell>
          <table:table-cell office:value-type="float" office:value="10005" calcext:value-type="float">
            <text:p>10005</text:p>
          </table:table-cell>
          <table:table-cell office:value-type="float" office:value="21.1860465116279" calcext:value-type="float">
            <text:p>21.1860465116279</text:p>
          </table:table-cell>
          <table:table-cell office:value-type="float" office:value="1.94591014905531" calcext:value-type="float">
            <text:p>1.94591014905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6" calcext:value-type="float">
            <text:p>10006</text:p>
          </table:table-cell>
          <table:table-cell office:value-type="float" office:value="10" calcext:value-type="float">
            <text:p>10</text:p>
          </table:table-cell>
          <table:table-cell office:value-type="float" office:value="10006" calcext:value-type="float">
            <text:p>10006</text:p>
          </table:table-cell>
          <table:table-cell office:value-type="float" office:value="22.6206896551724" calcext:value-type="float">
            <text:p>22.6206896551724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7" calcext:value-type="float">
            <text:p>10007</text:p>
          </table:table-cell>
          <table:table-cell office:value-type="float" office:value="17" calcext:value-type="float">
            <text:p>17</text:p>
          </table:table-cell>
          <table:table-cell office:value-type="float" office:value="10007" calcext:value-type="float">
            <text:p>10007</text:p>
          </table:table-cell>
          <table:table-cell office:value-type="float" office:value="23.2763157894737" calcext:value-type="float">
            <text:p>23.2763157894737</text:p>
          </table:table-cell>
          <table:table-cell office:value-type="float" office:value="2.83321334405622" calcext:value-type="float">
            <text:p>2.83321334405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9" calcext:value-type="float">
            <text:p>10009</text:p>
          </table:table-cell>
          <table:table-cell office:value-type="float" office:value="777" calcext:value-type="float">
            <text:p>777</text:p>
          </table:table-cell>
          <table:table-cell office:value-type="float" office:value="10009" calcext:value-type="float">
            <text:p>10009</text:p>
          </table:table-cell>
          <table:table-cell office:value-type="float" office:value="26.1375" calcext:value-type="float">
            <text:p>26.1375</text:p>
          </table:table-cell>
          <table:table-cell office:value-type="float" office:value="6.65544035036765" calcext:value-type="float">
            <text:p>6.6554403503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0" calcext:value-type="float">
            <text:p>10010</text:p>
          </table:table-cell>
          <table:table-cell office:value-type="float" office:value="21" calcext:value-type="float">
            <text:p>21</text:p>
          </table:table-cell>
          <table:table-cell office:value-type="float" office:value="10010" calcext:value-type="float">
            <text:p>10010</text:p>
          </table:table-cell>
          <table:table-cell office:value-type="float" office:value="19.0545454545455" calcext:value-type="float">
            <text:p>19.0545454545455</text:p>
          </table:table-cell>
          <table:table-cell office:value-type="float" office:value="3.04452243772342" calcext:value-type="float">
            <text:p>3.04452243772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1" calcext:value-type="float">
            <text:p>10011</text:p>
          </table:table-cell>
          <table:table-cell office:value-type="float" office:value="280" calcext:value-type="float">
            <text:p>280</text:p>
          </table:table-cell>
          <table:table-cell office:value-type="float" office:value="10011" calcext:value-type="float">
            <text:p>10011</text:p>
          </table:table-cell>
          <table:table-cell office:value-type="float" office:value="25.8645833333333" calcext:value-type="float">
            <text:p>25.8645833333333</text:p>
          </table:table-cell>
          <table:table-cell office:value-type="float" office:value="5.63478960316925" calcext:value-type="float">
            <text:p>5.63478960316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" calcext:value-type="float">
            <text:p>10012</text:p>
          </table:table-cell>
          <table:table-cell office:value-type="float" office:value="212" calcext:value-type="float">
            <text:p>212</text:p>
          </table:table-cell>
          <table:table-cell office:value-type="float" office:value="10012" calcext:value-type="float">
            <text:p>10012</text:p>
          </table:table-cell>
          <table:table-cell office:value-type="float" office:value="19.3101449275362" calcext:value-type="float">
            <text:p>19.3101449275362</text:p>
          </table:table-cell>
          <table:table-cell office:value-type="float" office:value="5.35658627467201" calcext:value-type="float">
            <text:p>5.356586274672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3" calcext:value-type="float">
            <text:p>10013</text:p>
          </table:table-cell>
          <table:table-cell office:value-type="float" office:value="194" calcext:value-type="float">
            <text:p>194</text:p>
          </table:table-cell>
          <table:table-cell office:value-type="float" office:value="10013" calcext:value-type="float">
            <text:p>10013</text:p>
          </table:table-cell>
          <table:table-cell office:value-type="float" office:value="26.5007949125596" calcext:value-type="float">
            <text:p>26.5007949125596</text:p>
          </table:table-cell>
          <table:table-cell office:value-type="float" office:value="5.26785815906333" calcext:value-type="float">
            <text:p>5.26785815906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14" calcext:value-type="float">
            <text:p>10014</text:p>
          </table:table-cell>
          <table:table-cell office:value-type="float" office:value="436" calcext:value-type="float">
            <text:p>436</text:p>
          </table:table-cell>
          <table:table-cell office:value-type="float" office:value="10014" calcext:value-type="float">
            <text:p>10014</text:p>
          </table:table-cell>
          <table:table-cell office:value-type="float" office:value="20.7827715355805" calcext:value-type="float">
            <text:p>20.7827715355805</text:p>
          </table:table-cell>
          <table:table-cell office:value-type="float" office:value="6.07764224334903" calcext:value-type="float">
            <text:p>6.07764224334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16" calcext:value-type="float">
            <text:p>10016</text:p>
          </table:table-cell>
          <table:table-cell office:value-type="float" office:value="83" calcext:value-type="float">
            <text:p>83</text:p>
          </table:table-cell>
          <table:table-cell office:value-type="float" office:value="10016" calcext:value-type="float">
            <text:p>10016</text:p>
          </table:table-cell>
          <table:table-cell office:value-type="float" office:value="19.7946127946128" calcext:value-type="float">
            <text:p>19.7946127946128</text:p>
          </table:table-cell>
          <table:table-cell office:value-type="float" office:value="4.4188406077966" calcext:value-type="float">
            <text:p>4.41884060779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17" calcext:value-type="float">
            <text:p>10017</text:p>
          </table:table-cell>
          <table:table-cell office:value-type="float" office:value="7" calcext:value-type="float">
            <text:p>7</text:p>
          </table:table-cell>
          <table:table-cell office:value-type="float" office:value="10017" calcext:value-type="float">
            <text:p>10017</text:p>
          </table:table-cell>
          <table:table-cell office:value-type="float" office:value="21.5043859649123" calcext:value-type="float">
            <text:p>21.5043859649123</text:p>
          </table:table-cell>
          <table:table-cell office:value-type="float" office:value="1.94591014905531" calcext:value-type="float">
            <text:p>1.94591014905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18" calcext:value-type="float">
            <text:p>10018</text:p>
          </table:table-cell>
          <table:table-cell office:value-type="float" office:value="10" calcext:value-type="float">
            <text:p>10</text:p>
          </table:table-cell>
          <table:table-cell office:value-type="float" office:value="10018" calcext:value-type="float">
            <text:p>10018</text:p>
          </table:table-cell>
          <table:table-cell office:value-type="float" office:value="22.5781637717122" calcext:value-type="float">
            <text:p>22.5781637717122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19" calcext:value-type="float">
            <text:p>10019</text:p>
          </table:table-cell>
          <table:table-cell office:value-type="float" office:value="171" calcext:value-type="float">
            <text:p>171</text:p>
          </table:table-cell>
          <table:table-cell office:value-type="float" office:value="10019" calcext:value-type="float">
            <text:p>10019</text:p>
          </table:table-cell>
          <table:table-cell office:value-type="float" office:value="21.5482093663912" calcext:value-type="float">
            <text:p>21.5482093663912</text:p>
          </table:table-cell>
          <table:table-cell office:value-type="float" office:value="5.14166355650266" calcext:value-type="float">
            <text:p>5.141663556502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1" calcext:value-type="float">
            <text:p>10021</text:p>
          </table:table-cell>
          <table:table-cell office:value-type="float" office:value="72" calcext:value-type="float">
            <text:p>72</text:p>
          </table:table-cell>
          <table:table-cell office:value-type="float" office:value="10021" calcext:value-type="float">
            <text:p>10021</text:p>
          </table:table-cell>
          <table:table-cell office:value-type="float" office:value="15.9059829059829" calcext:value-type="float">
            <text:p>15.9059829059829</text:p>
          </table:table-cell>
          <table:table-cell office:value-type="float" office:value="4.27666611901606" calcext:value-type="float">
            <text:p>4.276666119016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2" calcext:value-type="float">
            <text:p>10022</text:p>
          </table:table-cell>
          <table:table-cell office:value-type="float" office:value="11" calcext:value-type="float">
            <text:p>11</text:p>
          </table:table-cell>
          <table:table-cell office:value-type="float" office:value="10022" calcext:value-type="float">
            <text:p>10022</text:p>
          </table:table-cell>
          <table:table-cell office:value-type="float" office:value="21.2089552238806" calcext:value-type="float">
            <text:p>21.2089552238806</text:p>
          </table:table-cell>
          <table:table-cell office:value-type="float" office:value="2.39789527279837" calcext:value-type="float">
            <text:p>2.397895272798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3" calcext:value-type="float">
            <text:p>10023</text:p>
          </table:table-cell>
          <table:table-cell office:value-type="float" office:value="114" calcext:value-type="float">
            <text:p>114</text:p>
          </table:table-cell>
          <table:table-cell office:value-type="float" office:value="10023" calcext:value-type="float">
            <text:p>10023</text:p>
          </table:table-cell>
          <table:table-cell office:value-type="float" office:value="23.975" calcext:value-type="float">
            <text:p>23.975</text:p>
          </table:table-cell>
          <table:table-cell office:value-type="float" office:value="4.7361984483945" calcext:value-type="float">
            <text:p>4.7361984483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24" calcext:value-type="float">
            <text:p>10024</text:p>
          </table:table-cell>
          <table:table-cell office:value-type="float" office:value="334" calcext:value-type="float">
            <text:p>334</text:p>
          </table:table-cell>
          <table:table-cell office:value-type="float" office:value="10024" calcext:value-type="float">
            <text:p>10024</text:p>
          </table:table-cell>
          <table:table-cell office:value-type="float" office:value="19.1085972850679" calcext:value-type="float">
            <text:p>19.1085972850679</text:p>
          </table:table-cell>
          <table:table-cell office:value-type="float" office:value="5.8111409929767" calcext:value-type="float">
            <text:p>5.8111409929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25" calcext:value-type="float">
            <text:p>10025</text:p>
          </table:table-cell>
          <table:table-cell office:value-type="float" office:value="640" calcext:value-type="float">
            <text:p>640</text:p>
          </table:table-cell>
          <table:table-cell office:value-type="float" office:value="10025" calcext:value-type="float">
            <text:p>10025</text:p>
          </table:table-cell>
          <table:table-cell office:value-type="float" office:value="23.5961538461538" calcext:value-type="float">
            <text:p>23.5961538461538</text:p>
          </table:table-cell>
          <table:table-cell office:value-type="float" office:value="6.46146817635372" calcext:value-type="float">
            <text:p>6.461468176353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6" calcext:value-type="float">
            <text:p>10026</text:p>
          </table:table-cell>
          <table:table-cell office:value-type="float" office:value="428" calcext:value-type="float">
            <text:p>428</text:p>
          </table:table-cell>
          <table:table-cell office:value-type="float" office:value="10026" calcext:value-type="float">
            <text:p>10026</text:p>
          </table:table-cell>
          <table:table-cell office:value-type="float" office:value="22.4871794871795" calcext:value-type="float">
            <text:p>22.4871794871795</text:p>
          </table:table-cell>
          <table:table-cell office:value-type="float" office:value="6.0591231955818" calcext:value-type="float">
            <text:p>6.0591231955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27" calcext:value-type="float">
            <text:p>10027</text:p>
          </table:table-cell>
          <table:table-cell office:value-type="float" office:value="500" calcext:value-type="float">
            <text:p>500</text:p>
          </table:table-cell>
          <table:table-cell office:value-type="float" office:value="10027" calcext:value-type="float">
            <text:p>10027</text:p>
          </table:table-cell>
          <table:table-cell office:value-type="float" office:value="20.1398601398601" calcext:value-type="float">
            <text:p>20.1398601398601</text:p>
          </table:table-cell>
          <table:table-cell office:value-type="float" office:value="6.21460809842219" calcext:value-type="float">
            <text:p>6.214608098422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28" calcext:value-type="float">
            <text:p>10028</text:p>
          </table:table-cell>
          <table:table-cell office:value-type="float" office:value="205" calcext:value-type="float">
            <text:p>205</text:p>
          </table:table-cell>
          <table:table-cell office:value-type="float" office:value="10028" calcext:value-type="float">
            <text:p>10028</text:p>
          </table:table-cell>
          <table:table-cell office:value-type="float" office:value="22.2967741935484" calcext:value-type="float">
            <text:p>22.2967741935484</text:p>
          </table:table-cell>
          <table:table-cell office:value-type="float" office:value="5.32300997913841" calcext:value-type="float">
            <text:p>5.323009979138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29" calcext:value-type="float">
            <text:p>10029</text:p>
          </table:table-cell>
          <table:table-cell office:value-type="float" office:value="539" calcext:value-type="float">
            <text:p>539</text:p>
          </table:table-cell>
          <table:table-cell office:value-type="float" office:value="10029" calcext:value-type="float">
            <text:p>10029</text:p>
          </table:table-cell>
          <table:table-cell office:value-type="float" office:value="24.1229508196721" calcext:value-type="float">
            <text:p>24.1229508196721</text:p>
          </table:table-cell>
          <table:table-cell office:value-type="float" office:value="6.289715570909" calcext:value-type="float">
            <text:p>6.289715570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30" calcext:value-type="float">
            <text:p>10030</text:p>
          </table:table-cell>
          <table:table-cell office:value-type="float" office:value="305" calcext:value-type="float">
            <text:p>305</text:p>
          </table:table-cell>
          <table:table-cell office:value-type="float" office:value="10030" calcext:value-type="float">
            <text:p>10030</text:p>
          </table:table-cell>
          <table:table-cell office:value-type="float" office:value="0" calcext:value-type="float">
            <text:p>0</text:p>
          </table:table-cell>
          <table:table-cell office:value-type="float" office:value="5.72031177660741" calcext:value-type="float">
            <text:p>5.720311776607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31" calcext:value-type="float">
            <text:p>10031</text:p>
          </table:table-cell>
          <table:table-cell office:value-type="float" office:value="281" calcext:value-type="float">
            <text:p>281</text:p>
          </table:table-cell>
          <table:table-cell office:value-type="float" office:value="10031" calcext:value-type="float">
            <text:p>10031</text:p>
          </table:table-cell>
          <table:table-cell office:value-type="float" office:value="18.4512195121951" calcext:value-type="float">
            <text:p>18.4512195121951</text:p>
          </table:table-cell>
          <table:table-cell office:value-type="float" office:value="5.63835466933375" calcext:value-type="float">
            <text:p>5.638354669333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32" calcext:value-type="float">
            <text:p>10032</text:p>
          </table:table-cell>
          <table:table-cell office:value-type="float" office:value="309" calcext:value-type="float">
            <text:p>309</text:p>
          </table:table-cell>
          <table:table-cell office:value-type="float" office:value="10032" calcext:value-type="float">
            <text:p>10032</text:p>
          </table:table-cell>
          <table:table-cell office:value-type="float" office:value="21.72" calcext:value-type="float">
            <text:p>21.72</text:p>
          </table:table-cell>
          <table:table-cell office:value-type="float" office:value="5.73334127689775" calcext:value-type="float">
            <text:p>5.733341276897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33" calcext:value-type="float">
            <text:p>10033</text:p>
          </table:table-cell>
          <table:table-cell office:value-type="float" office:value="239" calcext:value-type="float">
            <text:p>239</text:p>
          </table:table-cell>
          <table:table-cell office:value-type="float" office:value="10033" calcext:value-type="float">
            <text:p>10033</text:p>
          </table:table-cell>
          <table:table-cell office:value-type="float" office:value="30.1081081081081" calcext:value-type="float">
            <text:p>30.1081081081081</text:p>
          </table:table-cell>
          <table:table-cell office:value-type="float" office:value="5.47646355193151" calcext:value-type="float">
            <text:p>5.47646355193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34" calcext:value-type="float">
            <text:p>10034</text:p>
          </table:table-cell>
          <table:table-cell office:value-type="float" office:value="311" calcext:value-type="float">
            <text:p>311</text:p>
          </table:table-cell>
          <table:table-cell office:value-type="float" office:value="10034" calcext:value-type="float">
            <text:p>10034</text:p>
          </table:table-cell>
          <table:table-cell office:value-type="float" office:value="19.6842105263158" calcext:value-type="float">
            <text:p>19.6842105263158</text:p>
          </table:table-cell>
          <table:table-cell office:value-type="float" office:value="5.73979291217923" calcext:value-type="float">
            <text:p>5.73979291217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35" calcext:value-type="float">
            <text:p>10035</text:p>
          </table:table-cell>
          <table:table-cell office:value-type="float" office:value="213" calcext:value-type="float">
            <text:p>213</text:p>
          </table:table-cell>
          <table:table-cell office:value-type="float" office:value="10035" calcext:value-type="float">
            <text:p>10035</text:p>
          </table:table-cell>
          <table:table-cell office:value-type="float" office:value="20.8507462686567" calcext:value-type="float">
            <text:p>20.8507462686567</text:p>
          </table:table-cell>
          <table:table-cell office:value-type="float" office:value="5.36129216570943" calcext:value-type="float">
            <text:p>5.361292165709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36" calcext:value-type="float">
            <text:p>10036</text:p>
          </table:table-cell>
          <table:table-cell office:value-type="float" office:value="169" calcext:value-type="float">
            <text:p>169</text:p>
          </table:table-cell>
          <table:table-cell office:value-type="float" office:value="10036" calcext:value-type="float">
            <text:p>10036</text:p>
          </table:table-cell>
          <table:table-cell office:value-type="float" office:value="19.400641025641" calcext:value-type="float">
            <text:p>19.400641025641</text:p>
          </table:table-cell>
          <table:table-cell office:value-type="float" office:value="5.12989871492307" calcext:value-type="float">
            <text:p>5.129898714923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37" calcext:value-type="float">
            <text:p>10037</text:p>
          </table:table-cell>
          <table:table-cell office:value-type="float" office:value="108" calcext:value-type="float">
            <text:p>108</text:p>
          </table:table-cell>
          <table:table-cell office:value-type="float" office:value="10037" calcext:value-type="float">
            <text:p>10037</text:p>
          </table:table-cell>
          <table:table-cell office:value-type="float" office:value="32" calcext:value-type="float">
            <text:p>32</text:p>
          </table:table-cell>
          <table:table-cell office:value-type="float" office:value="4.68213122712422" calcext:value-type="float">
            <text:p>4.682131227124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38" calcext:value-type="float">
            <text:p>10038</text:p>
          </table:table-cell>
          <table:table-cell office:value-type="float" office:value="91" calcext:value-type="float">
            <text:p>91</text:p>
          </table:table-cell>
          <table:table-cell office:value-type="float" office:value="10038" calcext:value-type="float">
            <text:p>10038</text:p>
          </table:table-cell>
          <table:table-cell office:value-type="float" office:value="28.6803652968037" calcext:value-type="float">
            <text:p>28.6803652968037</text:p>
          </table:table-cell>
          <table:table-cell office:value-type="float" office:value="4.51085950651685" calcext:value-type="float">
            <text:p>4.510859506516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39" calcext:value-type="float">
            <text:p>10039</text:p>
          </table:table-cell>
          <table:table-cell office:value-type="float" office:value="199" calcext:value-type="float">
            <text:p>199</text:p>
          </table:table-cell>
          <table:table-cell office:value-type="float" office:value="10039" calcext:value-type="float">
            <text:p>10039</text:p>
          </table:table-cell>
          <table:table-cell office:value-type="float" office:value="20.3225806451613" calcext:value-type="float">
            <text:p>20.3225806451613</text:p>
          </table:table-cell>
          <table:table-cell office:value-type="float" office:value="5.29330482472449" calcext:value-type="float">
            <text:p>5.293304824724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40" calcext:value-type="float">
            <text:p>10040</text:p>
          </table:table-cell>
          <table:table-cell office:value-type="float" office:value="192" calcext:value-type="float">
            <text:p>192</text:p>
          </table:table-cell>
          <table:table-cell office:value-type="float" office:value="10040" calcext:value-type="float">
            <text:p>10040</text:p>
          </table:table-cell>
          <table:table-cell office:value-type="float" office:value="24.359375" calcext:value-type="float">
            <text:p>24.359375</text:p>
          </table:table-cell>
          <table:table-cell office:value-type="float" office:value="5.25749537202778" calcext:value-type="float">
            <text:p>5.25749537202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65" calcext:value-type="float">
            <text:p>10065</text:p>
          </table:table-cell>
          <table:table-cell office:value-type="float" office:value="21" calcext:value-type="float">
            <text:p>21</text:p>
          </table:table-cell>
          <table:table-cell office:value-type="float" office:value="10065" calcext:value-type="float">
            <text:p>10065</text:p>
          </table:table-cell>
          <table:table-cell office:value-type="float" office:value="29.2857142857143" calcext:value-type="float">
            <text:p>29.2857142857143</text:p>
          </table:table-cell>
          <table:table-cell office:value-type="float" office:value="3.04452243772342" calcext:value-type="float">
            <text:p>3.044522437723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75" calcext:value-type="float">
            <text:p>10075</text:p>
          </table:table-cell>
          <table:table-cell office:value-type="float" office:value="131" calcext:value-type="float">
            <text:p>131</text:p>
          </table:table-cell>
          <table:table-cell office:value-type="float" office:value="10075" calcext:value-type="float">
            <text:p>10075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4.87519732320115" calcext:value-type="float">
            <text:p>4.87519732320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28" calcext:value-type="float">
            <text:p>10128</text:p>
          </table:table-cell>
          <table:table-cell office:value-type="float" office:value="229" calcext:value-type="float">
            <text:p>229</text:p>
          </table:table-cell>
          <table:table-cell office:value-type="float" office:value="10128" calcext:value-type="float">
            <text:p>10128</text:p>
          </table:table-cell>
          <table:table-cell office:value-type="float" office:value="26.3711340206186" calcext:value-type="float">
            <text:p>26.3711340206186</text:p>
          </table:table-cell>
          <table:table-cell office:value-type="float" office:value="5.43372200355424" calcext:value-type="float">
            <text:p>5.433722003554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82" calcext:value-type="float">
            <text:p>10282</text:p>
          </table:table-cell>
          <table:table-cell office:value-type="float" office:value="1" calcext:value-type="float">
            <text:p>1</text:p>
          </table:table-cell>
          <table:table-cell office:value-type="float" office:value="10282" calcext:value-type="float">
            <text:p>102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01" calcext:value-type="float">
            <text:p>10301</text:p>
          </table:table-cell>
          <table:table-cell office:value-type="float" office:value="112" calcext:value-type="float">
            <text:p>112</text:p>
          </table:table-cell>
          <table:table-cell office:value-type="float" office:value="10301" calcext:value-type="float">
            <text:p>10301</text:p>
          </table:table-cell>
          <table:table-cell office:value-type="float" office:value="20.7261904761905" calcext:value-type="float">
            <text:p>20.7261904761905</text:p>
          </table:table-cell>
          <table:table-cell office:value-type="float" office:value="4.71849887129509" calcext:value-type="float">
            <text:p>4.718498871295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02" calcext:value-type="float">
            <text:p>10302</text:p>
          </table:table-cell>
          <table:table-cell office:value-type="float" office:value="16" calcext:value-type="float">
            <text:p>16</text:p>
          </table:table-cell>
          <table:table-cell office:value-type="float" office:value="10302" calcext:value-type="float">
            <text:p>10302</text:p>
          </table:table-cell>
          <table:table-cell office:value-type="float" office:value="19.6627906976744" calcext:value-type="float">
            <text:p>19.6627906976744</text:p>
          </table:table-cell>
          <table:table-cell office:value-type="float" office:value="2.77258872223978" calcext:value-type="float">
            <text:p>2.772588722239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03" calcext:value-type="float">
            <text:p>10303</text:p>
          </table:table-cell>
          <table:table-cell office:value-type="float" office:value="17" calcext:value-type="float">
            <text:p>17</text:p>
          </table:table-cell>
          <table:table-cell office:value-type="float" office:value="10303" calcext:value-type="float">
            <text:p>10303</text:p>
          </table:table-cell>
          <table:table-cell office:value-type="float" office:value="14.6818181818182" calcext:value-type="float">
            <text:p>14.6818181818182</text:p>
          </table:table-cell>
          <table:table-cell office:value-type="float" office:value="2.83321334405622" calcext:value-type="float">
            <text:p>2.83321334405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04" calcext:value-type="float">
            <text:p>10304</text:p>
          </table:table-cell>
          <table:table-cell office:value-type="float" office:value="11" calcext:value-type="float">
            <text:p>11</text:p>
          </table:table-cell>
          <table:table-cell office:value-type="float" office:value="10304" calcext:value-type="float">
            <text:p>10304</text:p>
          </table:table-cell>
          <table:table-cell office:value-type="float" office:value="19.02" calcext:value-type="float">
            <text:p>19.02</text:p>
          </table:table-cell>
          <table:table-cell office:value-type="float" office:value="2.39789527279837" calcext:value-type="float">
            <text:p>2.397895272798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05" calcext:value-type="float">
            <text:p>10305</text:p>
          </table:table-cell>
          <table:table-cell office:value-type="float" office:value="15" calcext:value-type="float">
            <text:p>15</text:p>
          </table:table-cell>
          <table:table-cell office:value-type="float" office:value="10305" calcext:value-type="float">
            <text:p>10305</text:p>
          </table:table-cell>
          <table:table-cell office:value-type="float" office:value="16.5434782608696" calcext:value-type="float">
            <text:p>16.5434782608696</text:p>
          </table:table-cell>
          <table:table-cell office:value-type="float" office:value="2.70805020110221" calcext:value-type="float">
            <text:p>2.708050201102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06" calcext:value-type="float">
            <text:p>10306</text:p>
          </table:table-cell>
          <table:table-cell office:value-type="float" office:value="15" calcext:value-type="float">
            <text:p>15</text:p>
          </table:table-cell>
          <table:table-cell office:value-type="float" office:value="10306" calcext:value-type="float">
            <text:p>10306</text:p>
          </table:table-cell>
          <table:table-cell office:value-type="float" office:value="16.4423076923077" calcext:value-type="float">
            <text:p>16.4423076923077</text:p>
          </table:table-cell>
          <table:table-cell office:value-type="float" office:value="2.70805020110221" calcext:value-type="float">
            <text:p>2.708050201102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08" calcext:value-type="float">
            <text:p>10308</text:p>
          </table:table-cell>
          <table:table-cell office:value-type="float" office:value="7" calcext:value-type="float">
            <text:p>7</text:p>
          </table:table-cell>
          <table:table-cell office:value-type="float" office:value="10308" calcext:value-type="float">
            <text:p>10308</text:p>
          </table:table-cell>
          <table:table-cell office:value-type="float" office:value="15.325" calcext:value-type="float">
            <text:p>15.325</text:p>
          </table:table-cell>
          <table:table-cell office:value-type="float" office:value="1.94591014905531" calcext:value-type="float">
            <text:p>1.945910149055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10" calcext:value-type="float">
            <text:p>10310</text:p>
          </table:table-cell>
          <table:table-cell office:value-type="float" office:value="38" calcext:value-type="float">
            <text:p>38</text:p>
          </table:table-cell>
          <table:table-cell office:value-type="float" office:value="10310" calcext:value-type="float">
            <text:p>10310</text:p>
          </table:table-cell>
          <table:table-cell office:value-type="float" office:value="13.0731707317073" calcext:value-type="float">
            <text:p>13.0731707317073</text:p>
          </table:table-cell>
          <table:table-cell office:value-type="float" office:value="3.63758615972639" calcext:value-type="float">
            <text:p>3.637586159726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12" calcext:value-type="float">
            <text:p>10312</text:p>
          </table:table-cell>
          <table:table-cell office:value-type="float" office:value="10" calcext:value-type="float">
            <text:p>10</text:p>
          </table:table-cell>
          <table:table-cell office:value-type="float" office:value="10312" calcext:value-type="float">
            <text:p>10312</text:p>
          </table:table-cell>
          <table:table-cell office:value-type="float" office:value="18.9090909090909" calcext:value-type="float">
            <text:p>18.9090909090909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14" calcext:value-type="float">
            <text:p>10314</text:p>
          </table:table-cell>
          <table:table-cell office:value-type="float" office:value="29" calcext:value-type="float">
            <text:p>29</text:p>
          </table:table-cell>
          <table:table-cell office:value-type="float" office:value="10314" calcext:value-type="float">
            <text:p>10314</text:p>
          </table:table-cell>
          <table:table-cell office:value-type="float" office:value="18.8351648351648" calcext:value-type="float">
            <text:p>18.8351648351648</text:p>
          </table:table-cell>
          <table:table-cell office:value-type="float" office:value="3.36729582998647" calcext:value-type="float">
            <text:p>3.367295829986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51" calcext:value-type="float">
            <text:p>10451</text:p>
          </table:table-cell>
          <table:table-cell office:value-type="float" office:value="328" calcext:value-type="float">
            <text:p>328</text:p>
          </table:table-cell>
          <table:table-cell office:value-type="float" office:value="10451" calcext:value-type="float">
            <text:p>10451</text:p>
          </table:table-cell>
          <table:table-cell office:value-type="float" office:value="23.5161290322581" calcext:value-type="float">
            <text:p>23.5161290322581</text:p>
          </table:table-cell>
          <table:table-cell office:value-type="float" office:value="5.79301360838414" calcext:value-type="float">
            <text:p>5.793013608384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52" calcext:value-type="float">
            <text:p>10452</text:p>
          </table:table-cell>
          <table:table-cell office:value-type="float" office:value="552" calcext:value-type="float">
            <text:p>552</text:p>
          </table:table-cell>
          <table:table-cell office:value-type="float" office:value="10452" calcext:value-type="float">
            <text:p>10452</text:p>
          </table:table-cell>
          <table:table-cell office:value-type="float" office:value="28.6527777777778" calcext:value-type="float">
            <text:p>28.6527777777778</text:p>
          </table:table-cell>
          <table:table-cell office:value-type="float" office:value="6.3135480462771" calcext:value-type="float">
            <text:p>6.31354804627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53" calcext:value-type="float">
            <text:p>10453</text:p>
          </table:table-cell>
          <table:table-cell office:value-type="float" office:value="583" calcext:value-type="float">
            <text:p>583</text:p>
          </table:table-cell>
          <table:table-cell office:value-type="float" office:value="10453" calcext:value-type="float">
            <text:p>10453</text:p>
          </table:table-cell>
          <table:table-cell office:value-type="float" office:value="27" calcext:value-type="float">
            <text:p>27</text:p>
          </table:table-cell>
          <table:table-cell office:value-type="float" office:value="6.36818718635049" calcext:value-type="float">
            <text:p>6.368187186350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54" calcext:value-type="float">
            <text:p>10454</text:p>
          </table:table-cell>
          <table:table-cell office:value-type="float" office:value="122" calcext:value-type="float">
            <text:p>122</text:p>
          </table:table-cell>
          <table:table-cell office:value-type="float" office:value="10454" calcext:value-type="float">
            <text:p>10454</text:p>
          </table:table-cell>
          <table:table-cell office:value-type="float" office:value="27.9083333333333" calcext:value-type="float">
            <text:p>27.9083333333333</text:p>
          </table:table-cell>
          <table:table-cell office:value-type="float" office:value="4.80402104473326" calcext:value-type="float">
            <text:p>4.804021044733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55" calcext:value-type="float">
            <text:p>10455</text:p>
          </table:table-cell>
          <table:table-cell office:value-type="float" office:value="210" calcext:value-type="float">
            <text:p>210</text:p>
          </table:table-cell>
          <table:table-cell office:value-type="float" office:value="10455" calcext:value-type="float">
            <text:p>10455</text:p>
          </table:table-cell>
          <table:table-cell office:value-type="float" office:value="21.6164383561644" calcext:value-type="float">
            <text:p>21.6164383561644</text:p>
          </table:table-cell>
          <table:table-cell office:value-type="float" office:value="5.34710753071747" calcext:value-type="float">
            <text:p>5.34710753071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56" calcext:value-type="float">
            <text:p>10456</text:p>
          </table:table-cell>
          <table:table-cell office:value-type="float" office:value="921" calcext:value-type="float">
            <text:p>921</text:p>
          </table:table-cell>
          <table:table-cell office:value-type="float" office:value="10456" calcext:value-type="float">
            <text:p>10456</text:p>
          </table:table-cell>
          <table:table-cell office:value-type="float" office:value="23.771186440678" calcext:value-type="float">
            <text:p>23.771186440678</text:p>
          </table:table-cell>
          <table:table-cell office:value-type="float" office:value="6.82546003625531" calcext:value-type="float">
            <text:p>6.825460036255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57" calcext:value-type="float">
            <text:p>10457</text:p>
          </table:table-cell>
          <table:table-cell office:value-type="float" office:value="823" calcext:value-type="float">
            <text:p>823</text:p>
          </table:table-cell>
          <table:table-cell office:value-type="float" office:value="10457" calcext:value-type="float">
            <text:p>10457</text:p>
          </table:table-cell>
          <table:table-cell office:value-type="float" office:value="22.5733333333333" calcext:value-type="float">
            <text:p>22.5733333333333</text:p>
          </table:table-cell>
          <table:table-cell office:value-type="float" office:value="6.71295620067707" calcext:value-type="float">
            <text:p>6.712956200677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58" calcext:value-type="float">
            <text:p>10458</text:p>
          </table:table-cell>
          <table:table-cell office:value-type="float" office:value="848" calcext:value-type="float">
            <text:p>848</text:p>
          </table:table-cell>
          <table:table-cell office:value-type="float" office:value="10458" calcext:value-type="float">
            <text:p>10458</text:p>
          </table:table-cell>
          <table:table-cell office:value-type="float" office:value="18.4450261780105" calcext:value-type="float">
            <text:p>18.4450261780105</text:p>
          </table:table-cell>
          <table:table-cell office:value-type="float" office:value="6.7428806357919" calcext:value-type="float">
            <text:p>6.74288063579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59" calcext:value-type="float">
            <text:p>10459</text:p>
          </table:table-cell>
          <table:table-cell office:value-type="float" office:value="230" calcext:value-type="float">
            <text:p>230</text:p>
          </table:table-cell>
          <table:table-cell office:value-type="float" office:value="10459" calcext:value-type="float">
            <text:p>10459</text:p>
          </table:table-cell>
          <table:table-cell office:value-type="float" office:value="22.6842105263158" calcext:value-type="float">
            <text:p>22.6842105263158</text:p>
          </table:table-cell>
          <table:table-cell office:value-type="float" office:value="5.4380793089232" calcext:value-type="float">
            <text:p>5.4380793089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60" calcext:value-type="float">
            <text:p>10460</text:p>
          </table:table-cell>
          <table:table-cell office:value-type="float" office:value="141" calcext:value-type="float">
            <text:p>141</text:p>
          </table:table-cell>
          <table:table-cell office:value-type="float" office:value="10460" calcext:value-type="float">
            <text:p>10460</text:p>
          </table:table-cell>
          <table:table-cell office:value-type="float" office:value="27.8541666666667" calcext:value-type="float">
            <text:p>27.8541666666667</text:p>
          </table:table-cell>
          <table:table-cell office:value-type="float" office:value="4.94875989037817" calcext:value-type="float">
            <text:p>4.948759890378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61" calcext:value-type="float">
            <text:p>10461</text:p>
          </table:table-cell>
          <table:table-cell office:value-type="float" office:value="20" calcext:value-type="float">
            <text:p>20</text:p>
          </table:table-cell>
          <table:table-cell office:value-type="float" office:value="10461" calcext:value-type="float">
            <text:p>10461</text:p>
          </table:table-cell>
          <table:table-cell office:value-type="float" office:value="22.3475177304965" calcext:value-type="float">
            <text:p>22.3475177304965</text:p>
          </table:table-cell>
          <table:table-cell office:value-type="float" office:value="2.99573227355399" calcext:value-type="float">
            <text:p>2.995732273553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62" calcext:value-type="float">
            <text:p>10462</text:p>
          </table:table-cell>
          <table:table-cell office:value-type="float" office:value="129" calcext:value-type="float">
            <text:p>129</text:p>
          </table:table-cell>
          <table:table-cell office:value-type="float" office:value="10462" calcext:value-type="float">
            <text:p>10462</text:p>
          </table:table-cell>
          <table:table-cell office:value-type="float" office:value="30.7702702702703" calcext:value-type="float">
            <text:p>30.7702702702703</text:p>
          </table:table-cell>
          <table:table-cell office:value-type="float" office:value="4.85981240436167" calcext:value-type="float">
            <text:p>4.859812404361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463" calcext:value-type="float">
            <text:p>10463</text:p>
          </table:table-cell>
          <table:table-cell office:value-type="float" office:value="289" calcext:value-type="float">
            <text:p>289</text:p>
          </table:table-cell>
          <table:table-cell office:value-type="float" office:value="10463" calcext:value-type="float">
            <text:p>10463</text:p>
          </table:table-cell>
          <table:table-cell office:value-type="float" office:value="32.0740740740741" calcext:value-type="float">
            <text:p>32.0740740740741</text:p>
          </table:table-cell>
          <table:table-cell office:value-type="float" office:value="5.66642668811243" calcext:value-type="float">
            <text:p>5.66642668811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65" calcext:value-type="float">
            <text:p>10465</text:p>
          </table:table-cell>
          <table:table-cell office:value-type="float" office:value="7" calcext:value-type="float">
            <text:p>7</text:p>
          </table:table-cell>
          <table:table-cell office:value-type="float" office:value="10465" calcext:value-type="float">
            <text:p>10465</text:p>
          </table:table-cell>
          <table:table-cell office:value-type="float" office:value="17.5125" calcext:value-type="float">
            <text:p>17.5125</text:p>
          </table:table-cell>
          <table:table-cell office:value-type="float" office:value="1.94591014905531" calcext:value-type="float">
            <text:p>1.945910149055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66" calcext:value-type="float">
            <text:p>10466</text:p>
          </table:table-cell>
          <table:table-cell office:value-type="float" office:value="53" calcext:value-type="float">
            <text:p>53</text:p>
          </table:table-cell>
          <table:table-cell office:value-type="float" office:value="10466" calcext:value-type="float">
            <text:p>10466</text:p>
          </table:table-cell>
          <table:table-cell office:value-type="float" office:value="14.9864864864865" calcext:value-type="float">
            <text:p>14.9864864864865</text:p>
          </table:table-cell>
          <table:table-cell office:value-type="float" office:value="3.97029191355212" calcext:value-type="float">
            <text:p>3.970291913552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67" calcext:value-type="float">
            <text:p>10467</text:p>
          </table:table-cell>
          <table:table-cell office:value-type="float" office:value="457" calcext:value-type="float">
            <text:p>457</text:p>
          </table:table-cell>
          <table:table-cell office:value-type="float" office:value="10467" calcext:value-type="float">
            <text:p>10467</text:p>
          </table:table-cell>
          <table:table-cell office:value-type="float" office:value="21.9444444444444" calcext:value-type="float">
            <text:p>21.9444444444444</text:p>
          </table:table-cell>
          <table:table-cell office:value-type="float" office:value="6.12468339089421" calcext:value-type="float">
            <text:p>6.12468339089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68" calcext:value-type="float">
            <text:p>10468</text:p>
          </table:table-cell>
          <table:table-cell office:value-type="float" office:value="781" calcext:value-type="float">
            <text:p>781</text:p>
          </table:table-cell>
          <table:table-cell office:value-type="float" office:value="10468" calcext:value-type="float">
            <text:p>10468</text:p>
          </table:table-cell>
          <table:table-cell office:value-type="float" office:value="20.5639097744361" calcext:value-type="float">
            <text:p>20.5639097744361</text:p>
          </table:table-cell>
          <table:table-cell office:value-type="float" office:value="6.66057514983969" calcext:value-type="float">
            <text:p>6.660575149839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69" calcext:value-type="float">
            <text:p>10469</text:p>
          </table:table-cell>
          <table:table-cell office:value-type="float" office:value="59" calcext:value-type="float">
            <text:p>59</text:p>
          </table:table-cell>
          <table:table-cell office:value-type="float" office:value="10469" calcext:value-type="float">
            <text:p>10469</text:p>
          </table:table-cell>
          <table:table-cell office:value-type="float" office:value="19.7111111111111" calcext:value-type="float">
            <text:p>19.7111111111111</text:p>
          </table:table-cell>
          <table:table-cell office:value-type="float" office:value="4.07753744390572" calcext:value-type="float">
            <text:p>4.077537443905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70" calcext:value-type="float">
            <text:p>10470</text:p>
          </table:table-cell>
          <table:table-cell office:value-type="float" office:value="29" calcext:value-type="float">
            <text:p>29</text:p>
          </table:table-cell>
          <table:table-cell office:value-type="float" office:value="10470" calcext:value-type="float">
            <text:p>10470</text:p>
          </table:table-cell>
          <table:table-cell office:value-type="float" office:value="16.1904761904762" calcext:value-type="float">
            <text:p>16.1904761904762</text:p>
          </table:table-cell>
          <table:table-cell office:value-type="float" office:value="3.36729582998647" calcext:value-type="float">
            <text:p>3.367295829986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71" calcext:value-type="float">
            <text:p>10471</text:p>
          </table:table-cell>
          <table:table-cell office:value-type="float" office:value="47" calcext:value-type="float">
            <text:p>47</text:p>
          </table:table-cell>
          <table:table-cell office:value-type="float" office:value="10471" calcext:value-type="float">
            <text:p>10471</text:p>
          </table:table-cell>
          <table:table-cell office:value-type="float" office:value="17.5581395348837" calcext:value-type="float">
            <text:p>17.5581395348837</text:p>
          </table:table-cell>
          <table:table-cell office:value-type="float" office:value="3.85014760171006" calcext:value-type="float">
            <text:p>3.850147601710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72" calcext:value-type="float">
            <text:p>10472</text:p>
          </table:table-cell>
          <table:table-cell office:value-type="float" office:value="290" calcext:value-type="float">
            <text:p>290</text:p>
          </table:table-cell>
          <table:table-cell office:value-type="float" office:value="10472" calcext:value-type="float">
            <text:p>10472</text:p>
          </table:table-cell>
          <table:table-cell office:value-type="float" office:value="21.0707070707071" calcext:value-type="float">
            <text:p>21.0707070707071</text:p>
          </table:table-cell>
          <table:table-cell office:value-type="float" office:value="5.66988092298052" calcext:value-type="float">
            <text:p>5.669880922980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73" calcext:value-type="float">
            <text:p>10473</text:p>
          </table:table-cell>
          <table:table-cell office:value-type="float" office:value="38" calcext:value-type="float">
            <text:p>38</text:p>
          </table:table-cell>
          <table:table-cell office:value-type="float" office:value="10473" calcext:value-type="float">
            <text:p>10473</text:p>
          </table:table-cell>
          <table:table-cell office:value-type="float" office:value="18.6" calcext:value-type="float">
            <text:p>18.6</text:p>
          </table:table-cell>
          <table:table-cell office:value-type="float" office:value="3.63758615972639" calcext:value-type="float">
            <text:p>3.637586159726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74" calcext:value-type="float">
            <text:p>10474</text:p>
          </table:table-cell>
          <table:table-cell office:value-type="float" office:value="288" calcext:value-type="float">
            <text:p>288</text:p>
          </table:table-cell>
          <table:table-cell office:value-type="float" office:value="10474" calcext:value-type="float">
            <text:p>10474</text:p>
          </table:table-cell>
          <table:table-cell office:value-type="float" office:value="59.0333333333333" calcext:value-type="float">
            <text:p>59.0333333333333</text:p>
          </table:table-cell>
          <table:table-cell office:value-type="float" office:value="5.66296048013595" calcext:value-type="float">
            <text:p>5.662960480135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75" calcext:value-type="float">
            <text:p>10475</text:p>
          </table:table-cell>
          <table:table-cell office:value-type="float" office:value="8" calcext:value-type="float">
            <text:p>8</text:p>
          </table:table-cell>
          <table:table-cell office:value-type="float" office:value="10475" calcext:value-type="float">
            <text:p>10475</text:p>
          </table:table-cell>
          <table:table-cell office:value-type="float" office:value="22.9787234042553" calcext:value-type="float">
            <text:p>22.9787234042553</text:p>
          </table:table-cell>
          <table:table-cell office:value-type="float" office:value="2.07944154167984" calcext:value-type="float">
            <text:p>2.079441541679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04" calcext:value-type="float">
            <text:p>11004</text:p>
          </table:table-cell>
          <table:table-cell office:value-type="float" office:value="1" calcext:value-type="float">
            <text:p>1</text:p>
          </table:table-cell>
          <table:table-cell office:value-type="float" office:value="11004" calcext:value-type="float">
            <text:p>11004</text:p>
          </table:table-cell>
          <table:table-cell office:value-type="float" office:value="14.188679245283" calcext:value-type="float">
            <text:p>14.188679245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01" calcext:value-type="float">
            <text:p>11101</text:p>
          </table:table-cell>
          <table:table-cell office:value-type="float" office:value="135" calcext:value-type="float">
            <text:p>135</text:p>
          </table:table-cell>
          <table:table-cell office:value-type="float" office:value="11101" calcext:value-type="float">
            <text:p>11101</text:p>
          </table:table-cell>
          <table:table-cell office:value-type="float" office:value="19.4261603375527" calcext:value-type="float">
            <text:p>19.4261603375527</text:p>
          </table:table-cell>
          <table:table-cell office:value-type="float" office:value="4.90527477843843" calcext:value-type="float">
            <text:p>4.905274778438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02" calcext:value-type="float">
            <text:p>11102</text:p>
          </table:table-cell>
          <table:table-cell office:value-type="float" office:value="61" calcext:value-type="float">
            <text:p>61</text:p>
          </table:table-cell>
          <table:table-cell office:value-type="float" office:value="11102" calcext:value-type="float">
            <text:p>11102</text:p>
          </table:table-cell>
          <table:table-cell office:value-type="float" office:value="20.7088607594937" calcext:value-type="float">
            <text:p>20.7088607594937</text:p>
          </table:table-cell>
          <table:table-cell office:value-type="float" office:value="4.11087386417331" calcext:value-type="float">
            <text:p>4.110873864173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103" calcext:value-type="float">
            <text:p>11103</text:p>
          </table:table-cell>
          <table:table-cell office:value-type="float" office:value="51" calcext:value-type="float">
            <text:p>51</text:p>
          </table:table-cell>
          <table:table-cell office:value-type="float" office:value="11103" calcext:value-type="float">
            <text:p>11103</text:p>
          </table:table-cell>
          <table:table-cell office:value-type="float" office:value="24.3013698630137" calcext:value-type="float">
            <text:p>24.3013698630137</text:p>
          </table:table-cell>
          <table:table-cell office:value-type="float" office:value="3.93182563272433" calcext:value-type="float">
            <text:p>3.931825632724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104" calcext:value-type="float">
            <text:p>11104</text:p>
          </table:table-cell>
          <table:table-cell office:value-type="float" office:value="40" calcext:value-type="float">
            <text:p>40</text:p>
          </table:table-cell>
          <table:table-cell office:value-type="float" office:value="11104" calcext:value-type="float">
            <text:p>11104</text:p>
          </table:table-cell>
          <table:table-cell office:value-type="float" office:value="27.6575342465753" calcext:value-type="float">
            <text:p>27.6575342465753</text:p>
          </table:table-cell>
          <table:table-cell office:value-type="float" office:value="3.68887945411394" calcext:value-type="float">
            <text:p>3.688879454113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05" calcext:value-type="float">
            <text:p>11105</text:p>
          </table:table-cell>
          <table:table-cell office:value-type="float" office:value="66" calcext:value-type="float">
            <text:p>66</text:p>
          </table:table-cell>
          <table:table-cell office:value-type="float" office:value="11105" calcext:value-type="float">
            <text:p>11105</text:p>
          </table:table-cell>
          <table:table-cell office:value-type="float" office:value="25.5697674418605" calcext:value-type="float">
            <text:p>25.5697674418605</text:p>
          </table:table-cell>
          <table:table-cell office:value-type="float" office:value="4.18965474202643" calcext:value-type="float">
            <text:p>4.189654742026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106" calcext:value-type="float">
            <text:p>11106</text:p>
          </table:table-cell>
          <table:table-cell office:value-type="float" office:value="29" calcext:value-type="float">
            <text:p>29</text:p>
          </table:table-cell>
          <table:table-cell office:value-type="float" office:value="11106" calcext:value-type="float">
            <text:p>11106</text:p>
          </table:table-cell>
          <table:table-cell office:value-type="float" office:value="25.5925925925926" calcext:value-type="float">
            <text:p>25.5925925925926</text:p>
          </table:table-cell>
          <table:table-cell office:value-type="float" office:value="3.36729582998647" calcext:value-type="float">
            <text:p>3.367295829986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201" calcext:value-type="float">
            <text:p>11201</text:p>
          </table:table-cell>
          <table:table-cell office:value-type="float" office:value="137" calcext:value-type="float">
            <text:p>137</text:p>
          </table:table-cell>
          <table:table-cell office:value-type="float" office:value="11201" calcext:value-type="float">
            <text:p>11201</text:p>
          </table:table-cell>
          <table:table-cell office:value-type="float" office:value="21.517453798768" calcext:value-type="float">
            <text:p>21.517453798768</text:p>
          </table:table-cell>
          <table:table-cell office:value-type="float" office:value="4.91998092582813" calcext:value-type="float">
            <text:p>4.919980925828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203" calcext:value-type="float">
            <text:p>11203</text:p>
          </table:table-cell>
          <table:table-cell office:value-type="float" office:value="26" calcext:value-type="float">
            <text:p>26</text:p>
          </table:table-cell>
          <table:table-cell office:value-type="float" office:value="11203" calcext:value-type="float">
            <text:p>11203</text:p>
          </table:table-cell>
          <table:table-cell office:value-type="float" office:value="28.1857923497268" calcext:value-type="float">
            <text:p>28.1857923497268</text:p>
          </table:table-cell>
          <table:table-cell office:value-type="float" office:value="3.25809653802148" calcext:value-type="float">
            <text:p>3.258096538021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04" calcext:value-type="float">
            <text:p>11204</text:p>
          </table:table-cell>
          <table:table-cell office:value-type="float" office:value="4" calcext:value-type="float">
            <text:p>4</text:p>
          </table:table-cell>
          <table:table-cell office:value-type="float" office:value="11204" calcext:value-type="float">
            <text:p>11204</text:p>
          </table:table-cell>
          <table:table-cell office:value-type="float" office:value="25.375" calcext:value-type="float">
            <text:p>25.375</text:p>
          </table:table-cell>
          <table:table-cell office:value-type="float" office:value="1.38629436111989" calcext:value-type="float">
            <text:p>1.386294361119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205" calcext:value-type="float">
            <text:p>11205</text:p>
          </table:table-cell>
          <table:table-cell office:value-type="float" office:value="374" calcext:value-type="float">
            <text:p>374</text:p>
          </table:table-cell>
          <table:table-cell office:value-type="float" office:value="11205" calcext:value-type="float">
            <text:p>11205</text:p>
          </table:table-cell>
          <table:table-cell office:value-type="float" office:value="22.979381443299" calcext:value-type="float">
            <text:p>22.979381443299</text:p>
          </table:table-cell>
          <table:table-cell office:value-type="float" office:value="5.92425579741453" calcext:value-type="float">
            <text:p>5.924255797414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06" calcext:value-type="float">
            <text:p>11206</text:p>
          </table:table-cell>
          <table:table-cell office:value-type="float" office:value="1416" calcext:value-type="float">
            <text:p>1416</text:p>
          </table:table-cell>
          <table:table-cell office:value-type="float" office:value="11206" calcext:value-type="float">
            <text:p>11206</text:p>
          </table:table-cell>
          <table:table-cell office:value-type="float" office:value="20.8688524590164" calcext:value-type="float">
            <text:p>20.8688524590164</text:p>
          </table:table-cell>
          <table:table-cell office:value-type="float" office:value="7.25559127425367" calcext:value-type="float">
            <text:p>7.255591274253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07" calcext:value-type="float">
            <text:p>11207</text:p>
          </table:table-cell>
          <table:table-cell office:value-type="float" office:value="158" calcext:value-type="float">
            <text:p>158</text:p>
          </table:table-cell>
          <table:table-cell office:value-type="float" office:value="11207" calcext:value-type="float">
            <text:p>11207</text:p>
          </table:table-cell>
          <table:table-cell office:value-type="float" office:value="24.6072874493927" calcext:value-type="float">
            <text:p>24.6072874493927</text:p>
          </table:table-cell>
          <table:table-cell office:value-type="float" office:value="5.06259503302697" calcext:value-type="float">
            <text:p>5.062595033026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08" calcext:value-type="float">
            <text:p>11208</text:p>
          </table:table-cell>
          <table:table-cell office:value-type="float" office:value="56" calcext:value-type="float">
            <text:p>56</text:p>
          </table:table-cell>
          <table:table-cell office:value-type="float" office:value="11208" calcext:value-type="float">
            <text:p>11208</text:p>
          </table:table-cell>
          <table:table-cell office:value-type="float" office:value="29.1638418079096" calcext:value-type="float">
            <text:p>29.1638418079096</text:p>
          </table:table-cell>
          <table:table-cell office:value-type="float" office:value="4.02535169073515" calcext:value-type="float">
            <text:p>4.025351690735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09" calcext:value-type="float">
            <text:p>11209</text:p>
          </table:table-cell>
          <table:table-cell office:value-type="float" office:value="34" calcext:value-type="float">
            <text:p>34</text:p>
          </table:table-cell>
          <table:table-cell office:value-type="float" office:value="11209" calcext:value-type="float">
            <text:p>11209</text:p>
          </table:table-cell>
          <table:table-cell office:value-type="float" office:value="22.4426229508197" calcext:value-type="float">
            <text:p>22.4426229508197</text:p>
          </table:table-cell>
          <table:table-cell office:value-type="float" office:value="3.52636052461616" calcext:value-type="float">
            <text:p>3.526360524616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10" calcext:value-type="float">
            <text:p>11210</text:p>
          </table:table-cell>
          <table:table-cell office:value-type="float" office:value="8" calcext:value-type="float">
            <text:p>8</text:p>
          </table:table-cell>
          <table:table-cell office:value-type="float" office:value="11210" calcext:value-type="float">
            <text:p>11210</text:p>
          </table:table-cell>
          <table:table-cell office:value-type="float" office:value="28.4366197183099" calcext:value-type="float">
            <text:p>28.4366197183099</text:p>
          </table:table-cell>
          <table:table-cell office:value-type="float" office:value="2.07944154167984" calcext:value-type="float">
            <text:p>2.079441541679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211" calcext:value-type="float">
            <text:p>11211</text:p>
          </table:table-cell>
          <table:table-cell office:value-type="float" office:value="237" calcext:value-type="float">
            <text:p>237</text:p>
          </table:table-cell>
          <table:table-cell office:value-type="float" office:value="11211" calcext:value-type="float">
            <text:p>11211</text:p>
          </table:table-cell>
          <table:table-cell office:value-type="float" office:value="21.2575342465753" calcext:value-type="float">
            <text:p>21.2575342465753</text:p>
          </table:table-cell>
          <table:table-cell office:value-type="float" office:value="5.46806014113513" calcext:value-type="float">
            <text:p>5.468060141135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12" calcext:value-type="float">
            <text:p>11212</text:p>
          </table:table-cell>
          <table:table-cell office:value-type="float" office:value="36" calcext:value-type="float">
            <text:p>36</text:p>
          </table:table-cell>
          <table:table-cell office:value-type="float" office:value="11212" calcext:value-type="float">
            <text:p>11212</text:p>
          </table:table-cell>
          <table:table-cell office:value-type="float" office:value="28.2834008097166" calcext:value-type="float">
            <text:p>28.2834008097166</text:p>
          </table:table-cell>
          <table:table-cell office:value-type="float" office:value="3.58351893845611" calcext:value-type="float">
            <text:p>3.583518938456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13" calcext:value-type="float">
            <text:p>11213</text:p>
          </table:table-cell>
          <table:table-cell office:value-type="float" office:value="201" calcext:value-type="float">
            <text:p>201</text:p>
          </table:table-cell>
          <table:table-cell office:value-type="float" office:value="11213" calcext:value-type="float">
            <text:p>11213</text:p>
          </table:table-cell>
          <table:table-cell office:value-type="float" office:value="26.9046052631579" calcext:value-type="float">
            <text:p>26.9046052631579</text:p>
          </table:table-cell>
          <table:table-cell office:value-type="float" office:value="5.30330490805908" calcext:value-type="float">
            <text:p>5.303304908059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214" calcext:value-type="float">
            <text:p>11214</text:p>
          </table:table-cell>
          <table:table-cell office:value-type="float" office:value="13" calcext:value-type="float">
            <text:p>13</text:p>
          </table:table-cell>
          <table:table-cell office:value-type="float" office:value="11214" calcext:value-type="float">
            <text:p>11214</text:p>
          </table:table-cell>
          <table:table-cell office:value-type="float" office:value="26.0478589420655" calcext:value-type="float">
            <text:p>26.0478589420655</text:p>
          </table:table-cell>
          <table:table-cell office:value-type="float" office:value="2.56494935746154" calcext:value-type="float">
            <text:p>2.56494935746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215" calcext:value-type="float">
            <text:p>11215</text:p>
          </table:table-cell>
          <table:table-cell office:value-type="float" office:value="213" calcext:value-type="float">
            <text:p>213</text:p>
          </table:table-cell>
          <table:table-cell office:value-type="float" office:value="11215" calcext:value-type="float">
            <text:p>11215</text:p>
          </table:table-cell>
          <table:table-cell office:value-type="float" office:value="23.3315217391304" calcext:value-type="float">
            <text:p>23.3315217391304</text:p>
          </table:table-cell>
          <table:table-cell office:value-type="float" office:value="5.36129216570943" calcext:value-type="float">
            <text:p>5.361292165709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16" calcext:value-type="float">
            <text:p>11216</text:p>
          </table:table-cell>
          <table:table-cell office:value-type="float" office:value="2241" calcext:value-type="float">
            <text:p>2241</text:p>
          </table:table-cell>
          <table:table-cell office:value-type="float" office:value="11216" calcext:value-type="float">
            <text:p>11216</text:p>
          </table:table-cell>
          <table:table-cell office:value-type="float" office:value="24.2454212454212" calcext:value-type="float">
            <text:p>24.2454212454212</text:p>
          </table:table-cell>
          <table:table-cell office:value-type="float" office:value="7.71467747380093" calcext:value-type="float">
            <text:p>7.714677473800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217" calcext:value-type="float">
            <text:p>11217</text:p>
          </table:table-cell>
          <table:table-cell office:value-type="float" office:value="279" calcext:value-type="float">
            <text:p>279</text:p>
          </table:table-cell>
          <table:table-cell office:value-type="float" office:value="11217" calcext:value-type="float">
            <text:p>11217</text:p>
          </table:table-cell>
          <table:table-cell office:value-type="float" office:value="20.3744680851064" calcext:value-type="float">
            <text:p>20.3744680851064</text:p>
          </table:table-cell>
          <table:table-cell office:value-type="float" office:value="5.63121178182137" calcext:value-type="float">
            <text:p>5.63121178182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218" calcext:value-type="float">
            <text:p>11218</text:p>
          </table:table-cell>
          <table:table-cell office:value-type="float" office:value="44" calcext:value-type="float">
            <text:p>44</text:p>
          </table:table-cell>
          <table:table-cell office:value-type="float" office:value="11218" calcext:value-type="float">
            <text:p>11218</text:p>
          </table:table-cell>
          <table:table-cell office:value-type="float" office:value="34.3615819209039" calcext:value-type="float">
            <text:p>34.3615819209039</text:p>
          </table:table-cell>
          <table:table-cell office:value-type="float" office:value="3.78418963391826" calcext:value-type="float">
            <text:p>3.784189633918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219" calcext:value-type="float">
            <text:p>11219</text:p>
          </table:table-cell>
          <table:table-cell office:value-type="float" office:value="12" calcext:value-type="float">
            <text:p>12</text:p>
          </table:table-cell>
          <table:table-cell office:value-type="float" office:value="11219" calcext:value-type="float">
            <text:p>11219</text:p>
          </table:table-cell>
          <table:table-cell office:value-type="float" office:value="27.5849056603774" calcext:value-type="float">
            <text:p>27.5849056603774</text:p>
          </table:table-cell>
          <table:table-cell office:value-type="float" office:value="2.484906649788" calcext:value-type="float">
            <text:p>2.484906649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20" calcext:value-type="float">
            <text:p>11220</text:p>
          </table:table-cell>
          <table:table-cell office:value-type="float" office:value="112" calcext:value-type="float">
            <text:p>112</text:p>
          </table:table-cell>
          <table:table-cell office:value-type="float" office:value="11220" calcext:value-type="float">
            <text:p>11220</text:p>
          </table:table-cell>
          <table:table-cell office:value-type="float" office:value="24.856" calcext:value-type="float">
            <text:p>24.856</text:p>
          </table:table-cell>
          <table:table-cell office:value-type="float" office:value="4.71849887129509" calcext:value-type="float">
            <text:p>4.718498871295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21" calcext:value-type="float">
            <text:p>11221</text:p>
          </table:table-cell>
          <table:table-cell office:value-type="float" office:value="1752" calcext:value-type="float">
            <text:p>1752</text:p>
          </table:table-cell>
          <table:table-cell office:value-type="float" office:value="11221" calcext:value-type="float">
            <text:p>11221</text:p>
          </table:table-cell>
          <table:table-cell office:value-type="float" office:value="22.8392857142857" calcext:value-type="float">
            <text:p>22.8392857142857</text:p>
          </table:table-cell>
          <table:table-cell office:value-type="float" office:value="7.46851327149634" calcext:value-type="float">
            <text:p>7.468513271496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22" calcext:value-type="float">
            <text:p>11222</text:p>
          </table:table-cell>
          <table:table-cell office:value-type="float" office:value="122" calcext:value-type="float">
            <text:p>122</text:p>
          </table:table-cell>
          <table:table-cell office:value-type="float" office:value="11222" calcext:value-type="float">
            <text:p>11222</text:p>
          </table:table-cell>
          <table:table-cell office:value-type="float" office:value="18.8863636363636" calcext:value-type="float">
            <text:p>18.8863636363636</text:p>
          </table:table-cell>
          <table:table-cell office:value-type="float" office:value="4.80402104473326" calcext:value-type="float">
            <text:p>4.804021044733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223" calcext:value-type="float">
            <text:p>11223</text:p>
          </table:table-cell>
          <table:table-cell office:value-type="float" office:value="9" calcext:value-type="float">
            <text:p>9</text:p>
          </table:table-cell>
          <table:table-cell office:value-type="float" office:value="11223" calcext:value-type="float">
            <text:p>11223</text:p>
          </table:table-cell>
          <table:table-cell office:value-type="float" office:value="22.5761589403973" calcext:value-type="float">
            <text:p>22.5761589403973</text:p>
          </table:table-cell>
          <table:table-cell office:value-type="float" office:value="2.19722457733622" calcext:value-type="float">
            <text:p>2.197224577336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24" calcext:value-type="float">
            <text:p>11224</text:p>
          </table:table-cell>
          <table:table-cell office:value-type="float" office:value="23" calcext:value-type="float">
            <text:p>23</text:p>
          </table:table-cell>
          <table:table-cell office:value-type="float" office:value="11224" calcext:value-type="float">
            <text:p>11224</text:p>
          </table:table-cell>
          <table:table-cell office:value-type="float" office:value="17.1632653061224" calcext:value-type="float">
            <text:p>17.1632653061224</text:p>
          </table:table-cell>
          <table:table-cell office:value-type="float" office:value="3.13549421592915" calcext:value-type="float">
            <text:p>3.135494215929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225" calcext:value-type="float">
            <text:p>11225</text:p>
          </table:table-cell>
          <table:table-cell office:value-type="float" office:value="71" calcext:value-type="float">
            <text:p>71</text:p>
          </table:table-cell>
          <table:table-cell office:value-type="float" office:value="11225" calcext:value-type="float">
            <text:p>11225</text:p>
          </table:table-cell>
          <table:table-cell office:value-type="float" office:value="34.5982142857143" calcext:value-type="float">
            <text:p>34.5982142857143</text:p>
          </table:table-cell>
          <table:table-cell office:value-type="float" office:value="4.26267987704132" calcext:value-type="float">
            <text:p>4.26267987704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226" calcext:value-type="float">
            <text:p>11226</text:p>
          </table:table-cell>
          <table:table-cell office:value-type="float" office:value="165" calcext:value-type="float">
            <text:p>165</text:p>
          </table:table-cell>
          <table:table-cell office:value-type="float" office:value="11226" calcext:value-type="float">
            <text:p>11226</text:p>
          </table:table-cell>
          <table:table-cell office:value-type="float" office:value="25.49375" calcext:value-type="float">
            <text:p>25.49375</text:p>
          </table:table-cell>
          <table:table-cell office:value-type="float" office:value="5.10594547390058" calcext:value-type="float">
            <text:p>5.105945473900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28" calcext:value-type="float">
            <text:p>11228</text:p>
          </table:table-cell>
          <table:table-cell office:value-type="float" office:value="2" calcext:value-type="float">
            <text:p>2</text:p>
          </table:table-cell>
          <table:table-cell office:value-type="float" office:value="11228" calcext:value-type="float">
            <text:p>11228</text:p>
          </table:table-cell>
          <table:table-cell office:value-type="float" office:value="19.5645161290323" calcext:value-type="float">
            <text:p>19.5645161290323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29" calcext:value-type="float">
            <text:p>11229</text:p>
          </table:table-cell>
          <table:table-cell office:value-type="float" office:value="5" calcext:value-type="float">
            <text:p>5</text:p>
          </table:table-cell>
          <table:table-cell office:value-type="float" office:value="11229" calcext:value-type="float">
            <text:p>11229</text:p>
          </table:table-cell>
          <table:table-cell office:value-type="float" office:value="25.4233128834356" calcext:value-type="float">
            <text:p>25.4233128834356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30" calcext:value-type="float">
            <text:p>11230</text:p>
          </table:table-cell>
          <table:table-cell office:value-type="float" office:value="13" calcext:value-type="float">
            <text:p>13</text:p>
          </table:table-cell>
          <table:table-cell office:value-type="float" office:value="11230" calcext:value-type="float">
            <text:p>11230</text:p>
          </table:table-cell>
          <table:table-cell office:value-type="float" office:value="25.3905325443787" calcext:value-type="float">
            <text:p>25.3905325443787</text:p>
          </table:table-cell>
          <table:table-cell office:value-type="float" office:value="2.56494935746154" calcext:value-type="float">
            <text:p>2.56494935746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31" calcext:value-type="float">
            <text:p>11231</text:p>
          </table:table-cell>
          <table:table-cell office:value-type="float" office:value="46" calcext:value-type="float">
            <text:p>46</text:p>
          </table:table-cell>
          <table:table-cell office:value-type="float" office:value="11231" calcext:value-type="float">
            <text:p>11231</text:p>
          </table:table-cell>
          <table:table-cell office:value-type="float" office:value="24.8531468531469" calcext:value-type="float">
            <text:p>24.8531468531469</text:p>
          </table:table-cell>
          <table:table-cell office:value-type="float" office:value="3.8286413964891" calcext:value-type="float">
            <text:p>3.82864139648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32" calcext:value-type="float">
            <text:p>11232</text:p>
          </table:table-cell>
          <table:table-cell office:value-type="float" office:value="63" calcext:value-type="float">
            <text:p>63</text:p>
          </table:table-cell>
          <table:table-cell office:value-type="float" office:value="11232" calcext:value-type="float">
            <text:p>11232</text:p>
          </table:table-cell>
          <table:table-cell office:value-type="float" office:value="18.3776223776224" calcext:value-type="float">
            <text:p>18.3776223776224</text:p>
          </table:table-cell>
          <table:table-cell office:value-type="float" office:value="4.14313472639153" calcext:value-type="float">
            <text:p>4.143134726391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33" calcext:value-type="float">
            <text:p>11233</text:p>
          </table:table-cell>
          <table:table-cell office:value-type="float" office:value="308" calcext:value-type="float">
            <text:p>308</text:p>
          </table:table-cell>
          <table:table-cell office:value-type="float" office:value="11233" calcext:value-type="float">
            <text:p>11233</text:p>
          </table:table-cell>
          <table:table-cell office:value-type="float" office:value="28.6301369863014" calcext:value-type="float">
            <text:p>28.6301369863014</text:p>
          </table:table-cell>
          <table:table-cell office:value-type="float" office:value="5.73009978297357" calcext:value-type="float">
            <text:p>5.73009978297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34" calcext:value-type="float">
            <text:p>11234</text:p>
          </table:table-cell>
          <table:table-cell office:value-type="float" office:value="4" calcext:value-type="float">
            <text:p>4</text:p>
          </table:table-cell>
          <table:table-cell office:value-type="float" office:value="11234" calcext:value-type="float">
            <text:p>11234</text:p>
          </table:table-cell>
          <table:table-cell office:value-type="float" office:value="21.4450261780105" calcext:value-type="float">
            <text:p>21.4450261780105</text:p>
          </table:table-cell>
          <table:table-cell office:value-type="float" office:value="1.38629436111989" calcext:value-type="float">
            <text:p>1.386294361119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35" calcext:value-type="float">
            <text:p>11235</text:p>
          </table:table-cell>
          <table:table-cell office:value-type="float" office:value="117" calcext:value-type="float">
            <text:p>117</text:p>
          </table:table-cell>
          <table:table-cell office:value-type="float" office:value="11235" calcext:value-type="float">
            <text:p>11235</text:p>
          </table:table-cell>
          <table:table-cell office:value-type="float" office:value="27.8961038961039" calcext:value-type="float">
            <text:p>27.8961038961039</text:p>
          </table:table-cell>
          <table:table-cell office:value-type="float" office:value="4.76217393479776" calcext:value-type="float">
            <text:p>4.762173934797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36" calcext:value-type="float">
            <text:p>11236</text:p>
          </table:table-cell>
          <table:table-cell office:value-type="float" office:value="14" calcext:value-type="float">
            <text:p>14</text:p>
          </table:table-cell>
          <table:table-cell office:value-type="float" office:value="11236" calcext:value-type="float">
            <text:p>11236</text:p>
          </table:table-cell>
          <table:table-cell office:value-type="float" office:value="26.3384615384615" calcext:value-type="float">
            <text:p>26.3384615384615</text:p>
          </table:table-cell>
          <table:table-cell office:value-type="float" office:value="2.63905732961526" calcext:value-type="float">
            <text:p>2.639057329615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37" calcext:value-type="float">
            <text:p>11237</text:p>
          </table:table-cell>
          <table:table-cell office:value-type="float" office:value="1724" calcext:value-type="float">
            <text:p>1724</text:p>
          </table:table-cell>
          <table:table-cell office:value-type="float" office:value="11237" calcext:value-type="float">
            <text:p>11237</text:p>
          </table:table-cell>
          <table:table-cell office:value-type="float" office:value="20.4978723404255" calcext:value-type="float">
            <text:p>20.4978723404255</text:p>
          </table:table-cell>
          <table:table-cell office:value-type="float" office:value="7.45240245122364" calcext:value-type="float">
            <text:p>7.452402451223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38" calcext:value-type="float">
            <text:p>11238</text:p>
          </table:table-cell>
          <table:table-cell office:value-type="float" office:value="771" calcext:value-type="float">
            <text:p>771</text:p>
          </table:table-cell>
          <table:table-cell office:value-type="float" office:value="11238" calcext:value-type="float">
            <text:p>11238</text:p>
          </table:table-cell>
          <table:table-cell office:value-type="float" office:value="35.1857707509881" calcext:value-type="float">
            <text:p>35.1857707509881</text:p>
          </table:table-cell>
          <table:table-cell office:value-type="float" office:value="6.64768837356333" calcext:value-type="float">
            <text:p>6.647688373563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39" calcext:value-type="float">
            <text:p>11239</text:p>
          </table:table-cell>
          <table:table-cell office:value-type="float" office:value="1" calcext:value-type="float">
            <text:p>1</text:p>
          </table:table-cell>
          <table:table-cell office:value-type="float" office:value="11239" calcext:value-type="float">
            <text:p>11239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249" calcext:value-type="float">
            <text:p>11249</text:p>
          </table:table-cell>
          <table:table-cell office:value-type="float" office:value="85" calcext:value-type="float">
            <text:p>85</text:p>
          </table:table-cell>
          <table:table-cell office:value-type="float" office:value="11249" calcext:value-type="float">
            <text:p>11249</text:p>
          </table:table-cell>
          <table:table-cell office:value-type="float" office:value="24.7278106508876" calcext:value-type="float">
            <text:p>24.7278106508876</text:p>
          </table:table-cell>
          <table:table-cell office:value-type="float" office:value="4.44265125649032" calcext:value-type="float">
            <text:p>4.442651256490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54" calcext:value-type="float">
            <text:p>11354</text:p>
          </table:table-cell>
          <table:table-cell office:value-type="float" office:value="46" calcext:value-type="float">
            <text:p>46</text:p>
          </table:table-cell>
          <table:table-cell office:value-type="float" office:value="11354" calcext:value-type="float">
            <text:p>11354</text:p>
          </table:table-cell>
          <table:table-cell office:value-type="float" office:value="25.577519379845" calcext:value-type="float">
            <text:p>25.577519379845</text:p>
          </table:table-cell>
          <table:table-cell office:value-type="float" office:value="3.8286413964891" calcext:value-type="float">
            <text:p>3.82864139648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55" calcext:value-type="float">
            <text:p>11355</text:p>
          </table:table-cell>
          <table:table-cell office:value-type="float" office:value="50" calcext:value-type="float">
            <text:p>50</text:p>
          </table:table-cell>
          <table:table-cell office:value-type="float" office:value="11355" calcext:value-type="float">
            <text:p>11355</text:p>
          </table:table-cell>
          <table:table-cell office:value-type="float" office:value="30.66015625" calcext:value-type="float">
            <text:p>30.66015625</text:p>
          </table:table-cell>
          <table:table-cell office:value-type="float" office:value="3.91202300542815" calcext:value-type="float">
            <text:p>3.912023005428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357" calcext:value-type="float">
            <text:p>11357</text:p>
          </table:table-cell>
          <table:table-cell office:value-type="float" office:value="10" calcext:value-type="float">
            <text:p>10</text:p>
          </table:table-cell>
          <table:table-cell office:value-type="float" office:value="11357" calcext:value-type="float">
            <text:p>11357</text:p>
          </table:table-cell>
          <table:table-cell office:value-type="float" office:value="21" calcext:value-type="float">
            <text:p>21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358" calcext:value-type="float">
            <text:p>11358</text:p>
          </table:table-cell>
          <table:table-cell office:value-type="float" office:value="2" calcext:value-type="float">
            <text:p>2</text:p>
          </table:table-cell>
          <table:table-cell office:value-type="float" office:value="11358" calcext:value-type="float">
            <text:p>11358</text:p>
          </table:table-cell>
          <table:table-cell office:value-type="float" office:value="22.6369863013699" calcext:value-type="float">
            <text:p>22.6369863013699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61" calcext:value-type="float">
            <text:p>11361</text:p>
          </table:table-cell>
          <table:table-cell office:value-type="float" office:value="6" calcext:value-type="float">
            <text:p>6</text:p>
          </table:table-cell>
          <table:table-cell office:value-type="float" office:value="11361" calcext:value-type="float">
            <text:p>11361</text:p>
          </table:table-cell>
          <table:table-cell office:value-type="float" office:value="20.2176165803109" calcext:value-type="float">
            <text:p>20.2176165803109</text:p>
          </table:table-cell>
          <table:table-cell office:value-type="float" office:value="1.79175946922806" calcext:value-type="float">
            <text:p>1.791759469228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364" calcext:value-type="float">
            <text:p>11364</text:p>
          </table:table-cell>
          <table:table-cell office:value-type="float" office:value="2" calcext:value-type="float">
            <text:p>2</text:p>
          </table:table-cell>
          <table:table-cell office:value-type="float" office:value="11364" calcext:value-type="float">
            <text:p>11364</text:p>
          </table:table-cell>
          <table:table-cell office:value-type="float" office:value="28.7636363636364" calcext:value-type="float">
            <text:p>28.7636363636364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365" calcext:value-type="float">
            <text:p>11365</text:p>
          </table:table-cell>
          <table:table-cell office:value-type="float" office:value="5" calcext:value-type="float">
            <text:p>5</text:p>
          </table:table-cell>
          <table:table-cell office:value-type="float" office:value="11365" calcext:value-type="float">
            <text:p>11365</text:p>
          </table:table-cell>
          <table:table-cell office:value-type="float" office:value="21.47" calcext:value-type="float">
            <text:p>21.47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66" calcext:value-type="float">
            <text:p>11366</text:p>
          </table:table-cell>
          <table:table-cell office:value-type="float" office:value="5" calcext:value-type="float">
            <text:p>5</text:p>
          </table:table-cell>
          <table:table-cell office:value-type="float" office:value="11366" calcext:value-type="float">
            <text:p>11366</text:p>
          </table:table-cell>
          <table:table-cell office:value-type="float" office:value="22.3265306122449" calcext:value-type="float">
            <text:p>22.3265306122449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67" calcext:value-type="float">
            <text:p>11367</text:p>
          </table:table-cell>
          <table:table-cell office:value-type="float" office:value="12" calcext:value-type="float">
            <text:p>12</text:p>
          </table:table-cell>
          <table:table-cell office:value-type="float" office:value="11367" calcext:value-type="float">
            <text:p>11367</text:p>
          </table:table-cell>
          <table:table-cell office:value-type="float" office:value="20.7435897435897" calcext:value-type="float">
            <text:p>20.7435897435897</text:p>
          </table:table-cell>
          <table:table-cell office:value-type="float" office:value="2.484906649788" calcext:value-type="float">
            <text:p>2.4849066497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68" calcext:value-type="float">
            <text:p>11368</text:p>
          </table:table-cell>
          <table:table-cell office:value-type="float" office:value="120" calcext:value-type="float">
            <text:p>120</text:p>
          </table:table-cell>
          <table:table-cell office:value-type="float" office:value="11368" calcext:value-type="float">
            <text:p>11368</text:p>
          </table:table-cell>
          <table:table-cell office:value-type="float" office:value="33.959375" calcext:value-type="float">
            <text:p>33.959375</text:p>
          </table:table-cell>
          <table:table-cell office:value-type="float" office:value="4.78749174278205" calcext:value-type="float">
            <text:p>4.787491742782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69" calcext:value-type="float">
            <text:p>11369</text:p>
          </table:table-cell>
          <table:table-cell office:value-type="float" office:value="21" calcext:value-type="float">
            <text:p>21</text:p>
          </table:table-cell>
          <table:table-cell office:value-type="float" office:value="11369" calcext:value-type="float">
            <text:p>11369</text:p>
          </table:table-cell>
          <table:table-cell office:value-type="float" office:value="23.1724137931034" calcext:value-type="float">
            <text:p>23.1724137931034</text:p>
          </table:table-cell>
          <table:table-cell office:value-type="float" office:value="3.04452243772342" calcext:value-type="float">
            <text:p>3.04452243772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370" calcext:value-type="float">
            <text:p>11370</text:p>
          </table:table-cell>
          <table:table-cell office:value-type="float" office:value="9" calcext:value-type="float">
            <text:p>9</text:p>
          </table:table-cell>
          <table:table-cell office:value-type="float" office:value="11370" calcext:value-type="float">
            <text:p>11370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2.19722457733622" calcext:value-type="float">
            <text:p>2.197224577336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72" calcext:value-type="float">
            <text:p>11372</text:p>
          </table:table-cell>
          <table:table-cell office:value-type="float" office:value="131" calcext:value-type="float">
            <text:p>131</text:p>
          </table:table-cell>
          <table:table-cell office:value-type="float" office:value="11372" calcext:value-type="float">
            <text:p>11372</text:p>
          </table:table-cell>
          <table:table-cell office:value-type="float" office:value="25.2673031026253" calcext:value-type="float">
            <text:p>25.2673031026253</text:p>
          </table:table-cell>
          <table:table-cell office:value-type="float" office:value="4.87519732320115" calcext:value-type="float">
            <text:p>4.87519732320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373" calcext:value-type="float">
            <text:p>11373</text:p>
          </table:table-cell>
          <table:table-cell office:value-type="float" office:value="129" calcext:value-type="float">
            <text:p>129</text:p>
          </table:table-cell>
          <table:table-cell office:value-type="float" office:value="11373" calcext:value-type="float">
            <text:p>11373</text:p>
          </table:table-cell>
          <table:table-cell office:value-type="float" office:value="26.9610894941634" calcext:value-type="float">
            <text:p>26.9610894941634</text:p>
          </table:table-cell>
          <table:table-cell office:value-type="float" office:value="4.85981240436167" calcext:value-type="float">
            <text:p>4.859812404361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374" calcext:value-type="float">
            <text:p>11374</text:p>
          </table:table-cell>
          <table:table-cell office:value-type="float" office:value="48" calcext:value-type="float">
            <text:p>48</text:p>
          </table:table-cell>
          <table:table-cell office:value-type="float" office:value="11374" calcext:value-type="float">
            <text:p>11374</text:p>
          </table:table-cell>
          <table:table-cell office:value-type="float" office:value="35.04" calcext:value-type="float">
            <text:p>35.04</text:p>
          </table:table-cell>
          <table:table-cell office:value-type="float" office:value="3.87120101090789" calcext:value-type="float">
            <text:p>3.871201010907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375" calcext:value-type="float">
            <text:p>11375</text:p>
          </table:table-cell>
          <table:table-cell office:value-type="float" office:value="26" calcext:value-type="float">
            <text:p>26</text:p>
          </table:table-cell>
          <table:table-cell office:value-type="float" office:value="11375" calcext:value-type="float">
            <text:p>11375</text:p>
          </table:table-cell>
          <table:table-cell office:value-type="float" office:value="28.9141791044776" calcext:value-type="float">
            <text:p>28.9141791044776</text:p>
          </table:table-cell>
          <table:table-cell office:value-type="float" office:value="3.25809653802148" calcext:value-type="float">
            <text:p>3.258096538021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77" calcext:value-type="float">
            <text:p>11377</text:p>
          </table:table-cell>
          <table:table-cell office:value-type="float" office:value="201" calcext:value-type="float">
            <text:p>201</text:p>
          </table:table-cell>
          <table:table-cell office:value-type="float" office:value="11377" calcext:value-type="float">
            <text:p>11377</text:p>
          </table:table-cell>
          <table:table-cell office:value-type="float" office:value="23.3412698412698" calcext:value-type="float">
            <text:p>23.3412698412698</text:p>
          </table:table-cell>
          <table:table-cell office:value-type="float" office:value="5.30330490805908" calcext:value-type="float">
            <text:p>5.303304908059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78" calcext:value-type="float">
            <text:p>11378</text:p>
          </table:table-cell>
          <table:table-cell office:value-type="float" office:value="17" calcext:value-type="float">
            <text:p>17</text:p>
          </table:table-cell>
          <table:table-cell office:value-type="float" office:value="11378" calcext:value-type="float">
            <text:p>11378</text:p>
          </table:table-cell>
          <table:table-cell office:value-type="float" office:value="18.0289855072464" calcext:value-type="float">
            <text:p>18.0289855072464</text:p>
          </table:table-cell>
          <table:table-cell office:value-type="float" office:value="2.83321334405622" calcext:value-type="float">
            <text:p>2.833213344056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379" calcext:value-type="float">
            <text:p>11379</text:p>
          </table:table-cell>
          <table:table-cell office:value-type="float" office:value="34" calcext:value-type="float">
            <text:p>34</text:p>
          </table:table-cell>
          <table:table-cell office:value-type="float" office:value="11379" calcext:value-type="float">
            <text:p>11379</text:p>
          </table:table-cell>
          <table:table-cell office:value-type="float" office:value="26.3095238095238" calcext:value-type="float">
            <text:p>26.3095238095238</text:p>
          </table:table-cell>
          <table:table-cell office:value-type="float" office:value="3.52636052461616" calcext:value-type="float">
            <text:p>3.526360524616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85" calcext:value-type="float">
            <text:p>11385</text:p>
          </table:table-cell>
          <table:table-cell office:value-type="float" office:value="386" calcext:value-type="float">
            <text:p>386</text:p>
          </table:table-cell>
          <table:table-cell office:value-type="float" office:value="11385" calcext:value-type="float">
            <text:p>11385</text:p>
          </table:table-cell>
          <table:table-cell office:value-type="float" office:value="17.6135458167331" calcext:value-type="float">
            <text:p>17.6135458167331</text:p>
          </table:table-cell>
          <table:table-cell office:value-type="float" office:value="5.95583736946483" calcext:value-type="float">
            <text:p>5.955837369464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11" calcext:value-type="float">
            <text:p>11411</text:p>
          </table:table-cell>
          <table:table-cell office:value-type="float" office:value="2" calcext:value-type="float">
            <text:p>2</text:p>
          </table:table-cell>
          <table:table-cell office:value-type="float" office:value="11411" calcext:value-type="float">
            <text:p>11411</text:p>
          </table:table-cell>
          <table:table-cell office:value-type="float" office:value="37.72" calcext:value-type="float">
            <text:p>37.72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412" calcext:value-type="float">
            <text:p>11412</text:p>
          </table:table-cell>
          <table:table-cell office:value-type="float" office:value="5" calcext:value-type="float">
            <text:p>5</text:p>
          </table:table-cell>
          <table:table-cell office:value-type="float" office:value="11412" calcext:value-type="float">
            <text:p>11412</text:p>
          </table:table-cell>
          <table:table-cell office:value-type="float" office:value="21.8363636363636" calcext:value-type="float">
            <text:p>21.8363636363636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13" calcext:value-type="float">
            <text:p>11413</text:p>
          </table:table-cell>
          <table:table-cell office:value-type="float" office:value="5" calcext:value-type="float">
            <text:p>5</text:p>
          </table:table-cell>
          <table:table-cell office:value-type="float" office:value="11413" calcext:value-type="float">
            <text:p>11413</text:p>
          </table:table-cell>
          <table:table-cell office:value-type="float" office:value="25.3917525773196" calcext:value-type="float">
            <text:p>25.3917525773196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414" calcext:value-type="float">
            <text:p>11414</text:p>
          </table:table-cell>
          <table:table-cell office:value-type="float" office:value="3" calcext:value-type="float">
            <text:p>3</text:p>
          </table:table-cell>
          <table:table-cell office:value-type="float" office:value="11414" calcext:value-type="float">
            <text:p>11414</text:p>
          </table:table-cell>
          <table:table-cell office:value-type="float" office:value="16.6046511627907" calcext:value-type="float">
            <text:p>16.6046511627907</text:p>
          </table:table-cell>
          <table:table-cell office:value-type="float" office:value="1.09861228866811" calcext:value-type="float">
            <text:p>1.098612288668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415" calcext:value-type="float">
            <text:p>11415</text:p>
          </table:table-cell>
          <table:table-cell office:value-type="float" office:value="4" calcext:value-type="float">
            <text:p>4</text:p>
          </table:table-cell>
          <table:table-cell office:value-type="float" office:value="11415" calcext:value-type="float">
            <text:p>11415</text:p>
          </table:table-cell>
          <table:table-cell office:value-type="float" office:value="31.7916666666667" calcext:value-type="float">
            <text:p>31.7916666666667</text:p>
          </table:table-cell>
          <table:table-cell office:value-type="float" office:value="1.38629436111989" calcext:value-type="float">
            <text:p>1.38629436111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16" calcext:value-type="float">
            <text:p>11416</text:p>
          </table:table-cell>
          <table:table-cell office:value-type="float" office:value="12" calcext:value-type="float">
            <text:p>12</text:p>
          </table:table-cell>
          <table:table-cell office:value-type="float" office:value="11416" calcext:value-type="float">
            <text:p>11416</text:p>
          </table:table-cell>
          <table:table-cell office:value-type="float" office:value="29.9875" calcext:value-type="float">
            <text:p>29.9875</text:p>
          </table:table-cell>
          <table:table-cell office:value-type="float" office:value="2.484906649788" calcext:value-type="float">
            <text:p>2.4849066497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17" calcext:value-type="float">
            <text:p>11417</text:p>
          </table:table-cell>
          <table:table-cell office:value-type="float" office:value="16" calcext:value-type="float">
            <text:p>16</text:p>
          </table:table-cell>
          <table:table-cell office:value-type="float" office:value="11417" calcext:value-type="float">
            <text:p>11417</text:p>
          </table:table-cell>
          <table:table-cell office:value-type="float" office:value="22.5106382978723" calcext:value-type="float">
            <text:p>22.5106382978723</text:p>
          </table:table-cell>
          <table:table-cell office:value-type="float" office:value="2.77258872223978" calcext:value-type="float">
            <text:p>2.772588722239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18" calcext:value-type="float">
            <text:p>11418</text:p>
          </table:table-cell>
          <table:table-cell office:value-type="float" office:value="12" calcext:value-type="float">
            <text:p>12</text:p>
          </table:table-cell>
          <table:table-cell office:value-type="float" office:value="11418" calcext:value-type="float">
            <text:p>11418</text:p>
          </table:table-cell>
          <table:table-cell office:value-type="float" office:value="21.5888888888889" calcext:value-type="float">
            <text:p>21.5888888888889</text:p>
          </table:table-cell>
          <table:table-cell office:value-type="float" office:value="2.484906649788" calcext:value-type="float">
            <text:p>2.4849066497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419" calcext:value-type="float">
            <text:p>11419</text:p>
          </table:table-cell>
          <table:table-cell office:value-type="float" office:value="6" calcext:value-type="float">
            <text:p>6</text:p>
          </table:table-cell>
          <table:table-cell office:value-type="float" office:value="11419" calcext:value-type="float">
            <text:p>11419</text:p>
          </table:table-cell>
          <table:table-cell office:value-type="float" office:value="21.3733333333333" calcext:value-type="float">
            <text:p>21.3733333333333</text:p>
          </table:table-cell>
          <table:table-cell office:value-type="float" office:value="1.79175946922806" calcext:value-type="float">
            <text:p>1.791759469228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420" calcext:value-type="float">
            <text:p>11420</text:p>
          </table:table-cell>
          <table:table-cell office:value-type="float" office:value="10" calcext:value-type="float">
            <text:p>10</text:p>
          </table:table-cell>
          <table:table-cell office:value-type="float" office:value="11420" calcext:value-type="float">
            <text:p>11420</text:p>
          </table:table-cell>
          <table:table-cell office:value-type="float" office:value="19.9512195121951" calcext:value-type="float">
            <text:p>19.9512195121951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21" calcext:value-type="float">
            <text:p>11421</text:p>
          </table:table-cell>
          <table:table-cell office:value-type="float" office:value="11" calcext:value-type="float">
            <text:p>11</text:p>
          </table:table-cell>
          <table:table-cell office:value-type="float" office:value="11421" calcext:value-type="float">
            <text:p>11421</text:p>
          </table:table-cell>
          <table:table-cell office:value-type="float" office:value="39.8488372093023" calcext:value-type="float">
            <text:p>39.8488372093023</text:p>
          </table:table-cell>
          <table:table-cell office:value-type="float" office:value="2.39789527279837" calcext:value-type="float">
            <text:p>2.397895272798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22" calcext:value-type="float">
            <text:p>11422</text:p>
          </table:table-cell>
          <table:table-cell office:value-type="float" office:value="1" calcext:value-type="float">
            <text:p>1</text:p>
          </table:table-cell>
          <table:table-cell office:value-type="float" office:value="11422" calcext:value-type="float">
            <text:p>11422</text:p>
          </table:table-cell>
          <table:table-cell office:value-type="float" office:value="9.63157894736842" calcext:value-type="float">
            <text:p>9.6315789473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423" calcext:value-type="float">
            <text:p>11423</text:p>
          </table:table-cell>
          <table:table-cell office:value-type="float" office:value="3" calcext:value-type="float">
            <text:p>3</text:p>
          </table:table-cell>
          <table:table-cell office:value-type="float" office:value="11423" calcext:value-type="float">
            <text:p>11423</text:p>
          </table:table-cell>
          <table:table-cell office:value-type="float" office:value="23.5507246376812" calcext:value-type="float">
            <text:p>23.5507246376812</text:p>
          </table:table-cell>
          <table:table-cell office:value-type="float" office:value="1.09861228866811" calcext:value-type="float">
            <text:p>1.098612288668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426" calcext:value-type="float">
            <text:p>11426</text:p>
          </table:table-cell>
          <table:table-cell office:value-type="float" office:value="4" calcext:value-type="float">
            <text:p>4</text:p>
          </table:table-cell>
          <table:table-cell office:value-type="float" office:value="11426" calcext:value-type="float">
            <text:p>11426</text:p>
          </table:table-cell>
          <table:table-cell office:value-type="float" office:value="24.1851851851852" calcext:value-type="float">
            <text:p>24.1851851851852</text:p>
          </table:table-cell>
          <table:table-cell office:value-type="float" office:value="1.38629436111989" calcext:value-type="float">
            <text:p>1.386294361119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427" calcext:value-type="float">
            <text:p>11427</text:p>
          </table:table-cell>
          <table:table-cell office:value-type="float" office:value="2" calcext:value-type="float">
            <text:p>2</text:p>
          </table:table-cell>
          <table:table-cell office:value-type="float" office:value="11427" calcext:value-type="float">
            <text:p>11427</text:p>
          </table:table-cell>
          <table:table-cell office:value-type="float" office:value="17.7407407407407" calcext:value-type="float">
            <text:p>17.7407407407407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429" calcext:value-type="float">
            <text:p>11429</text:p>
          </table:table-cell>
          <table:table-cell office:value-type="float" office:value="17" calcext:value-type="float">
            <text:p>17</text:p>
          </table:table-cell>
          <table:table-cell office:value-type="float" office:value="11429" calcext:value-type="float">
            <text:p>11429</text:p>
          </table:table-cell>
          <table:table-cell office:value-type="float" office:value="30.375" calcext:value-type="float">
            <text:p>30.375</text:p>
          </table:table-cell>
          <table:table-cell office:value-type="float" office:value="2.83321334405622" calcext:value-type="float">
            <text:p>2.833213344056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432" calcext:value-type="float">
            <text:p>11432</text:p>
          </table:table-cell>
          <table:table-cell office:value-type="float" office:value="63" calcext:value-type="float">
            <text:p>63</text:p>
          </table:table-cell>
          <table:table-cell office:value-type="float" office:value="11432" calcext:value-type="float">
            <text:p>11432</text:p>
          </table:table-cell>
          <table:table-cell office:value-type="float" office:value="23.5523012552301" calcext:value-type="float">
            <text:p>23.5523012552301</text:p>
          </table:table-cell>
          <table:table-cell office:value-type="float" office:value="4.14313472639153" calcext:value-type="float">
            <text:p>4.143134726391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433" calcext:value-type="float">
            <text:p>11433</text:p>
          </table:table-cell>
          <table:table-cell office:value-type="float" office:value="46" calcext:value-type="float">
            <text:p>46</text:p>
          </table:table-cell>
          <table:table-cell office:value-type="float" office:value="11433" calcext:value-type="float">
            <text:p>11433</text:p>
          </table:table-cell>
          <table:table-cell office:value-type="float" office:value="30.9" calcext:value-type="float">
            <text:p>30.9</text:p>
          </table:table-cell>
          <table:table-cell office:value-type="float" office:value="3.8286413964891" calcext:value-type="float">
            <text:p>3.82864139648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434" calcext:value-type="float">
            <text:p>11434</text:p>
          </table:table-cell>
          <table:table-cell office:value-type="float" office:value="24" calcext:value-type="float">
            <text:p>24</text:p>
          </table:table-cell>
          <table:table-cell office:value-type="float" office:value="11434" calcext:value-type="float">
            <text:p>11434</text:p>
          </table:table-cell>
          <table:table-cell office:value-type="float" office:value="30.5149700598802" calcext:value-type="float">
            <text:p>30.5149700598802</text:p>
          </table:table-cell>
          <table:table-cell office:value-type="float" office:value="3.17805383034795" calcext:value-type="float">
            <text:p>3.178053830347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35" calcext:value-type="float">
            <text:p>11435</text:p>
          </table:table-cell>
          <table:table-cell office:value-type="float" office:value="64" calcext:value-type="float">
            <text:p>64</text:p>
          </table:table-cell>
          <table:table-cell office:value-type="float" office:value="11435" calcext:value-type="float">
            <text:p>11435</text:p>
          </table:table-cell>
          <table:table-cell office:value-type="float" office:value="25.7055555555556" calcext:value-type="float">
            <text:p>25.7055555555556</text:p>
          </table:table-cell>
          <table:table-cell office:value-type="float" office:value="4.15888308335967" calcext:value-type="float">
            <text:p>4.158883083359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436" calcext:value-type="float">
            <text:p>11436</text:p>
          </table:table-cell>
          <table:table-cell office:value-type="float" office:value="3" calcext:value-type="float">
            <text:p>3</text:p>
          </table:table-cell>
          <table:table-cell office:value-type="float" office:value="11436" calcext:value-type="float">
            <text:p>11436</text:p>
          </table:table-cell>
          <table:table-cell office:value-type="float" office:value="36.2647058823529" calcext:value-type="float">
            <text:p>36.2647058823529</text:p>
          </table:table-cell>
          <table:table-cell office:value-type="float" office:value="1.09861228866811" calcext:value-type="float">
            <text:p>1.098612288668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691" calcext:value-type="float">
            <text:p>11691</text:p>
          </table:table-cell>
          <table:table-cell office:value-type="float" office:value="11" calcext:value-type="float">
            <text:p>11</text:p>
          </table:table-cell>
          <table:table-cell office:value-type="float" office:value="11691" calcext:value-type="float">
            <text:p>11691</text:p>
          </table:table-cell>
          <table:table-cell office:value-type="float" office:value="26.5925925925926" calcext:value-type="float">
            <text:p>26.5925925925926</text:p>
          </table:table-cell>
          <table:table-cell office:value-type="float" office:value="2.39789527279837" calcext:value-type="float">
            <text:p>2.397895272798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93" calcext:value-type="float">
            <text:p>11693</text:p>
          </table:table-cell>
          <table:table-cell office:value-type="float" office:value="3" calcext:value-type="float">
            <text:p>3</text:p>
          </table:table-cell>
          <table:table-cell office:value-type="float" office:value="11693" calcext:value-type="float">
            <text:p>11693</text:p>
          </table:table-cell>
          <table:table-cell office:value-type="float" office:value="17" calcext:value-type="float">
            <text:p>17</text:p>
          </table:table-cell>
          <table:table-cell office:value-type="float" office:value="1.09861228866811" calcext:value-type="float">
            <text:p>1.0986122886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694" calcext:value-type="float">
            <text:p>11694</text:p>
          </table:table-cell>
          <table:table-cell office:value-type="float" office:value="1" calcext:value-type="float">
            <text:p>1</text:p>
          </table:table-cell>
          <table:table-cell office:value-type="float" office:value="11694" calcext:value-type="float">
            <text:p>11694</text:p>
          </table:table-cell>
          <table:table-cell office:value-type="float" office:value="20.7796610169492" calcext:value-type="float">
            <text:p>20.779661016949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_count_regression" table:style-name="ta1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$raw_data.$E$2:.$E$165] ; [$raw_data.$F$2:.$F$165] ; 1 ; 1)" office:value-type="float" office:value="0.466016326508623" calcext:value-type="float">
            <text:p>0.466016326508623</text:p>
          </table:table-cell>
          <table:table-cell office:value-type="float" office:value="21.6711235235169" calcext:value-type="float">
            <text:p>21.6711235235169</text:p>
          </table:table-cell>
          <table:table-cell table:number-columns-repeated="5"/>
        </table:table-row>
        <table:table-row table:style-name="ro1">
          <table:table-cell office:value-type="float" office:value="0.269513681186967" calcext:value-type="float">
            <text:p>0.269513681186967</text:p>
          </table:table-cell>
          <table:table-cell office:value-type="float" office:value="1.15068016453925" calcext:value-type="float">
            <text:p>1.15068016453925</text:p>
          </table:table-cell>
          <table:table-cell table:number-columns-repeated="5"/>
        </table:table-row>
        <table:table-row table:style-name="ro1">
          <table:table-cell office:value-type="float" office:value="0.0181210585465304" calcext:value-type="float">
            <text:p>0.018121058546531</text:p>
          </table:table-cell>
          <table:table-cell office:value-type="float" office:value="6.32470086690088" calcext:value-type="float">
            <text:p>6.32470086690088</text:p>
          </table:table-cell>
          <table:table-cell table:number-columns-repeated="5"/>
        </table:table-row>
        <table:table-row table:style-name="ro1">
          <table:table-cell office:value-type="float" office:value="2.98978963760274" calcext:value-type="float">
            <text:p>2.98978963760274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19.597089873593" calcext:value-type="float">
            <text:p>119.597089873593</text:p>
          </table:table-cell>
          <table:table-cell office:value-type="float" office:value="6480.29825103583" calcext:value-type="float">
            <text:p>6480.2982510358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^2</text:p>
          </table:table-cell>
          <table:table-cell table:formula="of:=[$log_count_regression.$A$7]" office:value-type="float" office:value="0.0181210585465304" calcext:value-type="float">
            <text:p>0.018121058546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$log_count_regression.$B$7]" office:value-type="float" office:value="6.32470086690088" calcext:value-type="float">
            <text:p>6.32470086690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164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log_count_regression.$A$7])*([$log_count_regression.$B$15] - 1)/([$log_count_regression.$B$15] - [$log_count_regression.$B$14] - 1)" office:value-type="float" office:value="0.0120600774264473" calcext:value-type="float">
            <text:p>0.01206007742644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$log_count_regression.$B$14]" office:value-type="float" office:value="1" calcext:value-type="float">
            <text:p>1</text:p>
          </table:table-cell>
          <table:table-cell table:formula="of:=[$log_count_regression.$A$9]" office:value-type="float" office:value="119.597089873593" calcext:value-type="float">
            <text:p>119.597089873593</text:p>
          </table:table-cell>
          <table:table-cell table:formula="of:=[$log_count_regression.$A$9] / [$log_count_regression.$B$20]" office:value-type="float" office:value="119.597089873593" calcext:value-type="float">
            <text:p>119.597089873593</text:p>
          </table:table-cell>
          <table:table-cell table:formula="of:=[$log_count_regression.$A$8]" office:value-type="float" office:value="2.98978963760274" calcext:value-type="float">
            <text:p>2.98978963760274</text:p>
          </table:table-cell>
          <table:table-cell table:formula="of:=LEGACY.FDIST([$log_count_regression.$A$8] ; [$log_count_regression.$B$20] ; [$log_count_regression.$B$8])" office:value-type="float" office:value="0.0856960355925539" calcext:value-type="float">
            <text:p>0.085696035592554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$log_count_regression.$B$8]" office:value-type="float" office:value="162" calcext:value-type="float">
            <text:p>162</text:p>
          </table:table-cell>
          <table:table-cell table:formula="of:=[$log_count_regression.$B$9]" office:value-type="float" office:value="6480.29825103583" calcext:value-type="float">
            <text:p>6480.29825103583</text:p>
          </table:table-cell>
          <table:table-cell table:formula="of:=[$log_count_regression.$B$9] / [$log_count_regression.$B$8]" office:value-type="float" office:value="40.0018410557767" calcext:value-type="float">
            <text:p>40.001841055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$log_count_regression.$B$20] + [$log_count_regression.$B$8]" office:value-type="float" office:value="163" calcext:value-type="float">
            <text:p>163</text:p>
          </table:table-cell>
          <table:table-cell table:formula="of:=[$log_count_regression.$A$9] + [$log_count_regression.$B$9]" office:value-type="float" office:value="6599.89534090942" calcext:value-type="float">
            <text:p>6599.8953409094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log_count_regression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log_count_regression.$B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$log_count_regression.$A$5:.$B$5]; 1 ; 29 - ROW())" office:value-type="float" office:value="21.6711235235169" calcext:value-type="float">
            <text:p>21.6711235235169</text:p>
          </table:table-cell>
          <table:table-cell table:number-matrix-columns-spanned="1" table:number-matrix-rows-spanned="2" table:formula="of:=INDEX([$log_count_regression.$A$6:.$B$6]; 1 ; 29 - ROW())" office:value-type="float" office:value="1.15068016453925" calcext:value-type="float">
            <text:p>1.15068016453925</text:p>
          </table:table-cell>
          <table:table-cell table:number-matrix-columns-spanned="1" table:number-matrix-rows-spanned="2" table:formula="of:=[$log_count_regression.$B$27:.$B$28] / [$log_count_regression.$C$27:.$C$28]" office:value-type="float" office:value="18.83331632139" calcext:value-type="float">
            <text:p>18.83331632139</text:p>
          </table:table-cell>
          <table:table-cell table:number-matrix-columns-spanned="1" table:number-matrix-rows-spanned="2" table:formula="of:=LEGACY.TDIST(ABS([$log_count_regression.$D$27:.$D$28]) ; [$log_count_regression.$B$8] ; 2 )" office:value-type="float" office:value="1.19075806366306E-042" calcext:value-type="float">
            <text:p>1.19075806366306E-42</text:p>
          </table:table-cell>
          <table:table-cell table:number-matrix-columns-spanned="1" table:number-matrix-rows-spanned="2" table:formula="of:=[$log_count_regression.$B$27:.$B$28] - [$log_count_regression.$C$27:.$C$28] * TINV(1 - [$log_count_regression.$B$24] ; [$log_count_regression.$B$8])" office:value-type="float" office:value="19.3988572380518" calcext:value-type="float">
            <text:p>19.3988572380518</text:p>
          </table:table-cell>
          <table:table-cell table:number-matrix-columns-spanned="1" table:number-matrix-rows-spanned="2" table:formula="of:=[$log_count_regression.$B$27:.$B$28] + [$log_count_regression.$C$27:.$C$28] * TINV(1 - [$log_count_regression.$B$24] ; [$log_count_regression.$B$8])" office:value-type="float" office:value="23.9433898089819" calcext:value-type="float">
            <text:p>23.9433898089819</text:p>
          </table:table-cell>
        </table:table-row>
        <table:table-row table:style-name="ro1">
          <table:table-cell table:formula="of:=[$raw_data.$F$1]" office:value-type="string" office:string-value="log_count" calcext:value-type="string">
            <text:p>log_count</text:p>
          </table:table-cell>
          <table:table-cell office:value-type="float" office:value="0.466016326508623" calcext:value-type="float">
            <text:p>0.466016326508623</text:p>
          </table:table-cell>
          <table:table-cell office:value-type="float" office:value="0.269513681186967" calcext:value-type="float">
            <text:p>0.269513681186967</text:p>
          </table:table-cell>
          <table:table-cell office:value-type="float" office:value="1.7291008176514" calcext:value-type="float">
            <text:p>1.7291008176514</text:p>
          </table:table-cell>
          <table:table-cell office:value-type="float" office:value="0.0856960355925539" calcext:value-type="float">
            <text:p>0.085696035592554</text:p>
          </table:table-cell>
          <table:table-cell office:value-type="float" office:value="-0.06619659425371" calcext:value-type="float">
            <text:p>-0.06619659425371</text:p>
          </table:table-cell>
          <table:table-cell office:value-type="float" office:value="0.998229247270957" calcext:value-type="float">
            <text:p>0.9982292472709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$raw_data.$F$1]" office:value-type="string" office:string-value="log_count" calcext:value-type="string">
            <text:p>log_count</text:p>
          </table:table-cell>
          <table:table-cell office:value-type="string" calcext:value-type="string">
            <text:p>Predicted Y</text:p>
          </table:table-cell>
          <table:table-cell table:formula="of:=[$raw_data.$E$1]" office:value-type="string" office:string-value="avg_score" calcext:value-type="string">
            <text:p>avg_score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164" table:formula="of:=[$raw_data.$F$2:.$F$165]" office:value-type="float" office:value="4.75359019110636" calcext:value-type="float">
            <text:p>4.75359019110636</text:p>
          </table:table-cell>
          <table:table-cell table:number-matrix-columns-spanned="1" table:number-matrix-rows-spanned="164" table:formula="of:=MMULT([$log_count_regression.$A$31:.$A$194] ; [$log_count_regression.$B$28]) + [$log_count_regression.$B$27]" office:value-type="float" office:value="23.8863741621037" calcext:value-type="float">
            <text:p>23.8863741621037</text:p>
          </table:table-cell>
          <table:table-cell table:number-matrix-columns-spanned="1" table:number-matrix-rows-spanned="164" table:formula="of:=[$raw_data.$E$2:.$E$165]" office:value-type="float" office:value="21.7768052516411" calcext:value-type="float">
            <text:p>21.7768052516411</text:p>
          </table:table-cell>
          <table:table-cell table:number-matrix-columns-spanned="1" table:number-matrix-rows-spanned="164" table:formula="of:=[$log_count_regression.$C$31:.$C$194] - [$log_count_regression.$B$31:.$B$194]" office:value-type="float" office:value="-2.10956891046253" calcext:value-type="float">
            <text:p>-2.10956891046253</text:p>
          </table:table-cell>
          <table:table-cell table:number-columns-repeated="3"/>
        </table:table-row>
        <table:table-row table:style-name="ro1">
          <table:table-cell office:value-type="float" office:value="6.54391184556479" calcext:value-type="float">
            <text:p>6.54391184556479</text:p>
          </table:table-cell>
          <table:table-cell office:value-type="float" office:value="24.7206932827832" calcext:value-type="float">
            <text:p>24.7206932827832</text:p>
          </table:table-cell>
          <table:table-cell office:value-type="float" office:value="19.1397590361446" calcext:value-type="float">
            <text:p>19.1397590361446</text:p>
          </table:table-cell>
          <table:table-cell office:value-type="float" office:value="-5.58093424663865" calcext:value-type="float">
            <text:p>-5.58093424663865</text:p>
          </table:table-cell>
          <table:table-cell table:number-columns-repeated="3"/>
        </table:table-row>
        <table:table-row table:style-name="ro1">
          <table:table-cell office:value-type="float" office:value="5.80513496891649" calcext:value-type="float">
            <text:p>5.80513496891649</text:p>
          </table:table-cell>
          <table:table-cell office:value-type="float" office:value="24.3764111966181" calcext:value-type="float">
            <text:p>24.3764111966181</text:p>
          </table:table-cell>
          <table:table-cell office:value-type="float" office:value="26.8382066276803" calcext:value-type="float">
            <text:p>26.8382066276803</text:p>
          </table:table-cell>
          <table:table-cell office:value-type="float" office:value="2.46179543106224" calcext:value-type="float">
            <text:p>2.46179543106224</text:p>
          </table:table-cell>
          <table:table-cell table:number-columns-repeated="3"/>
        </table:table-row>
        <table:table-row table:style-name="ro1">
          <table:table-cell office:value-type="float" office:value="2.56494935746154" calcext:value-type="float">
            <text:p>2.56494935746154</text:p>
          </table:table-cell>
          <table:table-cell office:value-type="float" office:value="22.8664318007617" calcext:value-type="float">
            <text:p>22.8664318007617</text:p>
          </table:table-cell>
          <table:table-cell office:value-type="float" office:value="23" calcext:value-type="float">
            <text:p>23</text:p>
          </table:table-cell>
          <table:table-cell office:value-type="float" office:value="0.133568199238258" calcext:value-type="float">
            <text:p>0.133568199238258</text:p>
          </table:table-cell>
          <table:table-cell table:number-columns-repeated="3"/>
        </table:table-row>
        <table:table-row table:style-name="ro1">
          <table:table-cell office:value-type="float" office:value="1.94591014905531" calcext:value-type="float">
            <text:p>1.94591014905531</text:p>
          </table:table-cell>
          <table:table-cell office:value-type="float" office:value="22.5779494228955" calcext:value-type="float">
            <text:p>22.5779494228955</text:p>
          </table:table-cell>
          <table:table-cell office:value-type="float" office:value="21.1860465116279" calcext:value-type="float">
            <text:p>21.1860465116279</text:p>
          </table:table-cell>
          <table:table-cell office:value-type="float" office:value="-1.39190291126756" calcext:value-type="float">
            <text:p>-1.39190291126756</text:p>
          </table:table-cell>
          <table:table-cell table:number-columns-repeated="3"/>
        </table:table-row>
        <table:table-row table:style-name="ro1">
          <table:table-cell office:value-type="float" office:value="2.30258509299405" calcext:value-type="float">
            <text:p>2.30258509299405</text:p>
          </table:table-cell>
          <table:table-cell office:value-type="float" office:value="22.7441657700275" calcext:value-type="float">
            <text:p>22.7441657700275</text:p>
          </table:table-cell>
          <table:table-cell office:value-type="float" office:value="22.6206896551724" calcext:value-type="float">
            <text:p>22.6206896551724</text:p>
          </table:table-cell>
          <table:table-cell office:value-type="float" office:value="-0.123476114855052" calcext:value-type="float">
            <text:p>-0.123476114855052</text:p>
          </table:table-cell>
          <table:table-cell table:number-columns-repeated="3"/>
        </table:table-row>
        <table:table-row table:style-name="ro1">
          <table:table-cell office:value-type="float" office:value="2.83321334405622" calcext:value-type="float">
            <text:p>2.83321334405622</text:p>
          </table:table-cell>
          <table:table-cell office:value-type="float" office:value="22.9914471983292" calcext:value-type="float">
            <text:p>22.9914471983292</text:p>
          </table:table-cell>
          <table:table-cell office:value-type="float" office:value="23.2763157894737" calcext:value-type="float">
            <text:p>23.2763157894737</text:p>
          </table:table-cell>
          <table:table-cell office:value-type="float" office:value="0.284868591144534" calcext:value-type="float">
            <text:p>0.284868591144534</text:p>
          </table:table-cell>
          <table:table-cell table:number-columns-repeated="3"/>
        </table:table-row>
        <table:table-row table:style-name="ro1">
          <table:table-cell office:value-type="float" office:value="6.65544035036765" calcext:value-type="float">
            <text:p>6.65544035036765</text:p>
          </table:table-cell>
          <table:table-cell office:value-type="float" office:value="24.7726673868925" calcext:value-type="float">
            <text:p>24.7726673868925</text:p>
          </table:table-cell>
          <table:table-cell office:value-type="float" office:value="26.1375" calcext:value-type="float">
            <text:p>26.1375</text:p>
          </table:table-cell>
          <table:table-cell office:value-type="float" office:value="1.36483261310754" calcext:value-type="float">
            <text:p>1.36483261310754</text:p>
          </table:table-cell>
          <table:table-cell table:number-columns-repeated="3"/>
        </table:table-row>
        <table:table-row table:style-name="ro1">
          <table:table-cell office:value-type="float" office:value="3.04452243772342" calcext:value-type="float">
            <text:p>3.04452243772342</text:p>
          </table:table-cell>
          <table:table-cell office:value-type="float" office:value="23.0899206859178" calcext:value-type="float">
            <text:p>23.0899206859178</text:p>
          </table:table-cell>
          <table:table-cell office:value-type="float" office:value="19.0545454545455" calcext:value-type="float">
            <text:p>19.0545454545455</text:p>
          </table:table-cell>
          <table:table-cell office:value-type="float" office:value="-4.03537523137236" calcext:value-type="float">
            <text:p>-4.03537523137236</text:p>
          </table:table-cell>
          <table:table-cell table:number-columns-repeated="3"/>
        </table:table-row>
        <table:table-row table:style-name="ro1">
          <table:table-cell office:value-type="float" office:value="5.63478960316925" calcext:value-type="float">
            <text:p>5.63478960316925</text:p>
          </table:table-cell>
          <table:table-cell office:value-type="float" office:value="24.2970274750348" calcext:value-type="float">
            <text:p>24.2970274750348</text:p>
          </table:table-cell>
          <table:table-cell office:value-type="float" office:value="25.8645833333333" calcext:value-type="float">
            <text:p>25.8645833333333</text:p>
          </table:table-cell>
          <table:table-cell office:value-type="float" office:value="1.56755585829855" calcext:value-type="float">
            <text:p>1.56755585829855</text:p>
          </table:table-cell>
          <table:table-cell table:number-columns-repeated="3"/>
        </table:table-row>
        <table:table-row table:style-name="ro1">
          <table:table-cell office:value-type="float" office:value="5.35658627467201" calcext:value-type="float">
            <text:p>5.35658627467201</text:p>
          </table:table-cell>
          <table:table-cell office:value-type="float" office:value="24.167380181866" calcext:value-type="float">
            <text:p>24.167380181866</text:p>
          </table:table-cell>
          <table:table-cell office:value-type="float" office:value="19.3101449275362" calcext:value-type="float">
            <text:p>19.3101449275362</text:p>
          </table:table-cell>
          <table:table-cell office:value-type="float" office:value="-4.85723525432979" calcext:value-type="float">
            <text:p>-4.85723525432979</text:p>
          </table:table-cell>
          <table:table-cell table:number-columns-repeated="3"/>
        </table:table-row>
        <table:table-row table:style-name="ro1">
          <table:table-cell office:value-type="float" office:value="5.26785815906333" calcext:value-type="float">
            <text:p>5.26785815906333</text:p>
          </table:table-cell>
          <table:table-cell office:value-type="float" office:value="24.126031431372" calcext:value-type="float">
            <text:p>24.126031431372</text:p>
          </table:table-cell>
          <table:table-cell office:value-type="float" office:value="26.5007949125596" calcext:value-type="float">
            <text:p>26.5007949125596</text:p>
          </table:table-cell>
          <table:table-cell office:value-type="float" office:value="2.37476348118759" calcext:value-type="float">
            <text:p>2.37476348118759</text:p>
          </table:table-cell>
          <table:table-cell table:number-columns-repeated="3"/>
        </table:table-row>
        <table:table-row table:style-name="ro1">
          <table:table-cell office:value-type="float" office:value="6.07764224334903" calcext:value-type="float">
            <text:p>6.07764224334903</text:p>
          </table:table-cell>
          <table:table-cell office:value-type="float" office:value="24.503404035596" calcext:value-type="float">
            <text:p>24.503404035596</text:p>
          </table:table-cell>
          <table:table-cell office:value-type="float" office:value="20.7827715355805" calcext:value-type="float">
            <text:p>20.7827715355805</text:p>
          </table:table-cell>
          <table:table-cell office:value-type="float" office:value="-3.72063250001548" calcext:value-type="float">
            <text:p>-3.72063250001548</text:p>
          </table:table-cell>
          <table:table-cell table:number-columns-repeated="3"/>
        </table:table-row>
        <table:table-row table:style-name="ro1">
          <table:table-cell office:value-type="float" office:value="4.4188406077966" calcext:value-type="float">
            <text:p>4.4188406077966</text:p>
          </table:table-cell>
          <table:table-cell office:value-type="float" office:value="23.7303753909894" calcext:value-type="float">
            <text:p>23.7303753909894</text:p>
          </table:table-cell>
          <table:table-cell office:value-type="float" office:value="19.7946127946128" calcext:value-type="float">
            <text:p>19.7946127946128</text:p>
          </table:table-cell>
          <table:table-cell office:value-type="float" office:value="-3.93576259637657" calcext:value-type="float">
            <text:p>-3.93576259637657</text:p>
          </table:table-cell>
          <table:table-cell table:number-columns-repeated="3"/>
        </table:table-row>
        <table:table-row table:style-name="ro1">
          <table:table-cell office:value-type="float" office:value="1.94591014905531" calcext:value-type="float">
            <text:p>1.94591014905531</text:p>
          </table:table-cell>
          <table:table-cell office:value-type="float" office:value="22.5779494228955" calcext:value-type="float">
            <text:p>22.5779494228955</text:p>
          </table:table-cell>
          <table:table-cell office:value-type="float" office:value="21.5043859649123" calcext:value-type="float">
            <text:p>21.5043859649123</text:p>
          </table:table-cell>
          <table:table-cell office:value-type="float" office:value="-1.07356345798318" calcext:value-type="float">
            <text:p>-1.07356345798318</text:p>
          </table:table-cell>
          <table:table-cell table:number-columns-repeated="3"/>
        </table:table-row>
        <table:table-row table:style-name="ro1">
          <table:table-cell office:value-type="float" office:value="2.30258509299405" calcext:value-type="float">
            <text:p>2.30258509299405</text:p>
          </table:table-cell>
          <table:table-cell office:value-type="float" office:value="22.7441657700275" calcext:value-type="float">
            <text:p>22.7441657700275</text:p>
          </table:table-cell>
          <table:table-cell office:value-type="float" office:value="22.5781637717122" calcext:value-type="float">
            <text:p>22.5781637717122</text:p>
          </table:table-cell>
          <table:table-cell office:value-type="float" office:value="-0.166001998315306" calcext:value-type="float">
            <text:p>-0.166001998315306</text:p>
          </table:table-cell>
          <table:table-cell table:number-columns-repeated="3"/>
        </table:table-row>
        <table:table-row table:style-name="ro1">
          <table:table-cell office:value-type="float" office:value="5.14166355650266" calcext:value-type="float">
            <text:p>5.14166355650266</text:p>
          </table:table-cell>
          <table:table-cell office:value-type="float" office:value="24.0672226862615" calcext:value-type="float">
            <text:p>24.0672226862615</text:p>
          </table:table-cell>
          <table:table-cell office:value-type="float" office:value="21.5482093663912" calcext:value-type="float">
            <text:p>21.5482093663912</text:p>
          </table:table-cell>
          <table:table-cell office:value-type="float" office:value="-2.51901331987031" calcext:value-type="float">
            <text:p>-2.51901331987031</text:p>
          </table:table-cell>
          <table:table-cell table:number-columns-repeated="3"/>
        </table:table-row>
        <table:table-row table:style-name="ro1">
          <table:table-cell office:value-type="float" office:value="4.27666611901606" calcext:value-type="float">
            <text:p>4.27666611901606</text:p>
          </table:table-cell>
          <table:table-cell office:value-type="float" office:value="23.6641197580046" calcext:value-type="float">
            <text:p>23.6641197580046</text:p>
          </table:table-cell>
          <table:table-cell office:value-type="float" office:value="15.9059829059829" calcext:value-type="float">
            <text:p>15.9059829059829</text:p>
          </table:table-cell>
          <table:table-cell office:value-type="float" office:value="-7.75813685202171" calcext:value-type="float">
            <text:p>-7.75813685202171</text:p>
          </table:table-cell>
          <table:table-cell table:number-columns-repeated="3"/>
        </table:table-row>
        <table:table-row table:style-name="ro1">
          <table:table-cell office:value-type="float" office:value="2.39789527279837" calcext:value-type="float">
            <text:p>2.39789527279837</text:p>
          </table:table-cell>
          <table:table-cell office:value-type="float" office:value="22.7885818698988" calcext:value-type="float">
            <text:p>22.7885818698988</text:p>
          </table:table-cell>
          <table:table-cell office:value-type="float" office:value="21.2089552238806" calcext:value-type="float">
            <text:p>21.2089552238806</text:p>
          </table:table-cell>
          <table:table-cell office:value-type="float" office:value="-1.57962664601816" calcext:value-type="float">
            <text:p>-1.57962664601816</text:p>
          </table:table-cell>
          <table:table-cell table:number-columns-repeated="3"/>
        </table:table-row>
        <table:table-row table:style-name="ro1">
          <table:table-cell office:value-type="float" office:value="4.7361984483945" calcext:value-type="float">
            <text:p>4.7361984483945</text:p>
          </table:table-cell>
          <table:table-cell office:value-type="float" office:value="23.8782693260535" calcext:value-type="float">
            <text:p>23.8782693260535</text:p>
          </table:table-cell>
          <table:table-cell office:value-type="float" office:value="23.975" calcext:value-type="float">
            <text:p>23.975</text:p>
          </table:table-cell>
          <table:table-cell office:value-type="float" office:value="0.0967306739464959" calcext:value-type="float">
            <text:p>0.096730673946496</text:p>
          </table:table-cell>
          <table:table-cell table:number-columns-repeated="3"/>
        </table:table-row>
        <table:table-row table:style-name="ro1">
          <table:table-cell office:value-type="float" office:value="5.8111409929767" calcext:value-type="float">
            <text:p>5.8111409929767</text:p>
          </table:table-cell>
          <table:table-cell office:value-type="float" office:value="24.3792101018875" calcext:value-type="float">
            <text:p>24.3792101018875</text:p>
          </table:table-cell>
          <table:table-cell office:value-type="float" office:value="19.1085972850679" calcext:value-type="float">
            <text:p>19.1085972850679</text:p>
          </table:table-cell>
          <table:table-cell office:value-type="float" office:value="-5.27061281681966" calcext:value-type="float">
            <text:p>-5.27061281681966</text:p>
          </table:table-cell>
          <table:table-cell table:number-columns-repeated="3"/>
        </table:table-row>
        <table:table-row table:style-name="ro1">
          <table:table-cell office:value-type="float" office:value="6.46146817635372" calcext:value-type="float">
            <text:p>6.46146817635372</text:p>
          </table:table-cell>
          <table:table-cell office:value-type="float" office:value="24.6822731869136" calcext:value-type="float">
            <text:p>24.6822731869136</text:p>
          </table:table-cell>
          <table:table-cell office:value-type="float" office:value="23.5961538461538" calcext:value-type="float">
            <text:p>23.5961538461538</text:p>
          </table:table-cell>
          <table:table-cell office:value-type="float" office:value="-1.08611934075975" calcext:value-type="float">
            <text:p>-1.08611934075975</text:p>
          </table:table-cell>
          <table:table-cell table:number-columns-repeated="3"/>
        </table:table-row>
        <table:table-row table:style-name="ro1">
          <table:table-cell office:value-type="float" office:value="6.0591231955818" calcext:value-type="float">
            <text:p>6.0591231955818</text:p>
          </table:table-cell>
          <table:table-cell office:value-type="float" office:value="24.4947738569851" calcext:value-type="float">
            <text:p>24.4947738569851</text:p>
          </table:table-cell>
          <table:table-cell office:value-type="float" office:value="22.4871794871795" calcext:value-type="float">
            <text:p>22.4871794871795</text:p>
          </table:table-cell>
          <table:table-cell office:value-type="float" office:value="-2.0075943698056" calcext:value-type="float">
            <text:p>-2.0075943698056</text:p>
          </table:table-cell>
          <table:table-cell table:number-columns-repeated="3"/>
        </table:table-row>
        <table:table-row table:style-name="ro1">
          <table:table-cell office:value-type="float" office:value="6.21460809842219" calcext:value-type="float">
            <text:p>6.21460809842219</text:p>
          </table:table-cell>
          <table:table-cell office:value-type="float" office:value="24.5672323602343" calcext:value-type="float">
            <text:p>24.5672323602343</text:p>
          </table:table-cell>
          <table:table-cell office:value-type="float" office:value="20.1398601398601" calcext:value-type="float">
            <text:p>20.1398601398601</text:p>
          </table:table-cell>
          <table:table-cell office:value-type="float" office:value="-4.42737222037417" calcext:value-type="float">
            <text:p>-4.42737222037417</text:p>
          </table:table-cell>
          <table:table-cell table:number-columns-repeated="3"/>
        </table:table-row>
        <table:table-row table:style-name="ro1">
          <table:table-cell office:value-type="float" office:value="5.32300997913841" calcext:value-type="float">
            <text:p>5.32300997913841</text:p>
          </table:table-cell>
          <table:table-cell office:value-type="float" office:value="24.1517330799637" calcext:value-type="float">
            <text:p>24.1517330799637</text:p>
          </table:table-cell>
          <table:table-cell office:value-type="float" office:value="22.2967741935484" calcext:value-type="float">
            <text:p>22.2967741935484</text:p>
          </table:table-cell>
          <table:table-cell office:value-type="float" office:value="-1.8549588864153" calcext:value-type="float">
            <text:p>-1.8549588864153</text:p>
          </table:table-cell>
          <table:table-cell table:number-columns-repeated="3"/>
        </table:table-row>
        <table:table-row table:style-name="ro1">
          <table:table-cell office:value-type="float" office:value="6.289715570909" calcext:value-type="float">
            <text:p>6.289715570909</text:p>
          </table:table-cell>
          <table:table-cell office:value-type="float" office:value="24.602233668656" calcext:value-type="float">
            <text:p>24.602233668656</text:p>
          </table:table-cell>
          <table:table-cell office:value-type="float" office:value="24.1229508196721" calcext:value-type="float">
            <text:p>24.1229508196721</text:p>
          </table:table-cell>
          <table:table-cell office:value-type="float" office:value="-0.479282848983832" calcext:value-type="float">
            <text:p>-0.479282848983832</text:p>
          </table:table-cell>
          <table:table-cell table:number-columns-repeated="3"/>
        </table:table-row>
        <table:table-row table:style-name="ro1">
          <table:table-cell office:value-type="float" office:value="5.72031177660741" calcext:value-type="float">
            <text:p>5.72031177660741</text:p>
          </table:table-cell>
          <table:table-cell office:value-type="float" office:value="24.3368822041355" calcext:value-type="float">
            <text:p>24.3368822041355</text:p>
          </table:table-cell>
          <table:table-cell office:value-type="float" office:value="0" calcext:value-type="float">
            <text:p>0</text:p>
          </table:table-cell>
          <table:table-cell office:value-type="float" office:value="-24.3368822041355" calcext:value-type="float">
            <text:p>-24.3368822041355</text:p>
          </table:table-cell>
          <table:table-cell table:number-columns-repeated="3"/>
        </table:table-row>
        <table:table-row table:style-name="ro1">
          <table:table-cell office:value-type="float" office:value="5.63835466933375" calcext:value-type="float">
            <text:p>5.63835466933375</text:p>
          </table:table-cell>
          <table:table-cell office:value-type="float" office:value="24.2986888540725" calcext:value-type="float">
            <text:p>24.2986888540725</text:p>
          </table:table-cell>
          <table:table-cell office:value-type="float" office:value="18.4512195121951" calcext:value-type="float">
            <text:p>18.4512195121951</text:p>
          </table:table-cell>
          <table:table-cell office:value-type="float" office:value="-5.84746934187739" calcext:value-type="float">
            <text:p>-5.84746934187739</text:p>
          </table:table-cell>
          <table:table-cell table:number-columns-repeated="3"/>
        </table:table-row>
        <table:table-row table:style-name="ro1">
          <table:table-cell office:value-type="float" office:value="5.73334127689775" calcext:value-type="float">
            <text:p>5.73334127689775</text:p>
          </table:table-cell>
          <table:table-cell office:value-type="float" office:value="24.342954163997" calcext:value-type="float">
            <text:p>24.342954163997</text:p>
          </table:table-cell>
          <table:table-cell office:value-type="float" office:value="21.72" calcext:value-type="float">
            <text:p>21.72</text:p>
          </table:table-cell>
          <table:table-cell office:value-type="float" office:value="-2.62295416399701" calcext:value-type="float">
            <text:p>-2.62295416399701</text:p>
          </table:table-cell>
          <table:table-cell table:number-columns-repeated="3"/>
        </table:table-row>
        <table:table-row table:style-name="ro1">
          <table:table-cell office:value-type="float" office:value="5.47646355193151" calcext:value-type="float">
            <text:p>5.47646355193151</text:p>
          </table:table-cell>
          <table:table-cell office:value-type="float" office:value="24.2232449502464" calcext:value-type="float">
            <text:p>24.2232449502464</text:p>
          </table:table-cell>
          <table:table-cell office:value-type="float" office:value="30.1081081081081" calcext:value-type="float">
            <text:p>30.1081081081081</text:p>
          </table:table-cell>
          <table:table-cell office:value-type="float" office:value="5.88486315786176" calcext:value-type="float">
            <text:p>5.88486315786176</text:p>
          </table:table-cell>
          <table:table-cell table:number-columns-repeated="3"/>
        </table:table-row>
        <table:table-row table:style-name="ro1">
          <table:table-cell office:value-type="float" office:value="5.73979291217923" calcext:value-type="float">
            <text:p>5.73979291217923</text:p>
          </table:table-cell>
          <table:table-cell office:value-type="float" office:value="24.3459607313709" calcext:value-type="float">
            <text:p>24.3459607313709</text:p>
          </table:table-cell>
          <table:table-cell office:value-type="float" office:value="19.6842105263158" calcext:value-type="float">
            <text:p>19.6842105263158</text:p>
          </table:table-cell>
          <table:table-cell office:value-type="float" office:value="-4.66175020505507" calcext:value-type="float">
            <text:p>-4.66175020505507</text:p>
          </table:table-cell>
          <table:table-cell table:number-columns-repeated="3"/>
        </table:table-row>
        <table:table-row table:style-name="ro1">
          <table:table-cell office:value-type="float" office:value="5.36129216570943" calcext:value-type="float">
            <text:p>5.36129216570943</text:p>
          </table:table-cell>
          <table:table-cell office:value-type="float" office:value="24.1695732039202" calcext:value-type="float">
            <text:p>24.1695732039202</text:p>
          </table:table-cell>
          <table:table-cell office:value-type="float" office:value="20.8507462686567" calcext:value-type="float">
            <text:p>20.8507462686567</text:p>
          </table:table-cell>
          <table:table-cell office:value-type="float" office:value="-3.31882693526351" calcext:value-type="float">
            <text:p>-3.31882693526351</text:p>
          </table:table-cell>
          <table:table-cell table:number-columns-repeated="3"/>
        </table:table-row>
        <table:table-row table:style-name="ro1">
          <table:table-cell office:value-type="float" office:value="5.12989871492307" calcext:value-type="float">
            <text:p>5.12989871492307</text:p>
          </table:table-cell>
          <table:table-cell office:value-type="float" office:value="24.0617400780066" calcext:value-type="float">
            <text:p>24.0617400780066</text:p>
          </table:table-cell>
          <table:table-cell office:value-type="float" office:value="19.400641025641" calcext:value-type="float">
            <text:p>19.400641025641</text:p>
          </table:table-cell>
          <table:table-cell office:value-type="float" office:value="-4.6610990523656" calcext:value-type="float">
            <text:p>-4.6610990523656</text:p>
          </table:table-cell>
          <table:table-cell table:number-columns-repeated="3"/>
        </table:table-row>
        <table:table-row table:style-name="ro1">
          <table:table-cell office:value-type="float" office:value="4.68213122712422" calcext:value-type="float">
            <text:p>4.68213122712422</text:p>
          </table:table-cell>
          <table:table-cell office:value-type="float" office:value="23.8530731182126" calcext:value-type="float">
            <text:p>23.8530731182126</text:p>
          </table:table-cell>
          <table:table-cell office:value-type="float" office:value="32" calcext:value-type="float">
            <text:p>32</text:p>
          </table:table-cell>
          <table:table-cell office:value-type="float" office:value="8.1469268817874" calcext:value-type="float">
            <text:p>8.1469268817874</text:p>
          </table:table-cell>
          <table:table-cell table:number-columns-repeated="3"/>
        </table:table-row>
        <table:table-row table:style-name="ro1">
          <table:table-cell office:value-type="float" office:value="4.51085950651685" calcext:value-type="float">
            <text:p>4.51085950651685</text:p>
          </table:table-cell>
          <table:table-cell office:value-type="float" office:value="23.7732577001403" calcext:value-type="float">
            <text:p>23.7732577001403</text:p>
          </table:table-cell>
          <table:table-cell office:value-type="float" office:value="28.6803652968037" calcext:value-type="float">
            <text:p>28.6803652968037</text:p>
          </table:table-cell>
          <table:table-cell office:value-type="float" office:value="4.90710759666331" calcext:value-type="float">
            <text:p>4.90710759666331</text:p>
          </table:table-cell>
          <table:table-cell table:number-columns-repeated="3"/>
        </table:table-row>
        <table:table-row table:style-name="ro1">
          <table:table-cell office:value-type="float" office:value="5.29330482472449" calcext:value-type="float">
            <text:p>5.29330482472449</text:p>
          </table:table-cell>
          <table:table-cell office:value-type="float" office:value="24.1378899930253" calcext:value-type="float">
            <text:p>24.1378899930253</text:p>
          </table:table-cell>
          <table:table-cell office:value-type="float" office:value="20.3225806451613" calcext:value-type="float">
            <text:p>20.3225806451613</text:p>
          </table:table-cell>
          <table:table-cell office:value-type="float" office:value="-3.81530934786405" calcext:value-type="float">
            <text:p>-3.81530934786405</text:p>
          </table:table-cell>
          <table:table-cell table:number-columns-repeated="3"/>
        </table:table-row>
        <table:table-row table:style-name="ro1">
          <table:table-cell office:value-type="float" office:value="5.25749537202778" calcext:value-type="float">
            <text:p>5.25749537202778</text:p>
          </table:table-cell>
          <table:table-cell office:value-type="float" office:value="24.1212022034253" calcext:value-type="float">
            <text:p>24.1212022034253</text:p>
          </table:table-cell>
          <table:table-cell office:value-type="float" office:value="24.359375" calcext:value-type="float">
            <text:p>24.359375</text:p>
          </table:table-cell>
          <table:table-cell office:value-type="float" office:value="0.238172796574663" calcext:value-type="float">
            <text:p>0.238172796574663</text:p>
          </table:table-cell>
          <table:table-cell table:number-columns-repeated="3"/>
        </table:table-row>
        <table:table-row table:style-name="ro1">
          <table:table-cell office:value-type="float" office:value="3.04452243772342" calcext:value-type="float">
            <text:p>3.04452243772342</text:p>
          </table:table-cell>
          <table:table-cell office:value-type="float" office:value="23.0899206859178" calcext:value-type="float">
            <text:p>23.0899206859178</text:p>
          </table:table-cell>
          <table:table-cell office:value-type="float" office:value="29.2857142857143" calcext:value-type="float">
            <text:p>29.2857142857143</text:p>
          </table:table-cell>
          <table:table-cell office:value-type="float" office:value="6.19579359979647" calcext:value-type="float">
            <text:p>6.19579359979647</text:p>
          </table:table-cell>
          <table:table-cell table:number-columns-repeated="3"/>
        </table:table-row>
        <table:table-row table:style-name="ro1">
          <table:table-cell office:value-type="float" office:value="4.87519732320115" calcext:value-type="float">
            <text:p>4.87519732320115</text:p>
          </table:table-cell>
          <table:table-cell office:value-type="float" office:value="23.9430450710797" calcext:value-type="float">
            <text:p>23.9430450710797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17.2334255171556" calcext:value-type="float">
            <text:p>17.2334255171556</text:p>
          </table:table-cell>
          <table:table-cell table:number-columns-repeated="3"/>
        </table:table-row>
        <table:table-row table:style-name="ro1">
          <table:table-cell office:value-type="float" office:value="5.43372200355424" calcext:value-type="float">
            <text:p>5.43372200355424</text:p>
          </table:table-cell>
          <table:table-cell office:value-type="float" office:value="24.2033266908823" calcext:value-type="float">
            <text:p>24.2033266908823</text:p>
          </table:table-cell>
          <table:table-cell office:value-type="float" office:value="26.3711340206186" calcext:value-type="float">
            <text:p>26.3711340206186</text:p>
          </table:table-cell>
          <table:table-cell office:value-type="float" office:value="2.16780732973627" calcext:value-type="float">
            <text:p>2.167807329736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711235235169" calcext:value-type="float">
            <text:p>21.6711235235169</text:p>
          </table:table-cell>
          <table:table-cell office:value-type="float" office:value="15" calcext:value-type="float">
            <text:p>15</text:p>
          </table:table-cell>
          <table:table-cell office:value-type="float" office:value="-6.67112352351686" calcext:value-type="float">
            <text:p>-6.67112352351686</text:p>
          </table:table-cell>
          <table:table-cell table:number-columns-repeated="3"/>
        </table:table-row>
        <table:table-row table:style-name="ro1">
          <table:table-cell office:value-type="float" office:value="4.71849887129509" calcext:value-type="float">
            <text:p>4.71849887129509</text:p>
          </table:table-cell>
          <table:table-cell office:value-type="float" office:value="23.8700210341529" calcext:value-type="float">
            <text:p>23.8700210341529</text:p>
          </table:table-cell>
          <table:table-cell office:value-type="float" office:value="20.7261904761905" calcext:value-type="float">
            <text:p>20.7261904761905</text:p>
          </table:table-cell>
          <table:table-cell office:value-type="float" office:value="-3.14383055796241" calcext:value-type="float">
            <text:p>-3.14383055796241</text:p>
          </table:table-cell>
          <table:table-cell table:number-columns-repeated="3"/>
        </table:table-row>
        <table:table-row table:style-name="ro1">
          <table:table-cell office:value-type="float" office:value="2.77258872223978" calcext:value-type="float">
            <text:p>2.77258872223978</text:p>
          </table:table-cell>
          <table:table-cell office:value-type="float" office:value="22.9631951347743" calcext:value-type="float">
            <text:p>22.9631951347743</text:p>
          </table:table-cell>
          <table:table-cell office:value-type="float" office:value="19.6627906976744" calcext:value-type="float">
            <text:p>19.6627906976744</text:p>
          </table:table-cell>
          <table:table-cell office:value-type="float" office:value="-3.30040443709986" calcext:value-type="float">
            <text:p>-3.30040443709986</text:p>
          </table:table-cell>
          <table:table-cell table:number-columns-repeated="3"/>
        </table:table-row>
        <table:table-row table:style-name="ro1">
          <table:table-cell office:value-type="float" office:value="2.83321334405622" calcext:value-type="float">
            <text:p>2.83321334405622</text:p>
          </table:table-cell>
          <table:table-cell office:value-type="float" office:value="22.9914471983292" calcext:value-type="float">
            <text:p>22.9914471983292</text:p>
          </table:table-cell>
          <table:table-cell office:value-type="float" office:value="14.6818181818182" calcext:value-type="float">
            <text:p>14.6818181818182</text:p>
          </table:table-cell>
          <table:table-cell office:value-type="float" office:value="-8.30962901651097" calcext:value-type="float">
            <text:p>-8.30962901651097</text:p>
          </table:table-cell>
          <table:table-cell table:number-columns-repeated="3"/>
        </table:table-row>
        <table:table-row table:style-name="ro1">
          <table:table-cell office:value-type="float" office:value="2.39789527279837" calcext:value-type="float">
            <text:p>2.39789527279837</text:p>
          </table:table-cell>
          <table:table-cell office:value-type="float" office:value="22.7885818698988" calcext:value-type="float">
            <text:p>22.7885818698988</text:p>
          </table:table-cell>
          <table:table-cell office:value-type="float" office:value="19.02" calcext:value-type="float">
            <text:p>19.02</text:p>
          </table:table-cell>
          <table:table-cell office:value-type="float" office:value="-3.76858186989875" calcext:value-type="float">
            <text:p>-3.76858186989875</text:p>
          </table:table-cell>
          <table:table-cell table:number-columns-repeated="3"/>
        </table:table-row>
        <table:table-row table:style-name="ro1">
          <table:table-cell office:value-type="float" office:value="2.70805020110221" calcext:value-type="float">
            <text:p>2.70805020110221</text:p>
          </table:table-cell>
          <table:table-cell office:value-type="float" office:value="22.9331191302355" calcext:value-type="float">
            <text:p>22.9331191302355</text:p>
          </table:table-cell>
          <table:table-cell office:value-type="float" office:value="16.5434782608696" calcext:value-type="float">
            <text:p>16.5434782608696</text:p>
          </table:table-cell>
          <table:table-cell office:value-type="float" office:value="-6.38964086936589" calcext:value-type="float">
            <text:p>-6.38964086936589</text:p>
          </table:table-cell>
          <table:table-cell table:number-columns-repeated="3"/>
        </table:table-row>
        <table:table-row table:style-name="ro1">
          <table:table-cell office:value-type="float" office:value="2.70805020110221" calcext:value-type="float">
            <text:p>2.70805020110221</text:p>
          </table:table-cell>
          <table:table-cell office:value-type="float" office:value="22.9331191302355" calcext:value-type="float">
            <text:p>22.9331191302355</text:p>
          </table:table-cell>
          <table:table-cell office:value-type="float" office:value="16.4423076923077" calcext:value-type="float">
            <text:p>16.4423076923077</text:p>
          </table:table-cell>
          <table:table-cell office:value-type="float" office:value="-6.49081143792776" calcext:value-type="float">
            <text:p>-6.49081143792776</text:p>
          </table:table-cell>
          <table:table-cell table:number-columns-repeated="3"/>
        </table:table-row>
        <table:table-row table:style-name="ro1">
          <table:table-cell office:value-type="float" office:value="1.94591014905531" calcext:value-type="float">
            <text:p>1.94591014905531</text:p>
          </table:table-cell>
          <table:table-cell office:value-type="float" office:value="22.5779494228955" calcext:value-type="float">
            <text:p>22.5779494228955</text:p>
          </table:table-cell>
          <table:table-cell office:value-type="float" office:value="15.325" calcext:value-type="float">
            <text:p>15.325</text:p>
          </table:table-cell>
          <table:table-cell office:value-type="float" office:value="-7.25294942289547" calcext:value-type="float">
            <text:p>-7.25294942289547</text:p>
          </table:table-cell>
          <table:table-cell table:number-columns-repeated="3"/>
        </table:table-row>
        <table:table-row table:style-name="ro1">
          <table:table-cell office:value-type="float" office:value="3.63758615972639" calcext:value-type="float">
            <text:p>3.63758615972639</text:p>
          </table:table-cell>
          <table:table-cell office:value-type="float" office:value="23.3662980630312" calcext:value-type="float">
            <text:p>23.3662980630312</text:p>
          </table:table-cell>
          <table:table-cell office:value-type="float" office:value="13.0731707317073" calcext:value-type="float">
            <text:p>13.0731707317073</text:p>
          </table:table-cell>
          <table:table-cell office:value-type="float" office:value="-10.2931273313238" calcext:value-type="float">
            <text:p>-10.2931273313238</text:p>
          </table:table-cell>
          <table:table-cell table:number-columns-repeated="3"/>
        </table:table-row>
        <table:table-row table:style-name="ro1">
          <table:table-cell office:value-type="float" office:value="2.30258509299405" calcext:value-type="float">
            <text:p>2.30258509299405</text:p>
          </table:table-cell>
          <table:table-cell office:value-type="float" office:value="22.7441657700275" calcext:value-type="float">
            <text:p>22.7441657700275</text:p>
          </table:table-cell>
          <table:table-cell office:value-type="float" office:value="18.9090909090909" calcext:value-type="float">
            <text:p>18.9090909090909</text:p>
          </table:table-cell>
          <table:table-cell office:value-type="float" office:value="-3.83507486093655" calcext:value-type="float">
            <text:p>-3.83507486093655</text:p>
          </table:table-cell>
          <table:table-cell table:number-columns-repeated="3"/>
        </table:table-row>
        <table:table-row table:style-name="ro1">
          <table:table-cell office:value-type="float" office:value="3.36729582998647" calcext:value-type="float">
            <text:p>3.36729582998647</text:p>
          </table:table-cell>
          <table:table-cell office:value-type="float" office:value="23.240338356475" calcext:value-type="float">
            <text:p>23.240338356475</text:p>
          </table:table-cell>
          <table:table-cell office:value-type="float" office:value="18.8351648351648" calcext:value-type="float">
            <text:p>18.8351648351648</text:p>
          </table:table-cell>
          <table:table-cell office:value-type="float" office:value="-4.40517352131013" calcext:value-type="float">
            <text:p>-4.40517352131013</text:p>
          </table:table-cell>
          <table:table-cell table:number-columns-repeated="3"/>
        </table:table-row>
        <table:table-row table:style-name="ro1">
          <table:table-cell office:value-type="float" office:value="5.79301360838414" calcext:value-type="float">
            <text:p>5.79301360838414</text:p>
          </table:table-cell>
          <table:table-cell office:value-type="float" office:value="24.3707624447105" calcext:value-type="float">
            <text:p>24.3707624447105</text:p>
          </table:table-cell>
          <table:table-cell office:value-type="float" office:value="23.5161290322581" calcext:value-type="float">
            <text:p>23.5161290322581</text:p>
          </table:table-cell>
          <table:table-cell office:value-type="float" office:value="-0.85463341245244" calcext:value-type="float">
            <text:p>-0.85463341245244</text:p>
          </table:table-cell>
          <table:table-cell table:number-columns-repeated="3"/>
        </table:table-row>
        <table:table-row table:style-name="ro1">
          <table:table-cell office:value-type="float" office:value="6.3135480462771" calcext:value-type="float">
            <text:p>6.3135480462771</text:p>
          </table:table-cell>
          <table:table-cell office:value-type="float" office:value="24.6133399912786" calcext:value-type="float">
            <text:p>24.6133399912786</text:p>
          </table:table-cell>
          <table:table-cell office:value-type="float" office:value="28.6527777777778" calcext:value-type="float">
            <text:p>28.6527777777778</text:p>
          </table:table-cell>
          <table:table-cell office:value-type="float" office:value="4.03943778649917" calcext:value-type="float">
            <text:p>4.03943778649917</text:p>
          </table:table-cell>
          <table:table-cell table:number-columns-repeated="3"/>
        </table:table-row>
        <table:table-row table:style-name="ro1">
          <table:table-cell office:value-type="float" office:value="6.36818718635049" calcext:value-type="float">
            <text:p>6.36818718635049</text:p>
          </table:table-cell>
          <table:table-cell office:value-type="float" office:value="24.6388027226192" calcext:value-type="float">
            <text:p>24.6388027226192</text:p>
          </table:table-cell>
          <table:table-cell office:value-type="float" office:value="27" calcext:value-type="float">
            <text:p>27</text:p>
          </table:table-cell>
          <table:table-cell office:value-type="float" office:value="2.3611972773808" calcext:value-type="float">
            <text:p>2.3611972773808</text:p>
          </table:table-cell>
          <table:table-cell table:number-columns-repeated="3"/>
        </table:table-row>
        <table:table-row table:style-name="ro1">
          <table:table-cell office:value-type="float" office:value="4.80402104473326" calcext:value-type="float">
            <text:p>4.80402104473326</text:p>
          </table:table-cell>
          <table:table-cell office:value-type="float" office:value="23.9098757632536" calcext:value-type="float">
            <text:p>23.9098757632536</text:p>
          </table:table-cell>
          <table:table-cell office:value-type="float" office:value="27.9083333333333" calcext:value-type="float">
            <text:p>27.9083333333333</text:p>
          </table:table-cell>
          <table:table-cell office:value-type="float" office:value="3.99845757007976" calcext:value-type="float">
            <text:p>3.99845757007976</text:p>
          </table:table-cell>
          <table:table-cell table:number-columns-repeated="3"/>
        </table:table-row>
        <table:table-row table:style-name="ro1">
          <table:table-cell office:value-type="float" office:value="5.34710753071747" calcext:value-type="float">
            <text:p>5.34710753071747</text:p>
          </table:table-cell>
          <table:table-cell office:value-type="float" office:value="24.1629629324284" calcext:value-type="float">
            <text:p>24.1629629324284</text:p>
          </table:table-cell>
          <table:table-cell office:value-type="float" office:value="21.6164383561644" calcext:value-type="float">
            <text:p>21.6164383561644</text:p>
          </table:table-cell>
          <table:table-cell office:value-type="float" office:value="-2.54652457626403" calcext:value-type="float">
            <text:p>-2.54652457626403</text:p>
          </table:table-cell>
          <table:table-cell table:number-columns-repeated="3"/>
        </table:table-row>
        <table:table-row table:style-name="ro1">
          <table:table-cell office:value-type="float" office:value="6.82546003625531" calcext:value-type="float">
            <text:p>6.82546003625531</text:p>
          </table:table-cell>
          <table:table-cell office:value-type="float" office:value="24.851899336344" calcext:value-type="float">
            <text:p>24.851899336344</text:p>
          </table:table-cell>
          <table:table-cell office:value-type="float" office:value="23.771186440678" calcext:value-type="float">
            <text:p>23.771186440678</text:p>
          </table:table-cell>
          <table:table-cell office:value-type="float" office:value="-1.08071289566601" calcext:value-type="float">
            <text:p>-1.08071289566601</text:p>
          </table:table-cell>
          <table:table-cell table:number-columns-repeated="3"/>
        </table:table-row>
        <table:table-row table:style-name="ro1">
          <table:table-cell office:value-type="float" office:value="6.71295620067707" calcext:value-type="float">
            <text:p>6.71295620067707</text:p>
          </table:table-cell>
          <table:table-cell office:value-type="float" office:value="24.7994707121697" calcext:value-type="float">
            <text:p>24.7994707121697</text:p>
          </table:table-cell>
          <table:table-cell office:value-type="float" office:value="22.5733333333333" calcext:value-type="float">
            <text:p>22.5733333333333</text:p>
          </table:table-cell>
          <table:table-cell office:value-type="float" office:value="-2.22613737883634" calcext:value-type="float">
            <text:p>-2.22613737883634</text:p>
          </table:table-cell>
          <table:table-cell table:number-columns-repeated="3"/>
        </table:table-row>
        <table:table-row table:style-name="ro1">
          <table:table-cell office:value-type="float" office:value="6.7428806357919" calcext:value-type="float">
            <text:p>6.7428806357919</text:p>
          </table:table-cell>
          <table:table-cell office:value-type="float" office:value="24.8134159874947" calcext:value-type="float">
            <text:p>24.8134159874947</text:p>
          </table:table-cell>
          <table:table-cell office:value-type="float" office:value="18.4450261780105" calcext:value-type="float">
            <text:p>18.4450261780105</text:p>
          </table:table-cell>
          <table:table-cell office:value-type="float" office:value="-6.36838980948426" calcext:value-type="float">
            <text:p>-6.36838980948426</text:p>
          </table:table-cell>
          <table:table-cell table:number-columns-repeated="3"/>
        </table:table-row>
        <table:table-row table:style-name="ro1">
          <table:table-cell office:value-type="float" office:value="5.4380793089232" calcext:value-type="float">
            <text:p>5.4380793089232</text:p>
          </table:table-cell>
          <table:table-cell office:value-type="float" office:value="24.2053572663238" calcext:value-type="float">
            <text:p>24.2053572663238</text:p>
          </table:table-cell>
          <table:table-cell office:value-type="float" office:value="22.6842105263158" calcext:value-type="float">
            <text:p>22.6842105263158</text:p>
          </table:table-cell>
          <table:table-cell office:value-type="float" office:value="-1.52114674000801" calcext:value-type="float">
            <text:p>-1.52114674000801</text:p>
          </table:table-cell>
          <table:table-cell table:number-columns-repeated="3"/>
        </table:table-row>
        <table:table-row table:style-name="ro1">
          <table:table-cell office:value-type="float" office:value="4.94875989037817" calcext:value-type="float">
            <text:p>4.94875989037817</text:p>
          </table:table-cell>
          <table:table-cell office:value-type="float" office:value="23.9773264284041" calcext:value-type="float">
            <text:p>23.9773264284041</text:p>
          </table:table-cell>
          <table:table-cell office:value-type="float" office:value="27.8541666666667" calcext:value-type="float">
            <text:p>27.8541666666667</text:p>
          </table:table-cell>
          <table:table-cell office:value-type="float" office:value="3.87684023826256" calcext:value-type="float">
            <text:p>3.87684023826256</text:p>
          </table:table-cell>
          <table:table-cell table:number-columns-repeated="3"/>
        </table:table-row>
        <table:table-row table:style-name="ro1">
          <table:table-cell office:value-type="float" office:value="2.99573227355399" calcext:value-type="float">
            <text:p>2.99573227355399</text:p>
          </table:table-cell>
          <table:table-cell office:value-type="float" office:value="23.0671836728418" calcext:value-type="float">
            <text:p>23.0671836728418</text:p>
          </table:table-cell>
          <table:table-cell office:value-type="float" office:value="22.3475177304965" calcext:value-type="float">
            <text:p>22.3475177304965</text:p>
          </table:table-cell>
          <table:table-cell office:value-type="float" office:value="-0.719665942345365" calcext:value-type="float">
            <text:p>-0.719665942345365</text:p>
          </table:table-cell>
          <table:table-cell table:number-columns-repeated="3"/>
        </table:table-row>
        <table:table-row table:style-name="ro1">
          <table:table-cell office:value-type="float" office:value="4.85981240436167" calcext:value-type="float">
            <text:p>4.85981240436167</text:p>
          </table:table-cell>
          <table:table-cell office:value-type="float" office:value="23.9358754477185" calcext:value-type="float">
            <text:p>23.9358754477185</text:p>
          </table:table-cell>
          <table:table-cell office:value-type="float" office:value="30.7702702702703" calcext:value-type="float">
            <text:p>30.7702702702703</text:p>
          </table:table-cell>
          <table:table-cell office:value-type="float" office:value="6.83439482255174" calcext:value-type="float">
            <text:p>6.83439482255174</text:p>
          </table:table-cell>
          <table:table-cell table:number-columns-repeated="3"/>
        </table:table-row>
        <table:table-row table:style-name="ro1">
          <table:table-cell office:value-type="float" office:value="5.66642668811243" calcext:value-type="float">
            <text:p>5.66642668811243</text:p>
          </table:table-cell>
          <table:table-cell office:value-type="float" office:value="24.3117708731414" calcext:value-type="float">
            <text:p>24.3117708731414</text:p>
          </table:table-cell>
          <table:table-cell office:value-type="float" office:value="32.0740740740741" calcext:value-type="float">
            <text:p>32.0740740740741</text:p>
          </table:table-cell>
          <table:table-cell office:value-type="float" office:value="7.76230320093264" calcext:value-type="float">
            <text:p>7.76230320093264</text:p>
          </table:table-cell>
          <table:table-cell table:number-columns-repeated="3"/>
        </table:table-row>
        <table:table-row table:style-name="ro1">
          <table:table-cell office:value-type="float" office:value="1.94591014905531" calcext:value-type="float">
            <text:p>1.94591014905531</text:p>
          </table:table-cell>
          <table:table-cell office:value-type="float" office:value="22.5779494228955" calcext:value-type="float">
            <text:p>22.5779494228955</text:p>
          </table:table-cell>
          <table:table-cell office:value-type="float" office:value="17.5125" calcext:value-type="float">
            <text:p>17.5125</text:p>
          </table:table-cell>
          <table:table-cell office:value-type="float" office:value="-5.06544942289547" calcext:value-type="float">
            <text:p>-5.06544942289547</text:p>
          </table:table-cell>
          <table:table-cell table:number-columns-repeated="3"/>
        </table:table-row>
        <table:table-row table:style-name="ro1">
          <table:table-cell office:value-type="float" office:value="3.97029191355212" calcext:value-type="float">
            <text:p>3.97029191355212</text:p>
          </table:table-cell>
          <table:table-cell office:value-type="float" office:value="23.5213443762373" calcext:value-type="float">
            <text:p>23.5213443762373</text:p>
          </table:table-cell>
          <table:table-cell office:value-type="float" office:value="14.9864864864865" calcext:value-type="float">
            <text:p>14.9864864864865</text:p>
          </table:table-cell>
          <table:table-cell office:value-type="float" office:value="-8.53485788975083" calcext:value-type="float">
            <text:p>-8.53485788975083</text:p>
          </table:table-cell>
          <table:table-cell table:number-columns-repeated="3"/>
        </table:table-row>
        <table:table-row table:style-name="ro1">
          <table:table-cell office:value-type="float" office:value="6.12468339089421" calcext:value-type="float">
            <text:p>6.12468339089421</text:p>
          </table:table-cell>
          <table:table-cell office:value-type="float" office:value="24.5253259783698" calcext:value-type="float">
            <text:p>24.5253259783698</text:p>
          </table:table-cell>
          <table:table-cell office:value-type="float" office:value="21.9444444444444" calcext:value-type="float">
            <text:p>21.9444444444444</text:p>
          </table:table-cell>
          <table:table-cell office:value-type="float" office:value="-2.58088153392531" calcext:value-type="float">
            <text:p>-2.58088153392531</text:p>
          </table:table-cell>
          <table:table-cell table:number-columns-repeated="3"/>
        </table:table-row>
        <table:table-row table:style-name="ro1">
          <table:table-cell office:value-type="float" office:value="6.66057514983969" calcext:value-type="float">
            <text:p>6.66057514983969</text:p>
          </table:table-cell>
          <table:table-cell office:value-type="float" office:value="24.7750602872798" calcext:value-type="float">
            <text:p>24.7750602872798</text:p>
          </table:table-cell>
          <table:table-cell office:value-type="float" office:value="20.5639097744361" calcext:value-type="float">
            <text:p>20.5639097744361</text:p>
          </table:table-cell>
          <table:table-cell office:value-type="float" office:value="-4.21115051284368" calcext:value-type="float">
            <text:p>-4.21115051284368</text:p>
          </table:table-cell>
          <table:table-cell table:number-columns-repeated="3"/>
        </table:table-row>
        <table:table-row table:style-name="ro1">
          <table:table-cell office:value-type="float" office:value="4.07753744390572" calcext:value-type="float">
            <text:p>4.07753744390572</text:p>
          </table:table-cell>
          <table:table-cell office:value-type="float" office:value="23.5713225443272" calcext:value-type="float">
            <text:p>23.5713225443272</text:p>
          </table:table-cell>
          <table:table-cell office:value-type="float" office:value="19.7111111111111" calcext:value-type="float">
            <text:p>19.7111111111111</text:p>
          </table:table-cell>
          <table:table-cell office:value-type="float" office:value="-3.86021143321605" calcext:value-type="float">
            <text:p>-3.86021143321605</text:p>
          </table:table-cell>
          <table:table-cell table:number-columns-repeated="3"/>
        </table:table-row>
        <table:table-row table:style-name="ro1">
          <table:table-cell office:value-type="float" office:value="3.36729582998647" calcext:value-type="float">
            <text:p>3.36729582998647</text:p>
          </table:table-cell>
          <table:table-cell office:value-type="float" office:value="23.240338356475" calcext:value-type="float">
            <text:p>23.240338356475</text:p>
          </table:table-cell>
          <table:table-cell office:value-type="float" office:value="16.1904761904762" calcext:value-type="float">
            <text:p>16.1904761904762</text:p>
          </table:table-cell>
          <table:table-cell office:value-type="float" office:value="-7.04986216599878" calcext:value-type="float">
            <text:p>-7.04986216599878</text:p>
          </table:table-cell>
          <table:table-cell table:number-columns-repeated="3"/>
        </table:table-row>
        <table:table-row table:style-name="ro1">
          <table:table-cell office:value-type="float" office:value="3.85014760171006" calcext:value-type="float">
            <text:p>3.85014760171006</text:p>
          </table:table-cell>
          <table:table-cell office:value-type="float" office:value="23.4653551653818" calcext:value-type="float">
            <text:p>23.4653551653818</text:p>
          </table:table-cell>
          <table:table-cell office:value-type="float" office:value="17.5581395348837" calcext:value-type="float">
            <text:p>17.5581395348837</text:p>
          </table:table-cell>
          <table:table-cell office:value-type="float" office:value="-5.90721563049805" calcext:value-type="float">
            <text:p>-5.90721563049805</text:p>
          </table:table-cell>
          <table:table-cell table:number-columns-repeated="3"/>
        </table:table-row>
        <table:table-row table:style-name="ro1">
          <table:table-cell office:value-type="float" office:value="5.66988092298052" calcext:value-type="float">
            <text:p>5.66988092298052</text:p>
          </table:table-cell>
          <table:table-cell office:value-type="float" office:value="24.3133806029856" calcext:value-type="float">
            <text:p>24.3133806029856</text:p>
          </table:table-cell>
          <table:table-cell office:value-type="float" office:value="21.0707070707071" calcext:value-type="float">
            <text:p>21.0707070707071</text:p>
          </table:table-cell>
          <table:table-cell office:value-type="float" office:value="-3.2426735322785" calcext:value-type="float">
            <text:p>-3.2426735322785</text:p>
          </table:table-cell>
          <table:table-cell table:number-columns-repeated="3"/>
        </table:table-row>
        <table:table-row table:style-name="ro1">
          <table:table-cell office:value-type="float" office:value="3.63758615972639" calcext:value-type="float">
            <text:p>3.63758615972639</text:p>
          </table:table-cell>
          <table:table-cell office:value-type="float" office:value="23.3662980630312" calcext:value-type="float">
            <text:p>23.3662980630312</text:p>
          </table:table-cell>
          <table:table-cell office:value-type="float" office:value="18.6" calcext:value-type="float">
            <text:p>18.6</text:p>
          </table:table-cell>
          <table:table-cell office:value-type="float" office:value="-4.76629806303116" calcext:value-type="float">
            <text:p>-4.76629806303116</text:p>
          </table:table-cell>
          <table:table-cell table:number-columns-repeated="3"/>
        </table:table-row>
        <table:table-row table:style-name="ro1">
          <table:table-cell office:value-type="float" office:value="5.66296048013595" calcext:value-type="float">
            <text:p>5.66296048013595</text:p>
          </table:table-cell>
          <table:table-cell office:value-type="float" office:value="24.3101555636333" calcext:value-type="float">
            <text:p>24.3101555636333</text:p>
          </table:table-cell>
          <table:table-cell office:value-type="float" office:value="59.0333333333333" calcext:value-type="float">
            <text:p>59.0333333333333</text:p>
          </table:table-cell>
          <table:table-cell office:value-type="float" office:value="34.7231777697" calcext:value-type="float">
            <text:p>34.7231777697</text:p>
          </table:table-cell>
          <table:table-cell table:number-columns-repeated="3"/>
        </table:table-row>
        <table:table-row table:style-name="ro1">
          <table:table-cell office:value-type="float" office:value="2.07944154167984" calcext:value-type="float">
            <text:p>2.07944154167984</text:p>
          </table:table-cell>
          <table:table-cell office:value-type="float" office:value="22.6401772319599" calcext:value-type="float">
            <text:p>22.6401772319599</text:p>
          </table:table-cell>
          <table:table-cell office:value-type="float" office:value="22.9787234042553" calcext:value-type="float">
            <text:p>22.9787234042553</text:p>
          </table:table-cell>
          <table:table-cell office:value-type="float" office:value="0.338546172295391" calcext:value-type="float">
            <text:p>0.3385461722953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711235235169" calcext:value-type="float">
            <text:p>21.6711235235169</text:p>
          </table:table-cell>
          <table:table-cell office:value-type="float" office:value="14.188679245283" calcext:value-type="float">
            <text:p>14.188679245283</text:p>
          </table:table-cell>
          <table:table-cell office:value-type="float" office:value="-7.48244427823384" calcext:value-type="float">
            <text:p>-7.48244427823384</text:p>
          </table:table-cell>
          <table:table-cell table:number-columns-repeated="3"/>
        </table:table-row>
        <table:table-row table:style-name="ro1">
          <table:table-cell office:value-type="float" office:value="4.90527477843843" calcext:value-type="float">
            <text:p>4.90527477843843</text:p>
          </table:table-cell>
          <table:table-cell office:value-type="float" office:value="23.9570616562801" calcext:value-type="float">
            <text:p>23.9570616562801</text:p>
          </table:table-cell>
          <table:table-cell office:value-type="float" office:value="19.4261603375527" calcext:value-type="float">
            <text:p>19.4261603375527</text:p>
          </table:table-cell>
          <table:table-cell office:value-type="float" office:value="-4.5309013187274" calcext:value-type="float">
            <text:p>-4.5309013187274</text:p>
          </table:table-cell>
          <table:table-cell table:number-columns-repeated="3"/>
        </table:table-row>
        <table:table-row table:style-name="ro1">
          <table:table-cell office:value-type="float" office:value="4.11087386417331" calcext:value-type="float">
            <text:p>4.11087386417331</text:p>
          </table:table-cell>
          <table:table-cell office:value-type="float" office:value="23.5868578604392" calcext:value-type="float">
            <text:p>23.5868578604392</text:p>
          </table:table-cell>
          <table:table-cell office:value-type="float" office:value="20.7088607594937" calcext:value-type="float">
            <text:p>20.7088607594937</text:p>
          </table:table-cell>
          <table:table-cell office:value-type="float" office:value="-2.87799710094555" calcext:value-type="float">
            <text:p>-2.87799710094555</text:p>
          </table:table-cell>
          <table:table-cell table:number-columns-repeated="3"/>
        </table:table-row>
        <table:table-row table:style-name="ro1">
          <table:table-cell office:value-type="float" office:value="3.93182563272433" calcext:value-type="float">
            <text:p>3.93182563272433</text:p>
          </table:table-cell>
          <table:table-cell office:value-type="float" office:value="23.5034184613515" calcext:value-type="float">
            <text:p>23.5034184613515</text:p>
          </table:table-cell>
          <table:table-cell office:value-type="float" office:value="24.3013698630137" calcext:value-type="float">
            <text:p>24.3013698630137</text:p>
          </table:table-cell>
          <table:table-cell office:value-type="float" office:value="0.7979514016622" calcext:value-type="float">
            <text:p>0.7979514016622</text:p>
          </table:table-cell>
          <table:table-cell table:number-columns-repeated="3"/>
        </table:table-row>
        <table:table-row table:style-name="ro1">
          <table:table-cell office:value-type="float" office:value="3.68887945411394" calcext:value-type="float">
            <text:p>3.68887945411394</text:p>
          </table:table-cell>
          <table:table-cell office:value-type="float" office:value="23.3902015756562" calcext:value-type="float">
            <text:p>23.3902015756562</text:p>
          </table:table-cell>
          <table:table-cell office:value-type="float" office:value="27.6575342465753" calcext:value-type="float">
            <text:p>27.6575342465753</text:p>
          </table:table-cell>
          <table:table-cell office:value-type="float" office:value="4.26733267091917" calcext:value-type="float">
            <text:p>4.26733267091917</text:p>
          </table:table-cell>
          <table:table-cell table:number-columns-repeated="3"/>
        </table:table-row>
        <table:table-row table:style-name="ro1">
          <table:table-cell office:value-type="float" office:value="4.18965474202643" calcext:value-type="float">
            <text:p>4.18965474202643</text:p>
          </table:table-cell>
          <table:table-cell office:value-type="float" office:value="23.6235710357354" calcext:value-type="float">
            <text:p>23.6235710357354</text:p>
          </table:table-cell>
          <table:table-cell office:value-type="float" office:value="25.5697674418605" calcext:value-type="float">
            <text:p>25.5697674418605</text:p>
          </table:table-cell>
          <table:table-cell office:value-type="float" office:value="1.94619640612501" calcext:value-type="float">
            <text:p>1.94619640612501</text:p>
          </table:table-cell>
          <table:table-cell table:number-columns-repeated="3"/>
        </table:table-row>
        <table:table-row table:style-name="ro1">
          <table:table-cell office:value-type="float" office:value="3.36729582998647" calcext:value-type="float">
            <text:p>3.36729582998647</text:p>
          </table:table-cell>
          <table:table-cell office:value-type="float" office:value="23.240338356475" calcext:value-type="float">
            <text:p>23.240338356475</text:p>
          </table:table-cell>
          <table:table-cell office:value-type="float" office:value="25.5925925925926" calcext:value-type="float">
            <text:p>25.5925925925926</text:p>
          </table:table-cell>
          <table:table-cell office:value-type="float" office:value="2.35225423611763" calcext:value-type="float">
            <text:p>2.35225423611763</text:p>
          </table:table-cell>
          <table:table-cell table:number-columns-repeated="3"/>
        </table:table-row>
        <table:table-row table:style-name="ro1">
          <table:table-cell office:value-type="float" office:value="4.91998092582813" calcext:value-type="float">
            <text:p>4.91998092582813</text:p>
          </table:table-cell>
          <table:table-cell office:value-type="float" office:value="23.9639149610638" calcext:value-type="float">
            <text:p>23.9639149610638</text:p>
          </table:table-cell>
          <table:table-cell office:value-type="float" office:value="21.517453798768" calcext:value-type="float">
            <text:p>21.517453798768</text:p>
          </table:table-cell>
          <table:table-cell office:value-type="float" office:value="-2.44646116229581" calcext:value-type="float">
            <text:p>-2.44646116229581</text:p>
          </table:table-cell>
          <table:table-cell table:number-columns-repeated="3"/>
        </table:table-row>
        <table:table-row table:style-name="ro1">
          <table:table-cell office:value-type="float" office:value="3.25809653802148" calcext:value-type="float">
            <text:p>3.25809653802148</text:p>
          </table:table-cell>
          <table:table-cell office:value-type="float" office:value="23.1894497035761" calcext:value-type="float">
            <text:p>23.1894497035761</text:p>
          </table:table-cell>
          <table:table-cell office:value-type="float" office:value="28.1857923497268" calcext:value-type="float">
            <text:p>28.1857923497268</text:p>
          </table:table-cell>
          <table:table-cell office:value-type="float" office:value="4.99634264615068" calcext:value-type="float">
            <text:p>4.99634264615068</text:p>
          </table:table-cell>
          <table:table-cell table:number-columns-repeated="3"/>
        </table:table-row>
        <table:table-row table:style-name="ro1">
          <table:table-cell office:value-type="float" office:value="1.38629436111989" calcext:value-type="float">
            <text:p>1.38629436111989</text:p>
          </table:table-cell>
          <table:table-cell office:value-type="float" office:value="22.3171593291456" calcext:value-type="float">
            <text:p>22.3171593291456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05784067085443" calcext:value-type="float">
            <text:p>3.05784067085443</text:p>
          </table:table-cell>
          <table:table-cell table:number-columns-repeated="3"/>
        </table:table-row>
        <table:table-row table:style-name="ro1">
          <table:table-cell office:value-type="float" office:value="5.92425579741453" calcext:value-type="float">
            <text:p>5.92425579741453</text:p>
          </table:table-cell>
          <table:table-cell office:value-type="float" office:value="24.4319234475254" calcext:value-type="float">
            <text:p>24.4319234475254</text:p>
          </table:table-cell>
          <table:table-cell office:value-type="float" office:value="22.979381443299" calcext:value-type="float">
            <text:p>22.979381443299</text:p>
          </table:table-cell>
          <table:table-cell office:value-type="float" office:value="-1.45254200422643" calcext:value-type="float">
            <text:p>-1.45254200422643</text:p>
          </table:table-cell>
          <table:table-cell table:number-columns-repeated="3"/>
        </table:table-row>
        <table:table-row table:style-name="ro1">
          <table:table-cell office:value-type="float" office:value="7.25559127425367" calcext:value-type="float">
            <text:p>7.25559127425367</text:p>
          </table:table-cell>
          <table:table-cell office:value-type="float" office:value="25.0523475157926" calcext:value-type="float">
            <text:p>25.0523475157926</text:p>
          </table:table-cell>
          <table:table-cell office:value-type="float" office:value="20.8688524590164" calcext:value-type="float">
            <text:p>20.8688524590164</text:p>
          </table:table-cell>
          <table:table-cell office:value-type="float" office:value="-4.18349505677618" calcext:value-type="float">
            <text:p>-4.18349505677618</text:p>
          </table:table-cell>
          <table:table-cell table:number-columns-repeated="3"/>
        </table:table-row>
        <table:table-row table:style-name="ro1">
          <table:table-cell office:value-type="float" office:value="5.06259503302697" calcext:value-type="float">
            <text:p>5.06259503302697</text:p>
          </table:table-cell>
          <table:table-cell office:value-type="float" office:value="24.0303754634089" calcext:value-type="float">
            <text:p>24.0303754634089</text:p>
          </table:table-cell>
          <table:table-cell office:value-type="float" office:value="24.6072874493927" calcext:value-type="float">
            <text:p>24.6072874493927</text:p>
          </table:table-cell>
          <table:table-cell office:value-type="float" office:value="0.57691198598382" calcext:value-type="float">
            <text:p>0.57691198598382</text:p>
          </table:table-cell>
          <table:table-cell table:number-columns-repeated="3"/>
        </table:table-row>
        <table:table-row table:style-name="ro1">
          <table:table-cell office:value-type="float" office:value="4.02535169073515" calcext:value-type="float">
            <text:p>4.02535169073515</text:p>
          </table:table-cell>
          <table:table-cell office:value-type="float" office:value="23.5470031313385" calcext:value-type="float">
            <text:p>23.5470031313385</text:p>
          </table:table-cell>
          <table:table-cell office:value-type="float" office:value="29.1638418079096" calcext:value-type="float">
            <text:p>29.1638418079096</text:p>
          </table:table-cell>
          <table:table-cell office:value-type="float" office:value="5.61683867657107" calcext:value-type="float">
            <text:p>5.61683867657107</text:p>
          </table:table-cell>
          <table:table-cell table:number-columns-repeated="3"/>
        </table:table-row>
        <table:table-row table:style-name="ro1">
          <table:table-cell office:value-type="float" office:value="3.52636052461616" calcext:value-type="float">
            <text:p>3.52636052461616</text:p>
          </table:table-cell>
          <table:table-cell office:value-type="float" office:value="23.3144651011435" calcext:value-type="float">
            <text:p>23.3144651011435</text:p>
          </table:table-cell>
          <table:table-cell office:value-type="float" office:value="22.4426229508197" calcext:value-type="float">
            <text:p>22.4426229508197</text:p>
          </table:table-cell>
          <table:table-cell office:value-type="float" office:value="-0.871842150323836" calcext:value-type="float">
            <text:p>-0.871842150323836</text:p>
          </table:table-cell>
          <table:table-cell table:number-columns-repeated="3"/>
        </table:table-row>
        <table:table-row table:style-name="ro1">
          <table:table-cell office:value-type="float" office:value="2.07944154167984" calcext:value-type="float">
            <text:p>2.07944154167984</text:p>
          </table:table-cell>
          <table:table-cell office:value-type="float" office:value="22.6401772319599" calcext:value-type="float">
            <text:p>22.6401772319599</text:p>
          </table:table-cell>
          <table:table-cell office:value-type="float" office:value="28.4366197183099" calcext:value-type="float">
            <text:p>28.4366197183099</text:p>
          </table:table-cell>
          <table:table-cell office:value-type="float" office:value="5.79644248634993" calcext:value-type="float">
            <text:p>5.79644248634993</text:p>
          </table:table-cell>
          <table:table-cell table:number-columns-repeated="3"/>
        </table:table-row>
        <table:table-row table:style-name="ro1">
          <table:table-cell office:value-type="float" office:value="5.46806014113513" calcext:value-type="float">
            <text:p>5.46806014113513</text:p>
          </table:table-cell>
          <table:table-cell office:value-type="float" office:value="24.2193288236169" calcext:value-type="float">
            <text:p>24.2193288236169</text:p>
          </table:table-cell>
          <table:table-cell office:value-type="float" office:value="21.2575342465753" calcext:value-type="float">
            <text:p>21.2575342465753</text:p>
          </table:table-cell>
          <table:table-cell office:value-type="float" office:value="-2.96179457704154" calcext:value-type="float">
            <text:p>-2.96179457704154</text:p>
          </table:table-cell>
          <table:table-cell table:number-columns-repeated="3"/>
        </table:table-row>
        <table:table-row table:style-name="ro1">
          <table:table-cell office:value-type="float" office:value="3.58351893845611" calcext:value-type="float">
            <text:p>3.58351893845611</text:p>
          </table:table-cell>
          <table:table-cell office:value-type="float" office:value="23.3411018551903" calcext:value-type="float">
            <text:p>23.3411018551903</text:p>
          </table:table-cell>
          <table:table-cell office:value-type="float" office:value="28.2834008097166" calcext:value-type="float">
            <text:p>28.2834008097166</text:p>
          </table:table-cell>
          <table:table-cell office:value-type="float" office:value="4.94229895452634" calcext:value-type="float">
            <text:p>4.94229895452634</text:p>
          </table:table-cell>
          <table:table-cell table:number-columns-repeated="3"/>
        </table:table-row>
        <table:table-row table:style-name="ro1">
          <table:table-cell office:value-type="float" office:value="5.30330490805908" calcext:value-type="float">
            <text:p>5.30330490805908</text:p>
          </table:table-cell>
          <table:table-cell office:value-type="float" office:value="24.1425501951257" calcext:value-type="float">
            <text:p>24.1425501951257</text:p>
          </table:table-cell>
          <table:table-cell office:value-type="float" office:value="26.9046052631579" calcext:value-type="float">
            <text:p>26.9046052631579</text:p>
          </table:table-cell>
          <table:table-cell office:value-type="float" office:value="2.76205506803219" calcext:value-type="float">
            <text:p>2.76205506803219</text:p>
          </table:table-cell>
          <table:table-cell table:number-columns-repeated="3"/>
        </table:table-row>
        <table:table-row table:style-name="ro1">
          <table:table-cell office:value-type="float" office:value="2.56494935746154" calcext:value-type="float">
            <text:p>2.56494935746154</text:p>
          </table:table-cell>
          <table:table-cell office:value-type="float" office:value="22.8664318007617" calcext:value-type="float">
            <text:p>22.8664318007617</text:p>
          </table:table-cell>
          <table:table-cell office:value-type="float" office:value="26.0478589420655" calcext:value-type="float">
            <text:p>26.0478589420655</text:p>
          </table:table-cell>
          <table:table-cell office:value-type="float" office:value="3.18142714130375" calcext:value-type="float">
            <text:p>3.18142714130375</text:p>
          </table:table-cell>
          <table:table-cell table:number-columns-repeated="3"/>
        </table:table-row>
        <table:table-row table:style-name="ro1">
          <table:table-cell office:value-type="float" office:value="5.36129216570943" calcext:value-type="float">
            <text:p>5.36129216570943</text:p>
          </table:table-cell>
          <table:table-cell office:value-type="float" office:value="24.1695732039202" calcext:value-type="float">
            <text:p>24.1695732039202</text:p>
          </table:table-cell>
          <table:table-cell office:value-type="float" office:value="23.3315217391304" calcext:value-type="float">
            <text:p>23.3315217391304</text:p>
          </table:table-cell>
          <table:table-cell office:value-type="float" office:value="-0.838051464789796" calcext:value-type="float">
            <text:p>-0.838051464789796</text:p>
          </table:table-cell>
          <table:table-cell table:number-columns-repeated="3"/>
        </table:table-row>
        <table:table-row table:style-name="ro1">
          <table:table-cell office:value-type="float" office:value="7.71467747380093" calcext:value-type="float">
            <text:p>7.71467747380093</text:p>
          </table:table-cell>
          <table:table-cell office:value-type="float" office:value="25.2662891800564" calcext:value-type="float">
            <text:p>25.2662891800564</text:p>
          </table:table-cell>
          <table:table-cell office:value-type="float" office:value="24.2454212454212" calcext:value-type="float">
            <text:p>24.2454212454212</text:p>
          </table:table-cell>
          <table:table-cell office:value-type="float" office:value="-1.02086793463515" calcext:value-type="float">
            <text:p>-1.02086793463515</text:p>
          </table:table-cell>
          <table:table-cell table:number-columns-repeated="3"/>
        </table:table-row>
        <table:table-row table:style-name="ro1">
          <table:table-cell office:value-type="float" office:value="5.63121178182137" calcext:value-type="float">
            <text:p>5.63121178182137</text:p>
          </table:table-cell>
          <table:table-cell office:value-type="float" office:value="24.2953601518733" calcext:value-type="float">
            <text:p>24.2953601518733</text:p>
          </table:table-cell>
          <table:table-cell office:value-type="float" office:value="20.3744680851064" calcext:value-type="float">
            <text:p>20.3744680851064</text:p>
          </table:table-cell>
          <table:table-cell office:value-type="float" office:value="-3.92089206676695" calcext:value-type="float">
            <text:p>-3.92089206676695</text:p>
          </table:table-cell>
          <table:table-cell table:number-columns-repeated="3"/>
        </table:table-row>
        <table:table-row table:style-name="ro1">
          <table:table-cell office:value-type="float" office:value="3.78418963391826" calcext:value-type="float">
            <text:p>3.78418963391826</text:p>
          </table:table-cell>
          <table:table-cell office:value-type="float" office:value="23.4346176755275" calcext:value-type="float">
            <text:p>23.4346176755275</text:p>
          </table:table-cell>
          <table:table-cell office:value-type="float" office:value="34.3615819209039" calcext:value-type="float">
            <text:p>34.3615819209039</text:p>
          </table:table-cell>
          <table:table-cell office:value-type="float" office:value="10.9269642453765" calcext:value-type="float">
            <text:p>10.9269642453765</text:p>
          </table:table-cell>
          <table:table-cell table:number-columns-repeated="3"/>
        </table:table-row>
        <table:table-row table:style-name="ro1">
          <table:table-cell office:value-type="float" office:value="2.484906649788" calcext:value-type="float">
            <text:p>2.484906649788</text:p>
          </table:table-cell>
          <table:table-cell office:value-type="float" office:value="22.8291305921679" calcext:value-type="float">
            <text:p>22.8291305921679</text:p>
          </table:table-cell>
          <table:table-cell office:value-type="float" office:value="27.5849056603774" calcext:value-type="float">
            <text:p>27.5849056603774</text:p>
          </table:table-cell>
          <table:table-cell office:value-type="float" office:value="4.75577506820945" calcext:value-type="float">
            <text:p>4.75577506820945</text:p>
          </table:table-cell>
          <table:table-cell table:number-columns-repeated="3"/>
        </table:table-row>
        <table:table-row table:style-name="ro1">
          <table:table-cell office:value-type="float" office:value="4.71849887129509" calcext:value-type="float">
            <text:p>4.71849887129509</text:p>
          </table:table-cell>
          <table:table-cell office:value-type="float" office:value="23.8700210341529" calcext:value-type="float">
            <text:p>23.8700210341529</text:p>
          </table:table-cell>
          <table:table-cell office:value-type="float" office:value="24.856" calcext:value-type="float">
            <text:p>24.856</text:p>
          </table:table-cell>
          <table:table-cell office:value-type="float" office:value="0.985978965847114" calcext:value-type="float">
            <text:p>0.985978965847114</text:p>
          </table:table-cell>
          <table:table-cell table:number-columns-repeated="3"/>
        </table:table-row>
        <table:table-row table:style-name="ro1">
          <table:table-cell office:value-type="float" office:value="7.46851327149634" calcext:value-type="float">
            <text:p>7.46851327149634</text:p>
          </table:table-cell>
          <table:table-cell office:value-type="float" office:value="25.1515726427805" calcext:value-type="float">
            <text:p>25.1515726427805</text:p>
          </table:table-cell>
          <table:table-cell office:value-type="float" office:value="22.8392857142857" calcext:value-type="float">
            <text:p>22.8392857142857</text:p>
          </table:table-cell>
          <table:table-cell office:value-type="float" office:value="-2.31228692849477" calcext:value-type="float">
            <text:p>-2.31228692849477</text:p>
          </table:table-cell>
          <table:table-cell table:number-columns-repeated="3"/>
        </table:table-row>
        <table:table-row table:style-name="ro1">
          <table:table-cell office:value-type="float" office:value="4.80402104473326" calcext:value-type="float">
            <text:p>4.80402104473326</text:p>
          </table:table-cell>
          <table:table-cell office:value-type="float" office:value="23.9098757632536" calcext:value-type="float">
            <text:p>23.9098757632536</text:p>
          </table:table-cell>
          <table:table-cell office:value-type="float" office:value="18.8863636363636" calcext:value-type="float">
            <text:p>18.8863636363636</text:p>
          </table:table-cell>
          <table:table-cell office:value-type="float" office:value="-5.02351212688994" calcext:value-type="float">
            <text:p>-5.02351212688994</text:p>
          </table:table-cell>
          <table:table-cell table:number-columns-repeated="3"/>
        </table:table-row>
        <table:table-row table:style-name="ro1">
          <table:table-cell office:value-type="float" office:value="2.19722457733622" calcext:value-type="float">
            <text:p>2.19722457733622</text:p>
          </table:table-cell>
          <table:table-cell office:value-type="float" office:value="22.6950660495616" calcext:value-type="float">
            <text:p>22.6950660495616</text:p>
          </table:table-cell>
          <table:table-cell office:value-type="float" office:value="22.5761589403973" calcext:value-type="float">
            <text:p>22.5761589403973</text:p>
          </table:table-cell>
          <table:table-cell office:value-type="float" office:value="-0.118907109164198" calcext:value-type="float">
            <text:p>-0.118907109164198</text:p>
          </table:table-cell>
          <table:table-cell table:number-columns-repeated="3"/>
        </table:table-row>
        <table:table-row table:style-name="ro1">
          <table:table-cell office:value-type="float" office:value="3.13549421592915" calcext:value-type="float">
            <text:p>3.13549421592915</text:p>
          </table:table-cell>
          <table:table-cell office:value-type="float" office:value="23.1323150198132" calcext:value-type="float">
            <text:p>23.1323150198132</text:p>
          </table:table-cell>
          <table:table-cell office:value-type="float" office:value="17.1632653061224" calcext:value-type="float">
            <text:p>17.1632653061224</text:p>
          </table:table-cell>
          <table:table-cell office:value-type="float" office:value="-5.96904971369075" calcext:value-type="float">
            <text:p>-5.96904971369075</text:p>
          </table:table-cell>
          <table:table-cell table:number-columns-repeated="3"/>
        </table:table-row>
        <table:table-row table:style-name="ro1">
          <table:table-cell office:value-type="float" office:value="4.26267987704132" calcext:value-type="float">
            <text:p>4.26267987704132</text:p>
          </table:table-cell>
          <table:table-cell office:value-type="float" office:value="23.6576019408979" calcext:value-type="float">
            <text:p>23.6576019408979</text:p>
          </table:table-cell>
          <table:table-cell office:value-type="float" office:value="34.5982142857143" calcext:value-type="float">
            <text:p>34.5982142857143</text:p>
          </table:table-cell>
          <table:table-cell office:value-type="float" office:value="10.9406123448164" calcext:value-type="float">
            <text:p>10.9406123448164</text:p>
          </table:table-cell>
          <table:table-cell table:number-columns-repeated="3"/>
        </table:table-row>
        <table:table-row table:style-name="ro1">
          <table:table-cell office:value-type="float" office:value="5.10594547390058" calcext:value-type="float">
            <text:p>5.10594547390058</text:p>
          </table:table-cell>
          <table:table-cell office:value-type="float" office:value="24.0505774766173" calcext:value-type="float">
            <text:p>24.0505774766173</text:p>
          </table:table-cell>
          <table:table-cell office:value-type="float" office:value="25.49375" calcext:value-type="float">
            <text:p>25.49375</text:p>
          </table:table-cell>
          <table:table-cell office:value-type="float" office:value="1.44317252338266" calcext:value-type="float">
            <text:p>1.44317252338266</text:p>
          </table:table-cell>
          <table:table-cell table:number-columns-repeated="3"/>
        </table:table-row>
        <table:table-row table:style-name="ro1">
          <table:table-cell office:value-type="float" office:value="0.693147180559945" calcext:value-type="float">
            <text:p>0.693147180559945</text:p>
          </table:table-cell>
          <table:table-cell office:value-type="float" office:value="21.9941414263312" calcext:value-type="float">
            <text:p>21.9941414263312</text:p>
          </table:table-cell>
          <table:table-cell office:value-type="float" office:value="19.5645161290323" calcext:value-type="float">
            <text:p>19.5645161290323</text:p>
          </table:table-cell>
          <table:table-cell office:value-type="float" office:value="-2.42962529729896" calcext:value-type="float">
            <text:p>-2.42962529729896</text:p>
          </table:table-cell>
          <table:table-cell table:number-columns-repeated="3"/>
        </table:table-row>
        <table:table-row table:style-name="ro1">
          <table:table-cell office:value-type="float" office:value="1.6094379124341" calcext:value-type="float">
            <text:p>1.6094379124341</text:p>
          </table:table-cell>
          <table:table-cell office:value-type="float" office:value="22.4211478672131" calcext:value-type="float">
            <text:p>22.4211478672131</text:p>
          </table:table-cell>
          <table:table-cell office:value-type="float" office:value="25.4233128834356" calcext:value-type="float">
            <text:p>25.4233128834356</text:p>
          </table:table-cell>
          <table:table-cell office:value-type="float" office:value="3.00216501622247" calcext:value-type="float">
            <text:p>3.00216501622247</text:p>
          </table:table-cell>
          <table:table-cell table:number-columns-repeated="3"/>
        </table:table-row>
        <table:table-row table:style-name="ro1">
          <table:table-cell office:value-type="float" office:value="2.56494935746154" calcext:value-type="float">
            <text:p>2.56494935746154</text:p>
          </table:table-cell>
          <table:table-cell office:value-type="float" office:value="22.8664318007617" calcext:value-type="float">
            <text:p>22.8664318007617</text:p>
          </table:table-cell>
          <table:table-cell office:value-type="float" office:value="25.3905325443787" calcext:value-type="float">
            <text:p>25.3905325443787</text:p>
          </table:table-cell>
          <table:table-cell office:value-type="float" office:value="2.52410074361696" calcext:value-type="float">
            <text:p>2.52410074361696</text:p>
          </table:table-cell>
          <table:table-cell table:number-columns-repeated="3"/>
        </table:table-row>
        <table:table-row table:style-name="ro1">
          <table:table-cell office:value-type="float" office:value="3.8286413964891" calcext:value-type="float">
            <text:p>3.8286413964891</text:p>
          </table:table-cell>
          <table:table-cell office:value-type="float" office:value="23.4553329226276" calcext:value-type="float">
            <text:p>23.4553329226276</text:p>
          </table:table-cell>
          <table:table-cell office:value-type="float" office:value="24.8531468531469" calcext:value-type="float">
            <text:p>24.8531468531469</text:p>
          </table:table-cell>
          <table:table-cell office:value-type="float" office:value="1.3978139305193" calcext:value-type="float">
            <text:p>1.3978139305193</text:p>
          </table:table-cell>
          <table:table-cell table:number-columns-repeated="3"/>
        </table:table-row>
        <table:table-row table:style-name="ro1">
          <table:table-cell office:value-type="float" office:value="4.14313472639153" calcext:value-type="float">
            <text:p>4.14313472639153</text:p>
          </table:table-cell>
          <table:table-cell office:value-type="float" office:value="23.6018919489402" calcext:value-type="float">
            <text:p>23.6018919489402</text:p>
          </table:table-cell>
          <table:table-cell office:value-type="float" office:value="18.3776223776224" calcext:value-type="float">
            <text:p>18.3776223776224</text:p>
          </table:table-cell>
          <table:table-cell office:value-type="float" office:value="-5.22426957131778" calcext:value-type="float">
            <text:p>-5.22426957131778</text:p>
          </table:table-cell>
          <table:table-cell table:number-columns-repeated="3"/>
        </table:table-row>
        <table:table-row table:style-name="ro1">
          <table:table-cell office:value-type="float" office:value="5.73009978297357" calcext:value-type="float">
            <text:p>5.73009978297357</text:p>
          </table:table-cell>
          <table:table-cell office:value-type="float" office:value="24.3414435749061" calcext:value-type="float">
            <text:p>24.3414435749061</text:p>
          </table:table-cell>
          <table:table-cell office:value-type="float" office:value="28.6301369863014" calcext:value-type="float">
            <text:p>28.6301369863014</text:p>
          </table:table-cell>
          <table:table-cell office:value-type="float" office:value="4.2886934113953" calcext:value-type="float">
            <text:p>4.2886934113953</text:p>
          </table:table-cell>
          <table:table-cell table:number-columns-repeated="3"/>
        </table:table-row>
        <table:table-row table:style-name="ro1">
          <table:table-cell office:value-type="float" office:value="1.38629436111989" calcext:value-type="float">
            <text:p>1.38629436111989</text:p>
          </table:table-cell>
          <table:table-cell office:value-type="float" office:value="22.3171593291456" calcext:value-type="float">
            <text:p>22.3171593291456</text:p>
          </table:table-cell>
          <table:table-cell office:value-type="float" office:value="21.4450261780105" calcext:value-type="float">
            <text:p>21.4450261780105</text:p>
          </table:table-cell>
          <table:table-cell office:value-type="float" office:value="-0.872133151135099" calcext:value-type="float">
            <text:p>-0.872133151135099</text:p>
          </table:table-cell>
          <table:table-cell table:number-columns-repeated="3"/>
        </table:table-row>
        <table:table-row table:style-name="ro1">
          <table:table-cell office:value-type="float" office:value="4.76217393479776" calcext:value-type="float">
            <text:p>4.76217393479776</text:p>
          </table:table-cell>
          <table:table-cell office:value-type="float" office:value="23.8903743268064" calcext:value-type="float">
            <text:p>23.8903743268064</text:p>
          </table:table-cell>
          <table:table-cell office:value-type="float" office:value="27.8961038961039" calcext:value-type="float">
            <text:p>27.8961038961039</text:p>
          </table:table-cell>
          <table:table-cell office:value-type="float" office:value="4.00572956929747" calcext:value-type="float">
            <text:p>4.00572956929747</text:p>
          </table:table-cell>
          <table:table-cell table:number-columns-repeated="3"/>
        </table:table-row>
        <table:table-row table:style-name="ro1">
          <table:table-cell office:value-type="float" office:value="2.63905732961526" calcext:value-type="float">
            <text:p>2.63905732961526</text:p>
          </table:table-cell>
          <table:table-cell office:value-type="float" office:value="22.9009673257098" calcext:value-type="float">
            <text:p>22.9009673257098</text:p>
          </table:table-cell>
          <table:table-cell office:value-type="float" office:value="26.3384615384615" calcext:value-type="float">
            <text:p>26.3384615384615</text:p>
          </table:table-cell>
          <table:table-cell office:value-type="float" office:value="3.43749421275172" calcext:value-type="float">
            <text:p>3.43749421275172</text:p>
          </table:table-cell>
          <table:table-cell table:number-columns-repeated="3"/>
        </table:table-row>
        <table:table-row table:style-name="ro1">
          <table:table-cell office:value-type="float" office:value="7.45240245122364" calcext:value-type="float">
            <text:p>7.45240245122364</text:p>
          </table:table-cell>
          <table:table-cell office:value-type="float" office:value="25.1440647375" calcext:value-type="float">
            <text:p>25.1440647375</text:p>
          </table:table-cell>
          <table:table-cell office:value-type="float" office:value="20.4978723404255" calcext:value-type="float">
            <text:p>20.4978723404255</text:p>
          </table:table-cell>
          <table:table-cell office:value-type="float" office:value="-4.64619239707443" calcext:value-type="float">
            <text:p>-4.64619239707443</text:p>
          </table:table-cell>
          <table:table-cell table:number-columns-repeated="3"/>
        </table:table-row>
        <table:table-row table:style-name="ro1">
          <table:table-cell office:value-type="float" office:value="6.64768837356333" calcext:value-type="float">
            <text:p>6.64768837356333</text:p>
          </table:table-cell>
          <table:table-cell office:value-type="float" office:value="24.7690548391389" calcext:value-type="float">
            <text:p>24.7690548391389</text:p>
          </table:table-cell>
          <table:table-cell office:value-type="float" office:value="35.1857707509881" calcext:value-type="float">
            <text:p>35.1857707509881</text:p>
          </table:table-cell>
          <table:table-cell office:value-type="float" office:value="10.4167159118492" calcext:value-type="float">
            <text:p>10.41671591184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711235235169" calcext:value-type="float">
            <text:p>21.6711235235169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-13.3377901901835" calcext:value-type="float">
            <text:p>-13.3377901901835</text:p>
          </table:table-cell>
          <table:table-cell table:number-columns-repeated="3"/>
        </table:table-row>
        <table:table-row table:style-name="ro1">
          <table:table-cell office:value-type="float" office:value="4.44265125649032" calcext:value-type="float">
            <text:p>4.44265125649032</text:p>
          </table:table-cell>
          <table:table-cell office:value-type="float" office:value="23.7414715420254" calcext:value-type="float">
            <text:p>23.7414715420254</text:p>
          </table:table-cell>
          <table:table-cell office:value-type="float" office:value="24.7278106508876" calcext:value-type="float">
            <text:p>24.7278106508876</text:p>
          </table:table-cell>
          <table:table-cell office:value-type="float" office:value="0.986339108862175" calcext:value-type="float">
            <text:p>0.986339108862175</text:p>
          </table:table-cell>
          <table:table-cell table:number-columns-repeated="3"/>
        </table:table-row>
        <table:table-row table:style-name="ro1">
          <table:table-cell office:value-type="float" office:value="3.8286413964891" calcext:value-type="float">
            <text:p>3.8286413964891</text:p>
          </table:table-cell>
          <table:table-cell office:value-type="float" office:value="23.4553329226276" calcext:value-type="float">
            <text:p>23.4553329226276</text:p>
          </table:table-cell>
          <table:table-cell office:value-type="float" office:value="25.577519379845" calcext:value-type="float">
            <text:p>25.577519379845</text:p>
          </table:table-cell>
          <table:table-cell office:value-type="float" office:value="2.12218645721741" calcext:value-type="float">
            <text:p>2.12218645721741</text:p>
          </table:table-cell>
          <table:table-cell table:number-columns-repeated="3"/>
        </table:table-row>
        <table:table-row table:style-name="ro1">
          <table:table-cell office:value-type="float" office:value="3.91202300542815" calcext:value-type="float">
            <text:p>3.91202300542815</text:p>
          </table:table-cell>
          <table:table-cell office:value-type="float" office:value="23.4941901137237" calcext:value-type="float">
            <text:p>23.4941901137237</text:p>
          </table:table-cell>
          <table:table-cell office:value-type="float" office:value="30.66015625" calcext:value-type="float">
            <text:p>30.66015625</text:p>
          </table:table-cell>
          <table:table-cell office:value-type="float" office:value="7.16596613627629" calcext:value-type="float">
            <text:p>7.16596613627629</text:p>
          </table:table-cell>
          <table:table-cell table:number-columns-repeated="3"/>
        </table:table-row>
        <table:table-row table:style-name="ro1">
          <table:table-cell office:value-type="float" office:value="2.30258509299405" calcext:value-type="float">
            <text:p>2.30258509299405</text:p>
          </table:table-cell>
          <table:table-cell office:value-type="float" office:value="22.7441657700275" calcext:value-type="float">
            <text:p>22.7441657700275</text:p>
          </table:table-cell>
          <table:table-cell office:value-type="float" office:value="21" calcext:value-type="float">
            <text:p>21</text:p>
          </table:table-cell>
          <table:table-cell office:value-type="float" office:value="-1.74416577002746" calcext:value-type="float">
            <text:p>-1.74416577002746</text:p>
          </table:table-cell>
          <table:table-cell table:number-columns-repeated="3"/>
        </table:table-row>
        <table:table-row table:style-name="ro1">
          <table:table-cell office:value-type="float" office:value="0.693147180559945" calcext:value-type="float">
            <text:p>0.693147180559945</text:p>
          </table:table-cell>
          <table:table-cell office:value-type="float" office:value="21.9941414263312" calcext:value-type="float">
            <text:p>21.9941414263312</text:p>
          </table:table-cell>
          <table:table-cell office:value-type="float" office:value="22.6369863013699" calcext:value-type="float">
            <text:p>22.6369863013699</text:p>
          </table:table-cell>
          <table:table-cell office:value-type="float" office:value="0.642844875038644" calcext:value-type="float">
            <text:p>0.642844875038644</text:p>
          </table:table-cell>
          <table:table-cell table:number-columns-repeated="3"/>
        </table:table-row>
        <table:table-row table:style-name="ro1">
          <table:table-cell office:value-type="float" office:value="1.79175946922806" calcext:value-type="float">
            <text:p>1.79175946922806</text:p>
          </table:table-cell>
          <table:table-cell office:value-type="float" office:value="22.5061126893536" calcext:value-type="float">
            <text:p>22.5061126893536</text:p>
          </table:table-cell>
          <table:table-cell office:value-type="float" office:value="20.2176165803109" calcext:value-type="float">
            <text:p>20.2176165803109</text:p>
          </table:table-cell>
          <table:table-cell office:value-type="float" office:value="-2.28849610904268" calcext:value-type="float">
            <text:p>-2.28849610904268</text:p>
          </table:table-cell>
          <table:table-cell table:number-columns-repeated="3"/>
        </table:table-row>
        <table:table-row table:style-name="ro1">
          <table:table-cell office:value-type="float" office:value="0.693147180559945" calcext:value-type="float">
            <text:p>0.693147180559945</text:p>
          </table:table-cell>
          <table:table-cell office:value-type="float" office:value="21.9941414263312" calcext:value-type="float">
            <text:p>21.9941414263312</text:p>
          </table:table-cell>
          <table:table-cell office:value-type="float" office:value="28.7636363636364" calcext:value-type="float">
            <text:p>28.7636363636364</text:p>
          </table:table-cell>
          <table:table-cell office:value-type="float" office:value="6.76949493730514" calcext:value-type="float">
            <text:p>6.76949493730514</text:p>
          </table:table-cell>
          <table:table-cell table:number-columns-repeated="3"/>
        </table:table-row>
        <table:table-row table:style-name="ro1">
          <table:table-cell office:value-type="float" office:value="1.6094379124341" calcext:value-type="float">
            <text:p>1.6094379124341</text:p>
          </table:table-cell>
          <table:table-cell office:value-type="float" office:value="22.4211478672131" calcext:value-type="float">
            <text:p>22.4211478672131</text:p>
          </table:table-cell>
          <table:table-cell office:value-type="float" office:value="21.47" calcext:value-type="float">
            <text:p>21.47</text:p>
          </table:table-cell>
          <table:table-cell office:value-type="float" office:value="-0.951147867213109" calcext:value-type="float">
            <text:p>-0.951147867213109</text:p>
          </table:table-cell>
          <table:table-cell table:number-columns-repeated="3"/>
        </table:table-row>
        <table:table-row table:style-name="ro1">
          <table:table-cell office:value-type="float" office:value="1.6094379124341" calcext:value-type="float">
            <text:p>1.6094379124341</text:p>
          </table:table-cell>
          <table:table-cell office:value-type="float" office:value="22.4211478672131" calcext:value-type="float">
            <text:p>22.4211478672131</text:p>
          </table:table-cell>
          <table:table-cell office:value-type="float" office:value="22.3265306122449" calcext:value-type="float">
            <text:p>22.3265306122449</text:p>
          </table:table-cell>
          <table:table-cell office:value-type="float" office:value="-0.0946172549682096" calcext:value-type="float">
            <text:p>-0.09461725496821</text:p>
          </table:table-cell>
          <table:table-cell table:number-columns-repeated="3"/>
        </table:table-row>
        <table:table-row table:style-name="ro1">
          <table:table-cell office:value-type="float" office:value="2.484906649788" calcext:value-type="float">
            <text:p>2.484906649788</text:p>
          </table:table-cell>
          <table:table-cell office:value-type="float" office:value="22.8291305921679" calcext:value-type="float">
            <text:p>22.8291305921679</text:p>
          </table:table-cell>
          <table:table-cell office:value-type="float" office:value="20.7435897435897" calcext:value-type="float">
            <text:p>20.7435897435897</text:p>
          </table:table-cell>
          <table:table-cell office:value-type="float" office:value="-2.08554084857817" calcext:value-type="float">
            <text:p>-2.08554084857817</text:p>
          </table:table-cell>
          <table:table-cell table:number-columns-repeated="3"/>
        </table:table-row>
        <table:table-row table:style-name="ro1">
          <table:table-cell office:value-type="float" office:value="4.78749174278205" calcext:value-type="float">
            <text:p>4.78749174278205</text:p>
          </table:table-cell>
          <table:table-cell office:value-type="float" office:value="23.9021728386785" calcext:value-type="float">
            <text:p>23.9021728386785</text:p>
          </table:table-cell>
          <table:table-cell office:value-type="float" office:value="33.959375" calcext:value-type="float">
            <text:p>33.959375</text:p>
          </table:table-cell>
          <table:table-cell office:value-type="float" office:value="10.0572021613215" calcext:value-type="float">
            <text:p>10.0572021613215</text:p>
          </table:table-cell>
          <table:table-cell table:number-columns-repeated="3"/>
        </table:table-row>
        <table:table-row table:style-name="ro1">
          <table:table-cell office:value-type="float" office:value="3.04452243772342" calcext:value-type="float">
            <text:p>3.04452243772342</text:p>
          </table:table-cell>
          <table:table-cell office:value-type="float" office:value="23.0899206859178" calcext:value-type="float">
            <text:p>23.0899206859178</text:p>
          </table:table-cell>
          <table:table-cell office:value-type="float" office:value="23.1724137931034" calcext:value-type="float">
            <text:p>23.1724137931034</text:p>
          </table:table-cell>
          <table:table-cell office:value-type="float" office:value="0.0824931071856376" calcext:value-type="float">
            <text:p>0.082493107185638</text:p>
          </table:table-cell>
          <table:table-cell table:number-columns-repeated="3"/>
        </table:table-row>
        <table:table-row table:style-name="ro1">
          <table:table-cell office:value-type="float" office:value="2.19722457733622" calcext:value-type="float">
            <text:p>2.19722457733622</text:p>
          </table:table-cell>
          <table:table-cell office:value-type="float" office:value="22.6950660495616" calcext:value-type="float">
            <text:p>22.6950660495616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-11.5522089067044" calcext:value-type="float">
            <text:p>-11.5522089067044</text:p>
          </table:table-cell>
          <table:table-cell table:number-columns-repeated="3"/>
        </table:table-row>
        <table:table-row table:style-name="ro1">
          <table:table-cell office:value-type="float" office:value="4.87519732320115" calcext:value-type="float">
            <text:p>4.87519732320115</text:p>
          </table:table-cell>
          <table:table-cell office:value-type="float" office:value="23.9430450710797" calcext:value-type="float">
            <text:p>23.9430450710797</text:p>
          </table:table-cell>
          <table:table-cell office:value-type="float" office:value="25.2673031026253" calcext:value-type="float">
            <text:p>25.2673031026253</text:p>
          </table:table-cell>
          <table:table-cell office:value-type="float" office:value="1.32425803154556" calcext:value-type="float">
            <text:p>1.32425803154556</text:p>
          </table:table-cell>
          <table:table-cell table:number-columns-repeated="3"/>
        </table:table-row>
        <table:table-row table:style-name="ro1">
          <table:table-cell office:value-type="float" office:value="4.85981240436167" calcext:value-type="float">
            <text:p>4.85981240436167</text:p>
          </table:table-cell>
          <table:table-cell office:value-type="float" office:value="23.9358754477185" calcext:value-type="float">
            <text:p>23.9358754477185</text:p>
          </table:table-cell>
          <table:table-cell office:value-type="float" office:value="26.9610894941634" calcext:value-type="float">
            <text:p>26.9610894941634</text:p>
          </table:table-cell>
          <table:table-cell office:value-type="float" office:value="3.02521404644489" calcext:value-type="float">
            <text:p>3.02521404644489</text:p>
          </table:table-cell>
          <table:table-cell table:number-columns-repeated="3"/>
        </table:table-row>
        <table:table-row table:style-name="ro1">
          <table:table-cell office:value-type="float" office:value="3.87120101090789" calcext:value-type="float">
            <text:p>3.87120101090789</text:p>
          </table:table-cell>
          <table:table-cell office:value-type="float" office:value="23.4751663977966" calcext:value-type="float">
            <text:p>23.4751663977966</text:p>
          </table:table-cell>
          <table:table-cell office:value-type="float" office:value="35.04" calcext:value-type="float">
            <text:p>35.04</text:p>
          </table:table-cell>
          <table:table-cell office:value-type="float" office:value="11.5648336022034" calcext:value-type="float">
            <text:p>11.5648336022034</text:p>
          </table:table-cell>
          <table:table-cell table:number-columns-repeated="3"/>
        </table:table-row>
        <table:table-row table:style-name="ro1">
          <table:table-cell office:value-type="float" office:value="3.25809653802148" calcext:value-type="float">
            <text:p>3.25809653802148</text:p>
          </table:table-cell>
          <table:table-cell office:value-type="float" office:value="23.1894497035761" calcext:value-type="float">
            <text:p>23.1894497035761</text:p>
          </table:table-cell>
          <table:table-cell office:value-type="float" office:value="28.9141791044776" calcext:value-type="float">
            <text:p>28.9141791044776</text:p>
          </table:table-cell>
          <table:table-cell office:value-type="float" office:value="5.72472940090152" calcext:value-type="float">
            <text:p>5.72472940090152</text:p>
          </table:table-cell>
          <table:table-cell table:number-columns-repeated="3"/>
        </table:table-row>
        <table:table-row table:style-name="ro1">
          <table:table-cell office:value-type="float" office:value="5.30330490805908" calcext:value-type="float">
            <text:p>5.30330490805908</text:p>
          </table:table-cell>
          <table:table-cell office:value-type="float" office:value="24.1425501951257" calcext:value-type="float">
            <text:p>24.1425501951257</text:p>
          </table:table-cell>
          <table:table-cell office:value-type="float" office:value="23.3412698412698" calcext:value-type="float">
            <text:p>23.3412698412698</text:p>
          </table:table-cell>
          <table:table-cell office:value-type="float" office:value="-0.801280353855862" calcext:value-type="float">
            <text:p>-0.801280353855862</text:p>
          </table:table-cell>
          <table:table-cell table:number-columns-repeated="3"/>
        </table:table-row>
        <table:table-row table:style-name="ro1">
          <table:table-cell office:value-type="float" office:value="2.83321334405622" calcext:value-type="float">
            <text:p>2.83321334405622</text:p>
          </table:table-cell>
          <table:table-cell office:value-type="float" office:value="22.9914471983292" calcext:value-type="float">
            <text:p>22.9914471983292</text:p>
          </table:table-cell>
          <table:table-cell office:value-type="float" office:value="18.0289855072464" calcext:value-type="float">
            <text:p>18.0289855072464</text:p>
          </table:table-cell>
          <table:table-cell office:value-type="float" office:value="-4.96246169108278" calcext:value-type="float">
            <text:p>-4.96246169108278</text:p>
          </table:table-cell>
          <table:table-cell table:number-columns-repeated="3"/>
        </table:table-row>
        <table:table-row table:style-name="ro1">
          <table:table-cell office:value-type="float" office:value="3.52636052461616" calcext:value-type="float">
            <text:p>3.52636052461616</text:p>
          </table:table-cell>
          <table:table-cell office:value-type="float" office:value="23.3144651011435" calcext:value-type="float">
            <text:p>23.3144651011435</text:p>
          </table:table-cell>
          <table:table-cell office:value-type="float" office:value="26.3095238095238" calcext:value-type="float">
            <text:p>26.3095238095238</text:p>
          </table:table-cell>
          <table:table-cell office:value-type="float" office:value="2.9950587083803" calcext:value-type="float">
            <text:p>2.9950587083803</text:p>
          </table:table-cell>
          <table:table-cell table:number-columns-repeated="3"/>
        </table:table-row>
        <table:table-row table:style-name="ro1">
          <table:table-cell office:value-type="float" office:value="5.95583736946483" calcext:value-type="float">
            <text:p>5.95583736946483</text:p>
          </table:table-cell>
          <table:table-cell office:value-type="float" office:value="24.4466409757176" calcext:value-type="float">
            <text:p>24.4466409757176</text:p>
          </table:table-cell>
          <table:table-cell office:value-type="float" office:value="17.6135458167331" calcext:value-type="float">
            <text:p>17.6135458167331</text:p>
          </table:table-cell>
          <table:table-cell office:value-type="float" office:value="-6.83309515898458" calcext:value-type="float">
            <text:p>-6.83309515898458</text:p>
          </table:table-cell>
          <table:table-cell table:number-columns-repeated="3"/>
        </table:table-row>
        <table:table-row table:style-name="ro1">
          <table:table-cell office:value-type="float" office:value="0.693147180559945" calcext:value-type="float">
            <text:p>0.693147180559945</text:p>
          </table:table-cell>
          <table:table-cell office:value-type="float" office:value="21.9941414263312" calcext:value-type="float">
            <text:p>21.9941414263312</text:p>
          </table:table-cell>
          <table:table-cell office:value-type="float" office:value="37.72" calcext:value-type="float">
            <text:p>37.72</text:p>
          </table:table-cell>
          <table:table-cell office:value-type="float" office:value="15.7258585736688" calcext:value-type="float">
            <text:p>15.7258585736688</text:p>
          </table:table-cell>
          <table:table-cell table:number-columns-repeated="3"/>
        </table:table-row>
        <table:table-row table:style-name="ro1">
          <table:table-cell office:value-type="float" office:value="1.6094379124341" calcext:value-type="float">
            <text:p>1.6094379124341</text:p>
          </table:table-cell>
          <table:table-cell office:value-type="float" office:value="22.4211478672131" calcext:value-type="float">
            <text:p>22.4211478672131</text:p>
          </table:table-cell>
          <table:table-cell office:value-type="float" office:value="21.8363636363636" calcext:value-type="float">
            <text:p>21.8363636363636</text:p>
          </table:table-cell>
          <table:table-cell office:value-type="float" office:value="-0.584784230849472" calcext:value-type="float">
            <text:p>-0.584784230849472</text:p>
          </table:table-cell>
          <table:table-cell table:number-columns-repeated="3"/>
        </table:table-row>
        <table:table-row table:style-name="ro1">
          <table:table-cell office:value-type="float" office:value="1.6094379124341" calcext:value-type="float">
            <text:p>1.6094379124341</text:p>
          </table:table-cell>
          <table:table-cell office:value-type="float" office:value="22.4211478672131" calcext:value-type="float">
            <text:p>22.4211478672131</text:p>
          </table:table-cell>
          <table:table-cell office:value-type="float" office:value="25.3917525773196" calcext:value-type="float">
            <text:p>25.3917525773196</text:p>
          </table:table-cell>
          <table:table-cell office:value-type="float" office:value="2.97060471010648" calcext:value-type="float">
            <text:p>2.97060471010648</text:p>
          </table:table-cell>
          <table:table-cell table:number-columns-repeated="3"/>
        </table:table-row>
        <table:table-row table:style-name="ro1">
          <table:table-cell office:value-type="float" office:value="1.09861228866811" calcext:value-type="float">
            <text:p>1.09861228866811</text:p>
          </table:table-cell>
          <table:table-cell office:value-type="float" office:value="22.1830947865392" calcext:value-type="float">
            <text:p>22.1830947865392</text:p>
          </table:table-cell>
          <table:table-cell office:value-type="float" office:value="16.6046511627907" calcext:value-type="float">
            <text:p>16.6046511627907</text:p>
          </table:table-cell>
          <table:table-cell office:value-type="float" office:value="-5.57844362374851" calcext:value-type="float">
            <text:p>-5.57844362374851</text:p>
          </table:table-cell>
          <table:table-cell table:number-columns-repeated="3"/>
        </table:table-row>
        <table:table-row table:style-name="ro1">
          <table:table-cell office:value-type="float" office:value="1.38629436111989" calcext:value-type="float">
            <text:p>1.38629436111989</text:p>
          </table:table-cell>
          <table:table-cell office:value-type="float" office:value="22.3171593291456" calcext:value-type="float">
            <text:p>22.3171593291456</text:p>
          </table:table-cell>
          <table:table-cell office:value-type="float" office:value="31.7916666666667" calcext:value-type="float">
            <text:p>31.7916666666667</text:p>
          </table:table-cell>
          <table:table-cell office:value-type="float" office:value="9.4745073375211" calcext:value-type="float">
            <text:p>9.4745073375211</text:p>
          </table:table-cell>
          <table:table-cell table:number-columns-repeated="3"/>
        </table:table-row>
        <table:table-row table:style-name="ro1">
          <table:table-cell office:value-type="float" office:value="2.484906649788" calcext:value-type="float">
            <text:p>2.484906649788</text:p>
          </table:table-cell>
          <table:table-cell office:value-type="float" office:value="22.8291305921679" calcext:value-type="float">
            <text:p>22.8291305921679</text:p>
          </table:table-cell>
          <table:table-cell office:value-type="float" office:value="29.9875" calcext:value-type="float">
            <text:p>29.9875</text:p>
          </table:table-cell>
          <table:table-cell office:value-type="float" office:value="7.15836940783209" calcext:value-type="float">
            <text:p>7.15836940783209</text:p>
          </table:table-cell>
          <table:table-cell table:number-columns-repeated="3"/>
        </table:table-row>
        <table:table-row table:style-name="ro1">
          <table:table-cell office:value-type="float" office:value="2.77258872223978" calcext:value-type="float">
            <text:p>2.77258872223978</text:p>
          </table:table-cell>
          <table:table-cell office:value-type="float" office:value="22.9631951347743" calcext:value-type="float">
            <text:p>22.9631951347743</text:p>
          </table:table-cell>
          <table:table-cell office:value-type="float" office:value="22.5106382978723" calcext:value-type="float">
            <text:p>22.5106382978723</text:p>
          </table:table-cell>
          <table:table-cell office:value-type="float" office:value="-0.452556836901941" calcext:value-type="float">
            <text:p>-0.452556836901941</text:p>
          </table:table-cell>
          <table:table-cell table:number-columns-repeated="3"/>
        </table:table-row>
        <table:table-row table:style-name="ro1">
          <table:table-cell office:value-type="float" office:value="2.484906649788" calcext:value-type="float">
            <text:p>2.484906649788</text:p>
          </table:table-cell>
          <table:table-cell office:value-type="float" office:value="22.8291305921679" calcext:value-type="float">
            <text:p>22.8291305921679</text:p>
          </table:table-cell>
          <table:table-cell office:value-type="float" office:value="21.5888888888889" calcext:value-type="float">
            <text:p>21.5888888888889</text:p>
          </table:table-cell>
          <table:table-cell office:value-type="float" office:value="-1.24024170327903" calcext:value-type="float">
            <text:p>-1.24024170327903</text:p>
          </table:table-cell>
          <table:table-cell table:number-columns-repeated="3"/>
        </table:table-row>
        <table:table-row table:style-name="ro1">
          <table:table-cell office:value-type="float" office:value="1.79175946922806" calcext:value-type="float">
            <text:p>1.79175946922806</text:p>
          </table:table-cell>
          <table:table-cell office:value-type="float" office:value="22.5061126893536" calcext:value-type="float">
            <text:p>22.5061126893536</text:p>
          </table:table-cell>
          <table:table-cell office:value-type="float" office:value="21.3733333333333" calcext:value-type="float">
            <text:p>21.3733333333333</text:p>
          </table:table-cell>
          <table:table-cell office:value-type="float" office:value="-1.13277935602023" calcext:value-type="float">
            <text:p>-1.13277935602023</text:p>
          </table:table-cell>
          <table:table-cell table:number-columns-repeated="3"/>
        </table:table-row>
        <table:table-row table:style-name="ro1">
          <table:table-cell office:value-type="float" office:value="2.30258509299405" calcext:value-type="float">
            <text:p>2.30258509299405</text:p>
          </table:table-cell>
          <table:table-cell office:value-type="float" office:value="22.7441657700275" calcext:value-type="float">
            <text:p>22.7441657700275</text:p>
          </table:table-cell>
          <table:table-cell office:value-type="float" office:value="19.9512195121951" calcext:value-type="float">
            <text:p>19.9512195121951</text:p>
          </table:table-cell>
          <table:table-cell office:value-type="float" office:value="-2.79294625783234" calcext:value-type="float">
            <text:p>-2.79294625783234</text:p>
          </table:table-cell>
          <table:table-cell table:number-columns-repeated="3"/>
        </table:table-row>
        <table:table-row table:style-name="ro1">
          <table:table-cell office:value-type="float" office:value="2.39789527279837" calcext:value-type="float">
            <text:p>2.39789527279837</text:p>
          </table:table-cell>
          <table:table-cell office:value-type="float" office:value="22.7885818698988" calcext:value-type="float">
            <text:p>22.7885818698988</text:p>
          </table:table-cell>
          <table:table-cell office:value-type="float" office:value="39.8488372093023" calcext:value-type="float">
            <text:p>39.8488372093023</text:p>
          </table:table-cell>
          <table:table-cell office:value-type="float" office:value="17.0602553394036" calcext:value-type="float">
            <text:p>17.06025533940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711235235169" calcext:value-type="float">
            <text:p>21.6711235235169</text:p>
          </table:table-cell>
          <table:table-cell office:value-type="float" office:value="9.63157894736842" calcext:value-type="float">
            <text:p>9.63157894736842</text:p>
          </table:table-cell>
          <table:table-cell office:value-type="float" office:value="-12.0395445761484" calcext:value-type="float">
            <text:p>-12.0395445761484</text:p>
          </table:table-cell>
          <table:table-cell table:number-columns-repeated="3"/>
        </table:table-row>
        <table:table-row table:style-name="ro1">
          <table:table-cell office:value-type="float" office:value="1.09861228866811" calcext:value-type="float">
            <text:p>1.09861228866811</text:p>
          </table:table-cell>
          <table:table-cell office:value-type="float" office:value="22.1830947865392" calcext:value-type="float">
            <text:p>22.1830947865392</text:p>
          </table:table-cell>
          <table:table-cell office:value-type="float" office:value="23.5507246376812" calcext:value-type="float">
            <text:p>23.5507246376812</text:p>
          </table:table-cell>
          <table:table-cell office:value-type="float" office:value="1.36762985114196" calcext:value-type="float">
            <text:p>1.36762985114196</text:p>
          </table:table-cell>
          <table:table-cell table:number-columns-repeated="3"/>
        </table:table-row>
        <table:table-row table:style-name="ro1">
          <table:table-cell office:value-type="float" office:value="1.38629436111989" calcext:value-type="float">
            <text:p>1.38629436111989</text:p>
          </table:table-cell>
          <table:table-cell office:value-type="float" office:value="22.3171593291456" calcext:value-type="float">
            <text:p>22.3171593291456</text:p>
          </table:table-cell>
          <table:table-cell office:value-type="float" office:value="24.1851851851852" calcext:value-type="float">
            <text:p>24.1851851851852</text:p>
          </table:table-cell>
          <table:table-cell office:value-type="float" office:value="1.86802585603962" calcext:value-type="float">
            <text:p>1.86802585603962</text:p>
          </table:table-cell>
          <table:table-cell table:number-columns-repeated="3"/>
        </table:table-row>
        <table:table-row table:style-name="ro1">
          <table:table-cell office:value-type="float" office:value="0.693147180559945" calcext:value-type="float">
            <text:p>0.693147180559945</text:p>
          </table:table-cell>
          <table:table-cell office:value-type="float" office:value="21.9941414263312" calcext:value-type="float">
            <text:p>21.9941414263312</text:p>
          </table:table-cell>
          <table:table-cell office:value-type="float" office:value="17.7407407407407" calcext:value-type="float">
            <text:p>17.7407407407407</text:p>
          </table:table-cell>
          <table:table-cell office:value-type="float" office:value="-4.25340068559048" calcext:value-type="float">
            <text:p>-4.25340068559048</text:p>
          </table:table-cell>
          <table:table-cell table:number-columns-repeated="3"/>
        </table:table-row>
        <table:table-row table:style-name="ro1">
          <table:table-cell office:value-type="float" office:value="2.83321334405622" calcext:value-type="float">
            <text:p>2.83321334405622</text:p>
          </table:table-cell>
          <table:table-cell office:value-type="float" office:value="22.9914471983292" calcext:value-type="float">
            <text:p>22.9914471983292</text:p>
          </table:table-cell>
          <table:table-cell office:value-type="float" office:value="30.375" calcext:value-type="float">
            <text:p>30.375</text:p>
          </table:table-cell>
          <table:table-cell office:value-type="float" office:value="7.38355280167085" calcext:value-type="float">
            <text:p>7.38355280167085</text:p>
          </table:table-cell>
          <table:table-cell table:number-columns-repeated="3"/>
        </table:table-row>
        <table:table-row table:style-name="ro1">
          <table:table-cell office:value-type="float" office:value="4.14313472639153" calcext:value-type="float">
            <text:p>4.14313472639153</text:p>
          </table:table-cell>
          <table:table-cell office:value-type="float" office:value="23.6018919489402" calcext:value-type="float">
            <text:p>23.6018919489402</text:p>
          </table:table-cell>
          <table:table-cell office:value-type="float" office:value="23.5523012552301" calcext:value-type="float">
            <text:p>23.5523012552301</text:p>
          </table:table-cell>
          <table:table-cell office:value-type="float" office:value="-0.0495906937100266" calcext:value-type="float">
            <text:p>-0.049590693710027</text:p>
          </table:table-cell>
          <table:table-cell table:number-columns-repeated="3"/>
        </table:table-row>
        <table:table-row table:style-name="ro1">
          <table:table-cell office:value-type="float" office:value="3.8286413964891" calcext:value-type="float">
            <text:p>3.8286413964891</text:p>
          </table:table-cell>
          <table:table-cell office:value-type="float" office:value="23.4553329226276" calcext:value-type="float">
            <text:p>23.4553329226276</text:p>
          </table:table-cell>
          <table:table-cell office:value-type="float" office:value="30.9" calcext:value-type="float">
            <text:p>30.9</text:p>
          </table:table-cell>
          <table:table-cell office:value-type="float" office:value="7.44466707737244" calcext:value-type="float">
            <text:p>7.44466707737244</text:p>
          </table:table-cell>
          <table:table-cell table:number-columns-repeated="3"/>
        </table:table-row>
        <table:table-row table:style-name="ro1">
          <table:table-cell office:value-type="float" office:value="3.17805383034795" calcext:value-type="float">
            <text:p>3.17805383034795</text:p>
          </table:table-cell>
          <table:table-cell office:value-type="float" office:value="23.1521484949823" calcext:value-type="float">
            <text:p>23.1521484949823</text:p>
          </table:table-cell>
          <table:table-cell office:value-type="float" office:value="30.5149700598802" calcext:value-type="float">
            <text:p>30.5149700598802</text:p>
          </table:table-cell>
          <table:table-cell office:value-type="float" office:value="7.36282156489797" calcext:value-type="float">
            <text:p>7.36282156489797</text:p>
          </table:table-cell>
          <table:table-cell table:number-columns-repeated="3"/>
        </table:table-row>
        <table:table-row table:style-name="ro1">
          <table:table-cell office:value-type="float" office:value="4.15888308335967" calcext:value-type="float">
            <text:p>4.15888308335967</text:p>
          </table:table-cell>
          <table:table-cell office:value-type="float" office:value="23.609230940403" calcext:value-type="float">
            <text:p>23.609230940403</text:p>
          </table:table-cell>
          <table:table-cell office:value-type="float" office:value="25.7055555555556" calcext:value-type="float">
            <text:p>25.7055555555556</text:p>
          </table:table-cell>
          <table:table-cell office:value-type="float" office:value="2.09632461515256" calcext:value-type="float">
            <text:p>2.09632461515256</text:p>
          </table:table-cell>
          <table:table-cell table:number-columns-repeated="3"/>
        </table:table-row>
        <table:table-row table:style-name="ro1">
          <table:table-cell office:value-type="float" office:value="1.09861228866811" calcext:value-type="float">
            <text:p>1.09861228866811</text:p>
          </table:table-cell>
          <table:table-cell office:value-type="float" office:value="22.1830947865392" calcext:value-type="float">
            <text:p>22.1830947865392</text:p>
          </table:table-cell>
          <table:table-cell office:value-type="float" office:value="36.2647058823529" calcext:value-type="float">
            <text:p>36.2647058823529</text:p>
          </table:table-cell>
          <table:table-cell office:value-type="float" office:value="14.0816110958137" calcext:value-type="float">
            <text:p>14.0816110958137</text:p>
          </table:table-cell>
          <table:table-cell table:number-columns-repeated="3"/>
        </table:table-row>
        <table:table-row table:style-name="ro1">
          <table:table-cell office:value-type="float" office:value="2.39789527279837" calcext:value-type="float">
            <text:p>2.39789527279837</text:p>
          </table:table-cell>
          <table:table-cell office:value-type="float" office:value="22.7885818698988" calcext:value-type="float">
            <text:p>22.7885818698988</text:p>
          </table:table-cell>
          <table:table-cell office:value-type="float" office:value="26.5925925925926" calcext:value-type="float">
            <text:p>26.5925925925926</text:p>
          </table:table-cell>
          <table:table-cell office:value-type="float" office:value="3.80401072269384" calcext:value-type="float">
            <text:p>3.80401072269384</text:p>
          </table:table-cell>
          <table:table-cell table:number-columns-repeated="3"/>
        </table:table-row>
        <table:table-row table:style-name="ro1">
          <table:table-cell office:value-type="float" office:value="1.09861228866811" calcext:value-type="float">
            <text:p>1.09861228866811</text:p>
          </table:table-cell>
          <table:table-cell office:value-type="float" office:value="22.1830947865392" calcext:value-type="float">
            <text:p>22.1830947865392</text:p>
          </table:table-cell>
          <table:table-cell office:value-type="float" office:value="17" calcext:value-type="float">
            <text:p>17</text:p>
          </table:table-cell>
          <table:table-cell office:value-type="float" office:value="-5.1830947865392" calcext:value-type="float">
            <text:p>-5.18309478653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711235235169" calcext:value-type="float">
            <text:p>21.6711235235169</text:p>
          </table:table-cell>
          <table:table-cell office:value-type="float" office:value="20.7796610169492" calcext:value-type="float">
            <text:p>20.7796610169492</text:p>
          </table:table-cell>
          <table:table-cell office:value-type="float" office:value="-0.891462506567709" calcext:value-type="float">
            <text:p>-0.891462506567709</text:p>
          </table:table-cell>
          <table:table-cell table:number-columns-repeated="3"/>
        </table:table-row>
      </table:table>
      <table:table table:name="count_regression" table:style-name="ta1">
        <table:table-column table:style-name="co8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$raw_data.$E$2:.$E$165] ; [$raw_data.$C$2:.$C$165] ; 1 ; 1)" office:value-type="float" office:value="0.0000946172433283899" calcext:value-type="float">
            <text:p>9.46172433283899E-05</text:p>
          </table:table-cell>
          <table:table-cell office:value-type="float" office:value="23.451214193356" calcext:value-type="float">
            <text:p>23.451214193356</text:p>
          </table:table-cell>
          <table:table-cell table:number-columns-repeated="5"/>
        </table:table-row>
        <table:table-row table:style-name="ro1">
          <table:table-cell office:value-type="float" office:value="0.00154434704079065" calcext:value-type="float">
            <text:p>0.001544347040791</text:p>
          </table:table-cell>
          <table:table-cell office:value-type="float" office:value="0.570196928445327" calcext:value-type="float">
            <text:p>0.570196928445327</text:p>
          </table:table-cell>
          <table:table-cell table:number-columns-repeated="5"/>
        </table:table-row>
        <table:table-row table:style-name="ro1">
          <table:table-cell office:value-type="float" office:value="0.0000231699823901016" calcext:value-type="float">
            <text:p>2.31699823901016E-05</text:p>
          </table:table-cell>
          <table:table-cell office:value-type="float" office:value="6.3827228319656" calcext:value-type="float">
            <text:p>6.3827228319656</text:p>
          </table:table-cell>
          <table:table-cell table:number-columns-repeated="5"/>
        </table:table-row>
        <table:table-row table:style-name="ro1">
          <table:table-cell office:value-type="float" office:value="0.00375362411860118" calcext:value-type="float">
            <text:p>0.003753624118601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0.152919458825385" calcext:value-type="float">
            <text:p>0.152919458825385</text:p>
          </table:table-cell>
          <table:table-cell office:value-type="float" office:value="6599.74242145059" calcext:value-type="float">
            <text:p>6599.7424214505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^2</text:p>
          </table:table-cell>
          <table:table-cell table:formula="of:=[$count_regression.$A$7]" office:value-type="float" office:value="0.0000231699823901016" calcext:value-type="float">
            <text:p>2.31699823901016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$count_regression.$B$7]" office:value-type="float" office:value="6.3827228319656" calcext:value-type="float">
            <text:p>6.3827228319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164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count_regression.$A$7])*([$count_regression.$B$15] - 1)/([$count_regression.$B$15] - [$count_regression.$B$14] - 1)" office:value-type="float" office:value="-0.00614952649919998" calcext:value-type="float">
            <text:p>-0.006149526499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$count_regression.$B$14]" office:value-type="float" office:value="1" calcext:value-type="float">
            <text:p>1</text:p>
          </table:table-cell>
          <table:table-cell table:formula="of:=[$count_regression.$A$9]" office:value-type="float" office:value="0.152919458825385" calcext:value-type="float">
            <text:p>0.152919458825385</text:p>
          </table:table-cell>
          <table:table-cell table:formula="of:=[$count_regression.$A$9] / [$count_regression.$B$20]" office:value-type="float" office:value="0.152919458825385" calcext:value-type="float">
            <text:p>0.152919458825385</text:p>
          </table:table-cell>
          <table:table-cell table:formula="of:=[$count_regression.$A$8]" office:value-type="float" office:value="0.00375362411860118" calcext:value-type="float">
            <text:p>0.003753624118601</text:p>
          </table:table-cell>
          <table:table-cell table:formula="of:=LEGACY.FDIST([$count_regression.$A$8] ; [$count_regression.$B$20] ; [$count_regression.$B$8])" office:value-type="float" office:value="0.951222229511656" calcext:value-type="float">
            <text:p>0.951222229511656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$count_regression.$B$8]" office:value-type="float" office:value="162" calcext:value-type="float">
            <text:p>162</text:p>
          </table:table-cell>
          <table:table-cell table:formula="of:=[$count_regression.$B$9]" office:value-type="float" office:value="6599.74242145059" calcext:value-type="float">
            <text:p>6599.74242145059</text:p>
          </table:table-cell>
          <table:table-cell table:formula="of:=[$count_regression.$B$9] / [$count_regression.$B$8]" office:value-type="float" office:value="40.739150749695" calcext:value-type="float">
            <text:p>40.739150749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$count_regression.$B$20] + [$count_regression.$B$8]" office:value-type="float" office:value="163" calcext:value-type="float">
            <text:p>163</text:p>
          </table:table-cell>
          <table:table-cell table:formula="of:=[$count_regression.$A$9] + [$count_regression.$B$9]" office:value-type="float" office:value="6599.89534090942" calcext:value-type="float">
            <text:p>6599.8953409094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count_regression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count_regression.$B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$count_regression.$A$5:.$B$5]; 1 ; 29 - ROW())" office:value-type="float" office:value="23.451214193356" calcext:value-type="float">
            <text:p>23.451214193356</text:p>
          </table:table-cell>
          <table:table-cell table:number-matrix-columns-spanned="1" table:number-matrix-rows-spanned="2" table:formula="of:=INDEX([$count_regression.$A$6:.$B$6]; 1 ; 29 - ROW())" office:value-type="float" office:value="0.570196928445327" calcext:value-type="float">
            <text:p>0.570196928445327</text:p>
          </table:table-cell>
          <table:table-cell table:number-matrix-columns-spanned="1" table:number-matrix-rows-spanned="2" table:formula="of:=[$count_regression.$B$27:.$B$28] / [$count_regression.$C$27:.$C$28]" office:value-type="float" office:value="41.128271696056" calcext:value-type="float">
            <text:p>41.128271696056</text:p>
          </table:table-cell>
          <table:table-cell table:number-matrix-columns-spanned="1" table:number-matrix-rows-spanned="2" table:formula="of:=LEGACY.TDIST(ABS([$count_regression.$D$27:.$D$28]) ; [$count_regression.$B$8] ; 2 )" office:value-type="float" office:value="1.1988812602891E-087" calcext:value-type="float">
            <text:p>1.1988812602891E-87</text:p>
          </table:table-cell>
          <table:table-cell table:number-matrix-columns-spanned="1" table:number-matrix-rows-spanned="2" table:formula="of:=[$count_regression.$B$27:.$B$28] - [$count_regression.$C$27:.$C$28] * TINV(1 - [$count_regression.$B$24] ; [$count_regression.$B$8])" office:value-type="float" office:value="22.3252373176697" calcext:value-type="float">
            <text:p>22.3252373176697</text:p>
          </table:table-cell>
          <table:table-cell table:number-matrix-columns-spanned="1" table:number-matrix-rows-spanned="2" table:formula="of:=[$count_regression.$B$27:.$B$28] + [$count_regression.$C$27:.$C$28] * TINV(1 - [$count_regression.$B$24] ; [$count_regression.$B$8])" office:value-type="float" office:value="24.5771910690422" calcext:value-type="float">
            <text:p>24.5771910690422</text:p>
          </table:table-cell>
        </table:table-row>
        <table:table-row table:style-name="ro1">
          <table:table-cell table:formula="of:=[$raw_data.$C$1]" office:value-type="string" office:string-value="count" calcext:value-type="string">
            <text:p>count</text:p>
          </table:table-cell>
          <table:table-cell office:value-type="float" office:value="0.0000946172433283899" calcext:value-type="float">
            <text:p>9.46172433283899E-05</text:p>
          </table:table-cell>
          <table:table-cell office:value-type="float" office:value="0.00154434704079065" calcext:value-type="float">
            <text:p>0.001544347040791</text:p>
          </table:table-cell>
          <table:table-cell office:value-type="float" office:value="0.0612668272281272" calcext:value-type="float">
            <text:p>0.061266827228127</text:p>
          </table:table-cell>
          <table:table-cell office:value-type="float" office:value="0.951222229511656" calcext:value-type="float">
            <text:p>0.951222229511656</text:p>
          </table:table-cell>
          <table:table-cell office:value-type="float" office:value="-0.00295502923706558" calcext:value-type="float">
            <text:p>-0.002955029237066</text:p>
          </table:table-cell>
          <table:table-cell office:value-type="float" office:value="0.00314426372372236" calcext:value-type="float">
            <text:p>0.0031442637237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$raw_data.$C$1]" office:value-type="string" office:string-value="count" calcext:value-type="string">
            <text:p>count</text:p>
          </table:table-cell>
          <table:table-cell office:value-type="string" calcext:value-type="string">
            <text:p>Predicted Y</text:p>
          </table:table-cell>
          <table:table-cell table:formula="of:=[$raw_data.$E$1]" office:value-type="string" office:string-value="avg_score" calcext:value-type="string">
            <text:p>avg_score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164" table:formula="of:=[$raw_data.$C$2:.$C$165]" office:value-type="float" office:value="116" calcext:value-type="float">
            <text:p>116</text:p>
          </table:table-cell>
          <table:table-cell table:number-matrix-columns-spanned="1" table:number-matrix-rows-spanned="164" table:formula="of:=MMULT([$count_regression.$A$31:.$A$194] ; [$count_regression.$B$28]) + [$count_regression.$B$27]" office:value-type="float" office:value="23.4621897935821" calcext:value-type="float">
            <text:p>23.4621897935821</text:p>
          </table:table-cell>
          <table:table-cell table:number-matrix-columns-spanned="1" table:number-matrix-rows-spanned="164" table:formula="of:=[$raw_data.$E$2:.$E$165]" office:value-type="float" office:value="21.7768052516411" calcext:value-type="float">
            <text:p>21.7768052516411</text:p>
          </table:table-cell>
          <table:table-cell table:number-matrix-columns-spanned="1" table:number-matrix-rows-spanned="164" table:formula="of:=[$count_regression.$C$31:.$C$194] - [$count_regression.$B$31:.$B$194]" office:value-type="float" office:value="-1.68538454194094" calcext:value-type="float">
            <text:p>-1.6853845419409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.5169731774692" calcext:value-type="float">
            <text:p>23.5169731774692</text:p>
          </table:table-cell>
          <table:table-cell office:value-type="float" office:value="19.1397590361446" calcext:value-type="float">
            <text:p>19.1397590361446</text:p>
          </table:table-cell>
          <table:table-cell office:value-type="float" office:value="-4.37721414132464" calcext:value-type="float">
            <text:p>-4.37721414132464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.482627118141" calcext:value-type="float">
            <text:p>23.482627118141</text:p>
          </table:table-cell>
          <table:table-cell office:value-type="float" office:value="26.8382066276803" calcext:value-type="float">
            <text:p>26.8382066276803</text:p>
          </table:table-cell>
          <table:table-cell office:value-type="float" office:value="3.35557950953929" calcext:value-type="float">
            <text:p>3.355579509539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524442175193" calcext:value-type="float">
            <text:p>23.4524442175193</text:p>
          </table:table-cell>
          <table:table-cell office:value-type="float" office:value="23" calcext:value-type="float">
            <text:p>23</text:p>
          </table:table-cell>
          <table:table-cell office:value-type="float" office:value="-0.452444217519261" calcext:value-type="float">
            <text:p>-0.4524442175192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518765140593" calcext:value-type="float">
            <text:p>23.4518765140593</text:p>
          </table:table-cell>
          <table:table-cell office:value-type="float" office:value="21.1860465116279" calcext:value-type="float">
            <text:p>21.1860465116279</text:p>
          </table:table-cell>
          <table:table-cell office:value-type="float" office:value="-2.26583000243138" calcext:value-type="float">
            <text:p>-2.2658300024313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521603657893" calcext:value-type="float">
            <text:p>23.4521603657893</text:p>
          </table:table-cell>
          <table:table-cell office:value-type="float" office:value="22.6206896551724" calcext:value-type="float">
            <text:p>22.6206896551724</text:p>
          </table:table-cell>
          <table:table-cell office:value-type="float" office:value="-0.831470710616863" calcext:value-type="float">
            <text:p>-0.8314707106168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528226864926" calcext:value-type="float">
            <text:p>23.4528226864926</text:p>
          </table:table-cell>
          <table:table-cell office:value-type="float" office:value="23.2763157894737" calcext:value-type="float">
            <text:p>23.2763157894737</text:p>
          </table:table-cell>
          <table:table-cell office:value-type="float" office:value="-0.176506897018889" calcext:value-type="float">
            <text:p>-0.176506897018889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.5247317914221" calcext:value-type="float">
            <text:p>23.5247317914221</text:p>
          </table:table-cell>
          <table:table-cell office:value-type="float" office:value="26.1375" calcext:value-type="float">
            <text:p>26.1375</text:p>
          </table:table-cell>
          <table:table-cell office:value-type="float" office:value="2.61276820857785" calcext:value-type="float">
            <text:p>2.6127682085778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4532011554659" calcext:value-type="float">
            <text:p>23.4532011554659</text:p>
          </table:table-cell>
          <table:table-cell office:value-type="float" office:value="19.0545454545455" calcext:value-type="float">
            <text:p>19.0545454545455</text:p>
          </table:table-cell>
          <table:table-cell office:value-type="float" office:value="-4.39865570092043" calcext:value-type="float">
            <text:p>-4.3986557009204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.4777070214879" calcext:value-type="float">
            <text:p>23.4777070214879</text:p>
          </table:table-cell>
          <table:table-cell office:value-type="float" office:value="25.8645833333333" calcext:value-type="float">
            <text:p>25.8645833333333</text:p>
          </table:table-cell>
          <table:table-cell office:value-type="float" office:value="2.38687631184539" calcext:value-type="float">
            <text:p>2.3868763118453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.4712730489416" calcext:value-type="float">
            <text:p>23.4712730489416</text:p>
          </table:table-cell>
          <table:table-cell office:value-type="float" office:value="19.3101449275362" calcext:value-type="float">
            <text:p>19.3101449275362</text:p>
          </table:table-cell>
          <table:table-cell office:value-type="float" office:value="-4.16112812140538" calcext:value-type="float">
            <text:p>-4.1611281214053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.4695699385617" calcext:value-type="float">
            <text:p>23.4695699385617</text:p>
          </table:table-cell>
          <table:table-cell office:value-type="float" office:value="26.5007949125596" calcext:value-type="float">
            <text:p>26.5007949125596</text:p>
          </table:table-cell>
          <table:table-cell office:value-type="float" office:value="3.03122497399792" calcext:value-type="float">
            <text:p>3.0312249739979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.4924673114472" calcext:value-type="float">
            <text:p>23.4924673114472</text:p>
          </table:table-cell>
          <table:table-cell office:value-type="float" office:value="20.7827715355805" calcext:value-type="float">
            <text:p>20.7827715355805</text:p>
          </table:table-cell>
          <table:table-cell office:value-type="float" office:value="-2.70969577586664" calcext:value-type="float">
            <text:p>-2.7096957758666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4590674245522" calcext:value-type="float">
            <text:p>23.4590674245522</text:p>
          </table:table-cell>
          <table:table-cell office:value-type="float" office:value="19.7946127946128" calcext:value-type="float">
            <text:p>19.7946127946128</text:p>
          </table:table-cell>
          <table:table-cell office:value-type="float" office:value="-3.66445462993945" calcext:value-type="float">
            <text:p>-3.664454629939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518765140593" calcext:value-type="float">
            <text:p>23.4518765140593</text:p>
          </table:table-cell>
          <table:table-cell office:value-type="float" office:value="21.5043859649123" calcext:value-type="float">
            <text:p>21.5043859649123</text:p>
          </table:table-cell>
          <table:table-cell office:value-type="float" office:value="-1.94749054914701" calcext:value-type="float">
            <text:p>-1.947490549147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521603657893" calcext:value-type="float">
            <text:p>23.4521603657893</text:p>
          </table:table-cell>
          <table:table-cell office:value-type="float" office:value="22.5781637717122" calcext:value-type="float">
            <text:p>22.5781637717122</text:p>
          </table:table-cell>
          <table:table-cell office:value-type="float" office:value="-0.873996594077116" calcext:value-type="float">
            <text:p>-0.87399659407711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.4673937419651" calcext:value-type="float">
            <text:p>23.4673937419651</text:p>
          </table:table-cell>
          <table:table-cell office:value-type="float" office:value="21.5482093663912" calcext:value-type="float">
            <text:p>21.5482093663912</text:p>
          </table:table-cell>
          <table:table-cell office:value-type="float" office:value="-1.91918437557396" calcext:value-type="float">
            <text:p>-1.9191843755739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.4580266348756" calcext:value-type="float">
            <text:p>23.4580266348756</text:p>
          </table:table-cell>
          <table:table-cell office:value-type="float" office:value="15.9059829059829" calcext:value-type="float">
            <text:p>15.9059829059829</text:p>
          </table:table-cell>
          <table:table-cell office:value-type="float" office:value="-7.55204372889273" calcext:value-type="float">
            <text:p>-7.5520437288927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4522549830326" calcext:value-type="float">
            <text:p>23.4522549830326</text:p>
          </table:table-cell>
          <table:table-cell office:value-type="float" office:value="21.2089552238806" calcext:value-type="float">
            <text:p>21.2089552238806</text:p>
          </table:table-cell>
          <table:table-cell office:value-type="float" office:value="-2.24329975915201" calcext:value-type="float">
            <text:p>-2.2432997591520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4620005590954" calcext:value-type="float">
            <text:p>23.4620005590954</text:p>
          </table:table-cell>
          <table:table-cell office:value-type="float" office:value="23.975" calcext:value-type="float">
            <text:p>23.975</text:p>
          </table:table-cell>
          <table:table-cell office:value-type="float" office:value="0.512999440904576" calcext:value-type="float">
            <text:p>0.51299944090457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3.4828163526277" calcext:value-type="float">
            <text:p>23.4828163526277</text:p>
          </table:table-cell>
          <table:table-cell office:value-type="float" office:value="19.1085972850679" calcext:value-type="float">
            <text:p>19.1085972850679</text:p>
          </table:table-cell>
          <table:table-cell office:value-type="float" office:value="-4.3742190675598" calcext:value-type="float">
            <text:p>-4.374219067559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.5117692290862" calcext:value-type="float">
            <text:p>23.5117692290862</text:p>
          </table:table-cell>
          <table:table-cell office:value-type="float" office:value="23.5961538461538" calcext:value-type="float">
            <text:p>23.5961538461538</text:p>
          </table:table-cell>
          <table:table-cell office:value-type="float" office:value="0.0843846170676876" calcext:value-type="float">
            <text:p>0.08438461706768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3.4917103735005" calcext:value-type="float">
            <text:p>23.4917103735005</text:p>
          </table:table-cell>
          <table:table-cell office:value-type="float" office:value="22.4871794871795" calcext:value-type="float">
            <text:p>22.4871794871795</text:p>
          </table:table-cell>
          <table:table-cell office:value-type="float" office:value="-1.00453088632106" calcext:value-type="float">
            <text:p>-1.0045308863210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.4985228150202" calcext:value-type="float">
            <text:p>23.4985228150202</text:p>
          </table:table-cell>
          <table:table-cell office:value-type="float" office:value="20.1398601398601" calcext:value-type="float">
            <text:p>20.1398601398601</text:p>
          </table:table-cell>
          <table:table-cell office:value-type="float" office:value="-3.35866267516005" calcext:value-type="float">
            <text:p>-3.3586626751600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.4706107282383" calcext:value-type="float">
            <text:p>23.4706107282383</text:p>
          </table:table-cell>
          <table:table-cell office:value-type="float" office:value="22.2967741935484" calcext:value-type="float">
            <text:p>22.2967741935484</text:p>
          </table:table-cell>
          <table:table-cell office:value-type="float" office:value="-1.17383653468992" calcext:value-type="float">
            <text:p>-1.1738365346899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.50221288751" calcext:value-type="float">
            <text:p>23.50221288751</text:p>
          </table:table-cell>
          <table:table-cell office:value-type="float" office:value="24.1229508196721" calcext:value-type="float">
            <text:p>24.1229508196721</text:p>
          </table:table-cell>
          <table:table-cell office:value-type="float" office:value="0.620737932162136" calcext:value-type="float">
            <text:p>0.62073793216213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.4800724525711" calcext:value-type="float">
            <text:p>23.4800724525711</text:p>
          </table:table-cell>
          <table:table-cell office:value-type="float" office:value="0" calcext:value-type="float">
            <text:p>0</text:p>
          </table:table-cell>
          <table:table-cell office:value-type="float" office:value="-23.4800724525711" calcext:value-type="float">
            <text:p>-23.480072452571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.4778016387313" calcext:value-type="float">
            <text:p>23.4778016387313</text:p>
          </table:table-cell>
          <table:table-cell office:value-type="float" office:value="18.4512195121951" calcext:value-type="float">
            <text:p>18.4512195121951</text:p>
          </table:table-cell>
          <table:table-cell office:value-type="float" office:value="-5.02658212653614" calcext:value-type="float">
            <text:p>-5.0265821265361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.4804509215445" calcext:value-type="float">
            <text:p>23.4804509215445</text:p>
          </table:table-cell>
          <table:table-cell office:value-type="float" office:value="21.72" calcext:value-type="float">
            <text:p>21.72</text:p>
          </table:table-cell>
          <table:table-cell office:value-type="float" office:value="-1.76045092154446" calcext:value-type="float">
            <text:p>-1.7604509215444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.4738277145115" calcext:value-type="float">
            <text:p>23.4738277145115</text:p>
          </table:table-cell>
          <table:table-cell office:value-type="float" office:value="30.1081081081081" calcext:value-type="float">
            <text:p>30.1081081081081</text:p>
          </table:table-cell>
          <table:table-cell office:value-type="float" office:value="6.63428039359663" calcext:value-type="float">
            <text:p>6.63428039359663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.4806401560311" calcext:value-type="float">
            <text:p>23.4806401560311</text:p>
          </table:table-cell>
          <table:table-cell office:value-type="float" office:value="19.6842105263158" calcext:value-type="float">
            <text:p>19.6842105263158</text:p>
          </table:table-cell>
          <table:table-cell office:value-type="float" office:value="-3.79642962971533" calcext:value-type="float">
            <text:p>-3.7964296297153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.4713676661849" calcext:value-type="float">
            <text:p>23.4713676661849</text:p>
          </table:table-cell>
          <table:table-cell office:value-type="float" office:value="20.8507462686567" calcext:value-type="float">
            <text:p>20.8507462686567</text:p>
          </table:table-cell>
          <table:table-cell office:value-type="float" office:value="-2.62062139752822" calcext:value-type="float">
            <text:p>-2.6206213975282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.4672045074785" calcext:value-type="float">
            <text:p>23.4672045074785</text:p>
          </table:table-cell>
          <table:table-cell office:value-type="float" office:value="19.400641025641" calcext:value-type="float">
            <text:p>19.400641025641</text:p>
          </table:table-cell>
          <table:table-cell office:value-type="float" office:value="-4.06656348183746" calcext:value-type="float">
            <text:p>-4.0665634818374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4614328556355" calcext:value-type="float">
            <text:p>23.4614328556355</text:p>
          </table:table-cell>
          <table:table-cell office:value-type="float" office:value="32" calcext:value-type="float">
            <text:p>32</text:p>
          </table:table-cell>
          <table:table-cell office:value-type="float" office:value="8.53856714436454" calcext:value-type="float">
            <text:p>8.5385671443645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.4598243624989" calcext:value-type="float">
            <text:p>23.4598243624989</text:p>
          </table:table-cell>
          <table:table-cell office:value-type="float" office:value="28.6803652968037" calcext:value-type="float">
            <text:p>28.6803652968037</text:p>
          </table:table-cell>
          <table:table-cell office:value-type="float" office:value="5.22054093430478" calcext:value-type="float">
            <text:p>5.2205409343047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.4700430247783" calcext:value-type="float">
            <text:p>23.4700430247783</text:p>
          </table:table-cell>
          <table:table-cell office:value-type="float" office:value="20.3225806451613" calcext:value-type="float">
            <text:p>20.3225806451613</text:p>
          </table:table-cell>
          <table:table-cell office:value-type="float" office:value="-3.14746237961705" calcext:value-type="float">
            <text:p>-3.1474623796170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.469380704075" calcext:value-type="float">
            <text:p>23.469380704075</text:p>
          </table:table-cell>
          <table:table-cell office:value-type="float" office:value="24.359375" calcext:value-type="float">
            <text:p>24.359375</text:p>
          </table:table-cell>
          <table:table-cell office:value-type="float" office:value="0.889994295924957" calcext:value-type="float">
            <text:p>0.88999429592495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4532011554659" calcext:value-type="float">
            <text:p>23.4532011554659</text:p>
          </table:table-cell>
          <table:table-cell office:value-type="float" office:value="29.2857142857143" calcext:value-type="float">
            <text:p>29.2857142857143</text:p>
          </table:table-cell>
          <table:table-cell office:value-type="float" office:value="5.8325131302484" calcext:value-type="float">
            <text:p>5.83251313024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463609052232" calcext:value-type="float">
            <text:p>23.463609052232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17.7128615360033" calcext:value-type="float">
            <text:p>17.712861536003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.4728815420782" calcext:value-type="float">
            <text:p>23.4728815420782</text:p>
          </table:table-cell>
          <table:table-cell office:value-type="float" office:value="26.3711340206186" calcext:value-type="float">
            <text:p>26.3711340206186</text:p>
          </table:table-cell>
          <table:table-cell office:value-type="float" office:value="2.89825247854036" calcext:value-type="float">
            <text:p>2.89825247854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513088105993" calcext:value-type="float">
            <text:p>23.4513088105993</text:p>
          </table:table-cell>
          <table:table-cell office:value-type="float" office:value="15" calcext:value-type="float">
            <text:p>15</text:p>
          </table:table-cell>
          <table:table-cell office:value-type="float" office:value="-8.45130881059932" calcext:value-type="float">
            <text:p>-8.4513088105993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.4618113246088" calcext:value-type="float">
            <text:p>23.4618113246088</text:p>
          </table:table-cell>
          <table:table-cell office:value-type="float" office:value="20.7261904761905" calcext:value-type="float">
            <text:p>20.7261904761905</text:p>
          </table:table-cell>
          <table:table-cell office:value-type="float" office:value="-2.7356208484183" calcext:value-type="float">
            <text:p>-2.73562084841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4527280692492" calcext:value-type="float">
            <text:p>23.4527280692492</text:p>
          </table:table-cell>
          <table:table-cell office:value-type="float" office:value="19.6627906976744" calcext:value-type="float">
            <text:p>19.6627906976744</text:p>
          </table:table-cell>
          <table:table-cell office:value-type="float" office:value="-3.78993737157483" calcext:value-type="float">
            <text:p>-3.7899373715748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528226864926" calcext:value-type="float">
            <text:p>23.4528226864926</text:p>
          </table:table-cell>
          <table:table-cell office:value-type="float" office:value="14.6818181818182" calcext:value-type="float">
            <text:p>14.6818181818182</text:p>
          </table:table-cell>
          <table:table-cell office:value-type="float" office:value="-8.77100450467439" calcext:value-type="float">
            <text:p>-8.771004504674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4522549830326" calcext:value-type="float">
            <text:p>23.4522549830326</text:p>
          </table:table-cell>
          <table:table-cell office:value-type="float" office:value="19.02" calcext:value-type="float">
            <text:p>19.02</text:p>
          </table:table-cell>
          <table:table-cell office:value-type="float" office:value="-4.4322549830326" calcext:value-type="float">
            <text:p>-4.432254983032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4526334520059" calcext:value-type="float">
            <text:p>23.4526334520059</text:p>
          </table:table-cell>
          <table:table-cell office:value-type="float" office:value="16.5434782608696" calcext:value-type="float">
            <text:p>16.5434782608696</text:p>
          </table:table-cell>
          <table:table-cell office:value-type="float" office:value="-6.90915519113635" calcext:value-type="float">
            <text:p>-6.9091551911363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4526334520059" calcext:value-type="float">
            <text:p>23.4526334520059</text:p>
          </table:table-cell>
          <table:table-cell office:value-type="float" office:value="16.4423076923077" calcext:value-type="float">
            <text:p>16.4423076923077</text:p>
          </table:table-cell>
          <table:table-cell office:value-type="float" office:value="-7.01032575969822" calcext:value-type="float">
            <text:p>-7.010325759698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518765140593" calcext:value-type="float">
            <text:p>23.4518765140593</text:p>
          </table:table-cell>
          <table:table-cell office:value-type="float" office:value="15.325" calcext:value-type="float">
            <text:p>15.325</text:p>
          </table:table-cell>
          <table:table-cell office:value-type="float" office:value="-8.12687651405929" calcext:value-type="float">
            <text:p>-8.1268765140592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4548096486025" calcext:value-type="float">
            <text:p>23.4548096486025</text:p>
          </table:table-cell>
          <table:table-cell office:value-type="float" office:value="13.0731707317073" calcext:value-type="float">
            <text:p>13.0731707317073</text:p>
          </table:table-cell>
          <table:table-cell office:value-type="float" office:value="-10.3816389168952" calcext:value-type="float">
            <text:p>-10.38163891689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521603657893" calcext:value-type="float">
            <text:p>23.4521603657893</text:p>
          </table:table-cell>
          <table:table-cell office:value-type="float" office:value="18.9090909090909" calcext:value-type="float">
            <text:p>18.9090909090909</text:p>
          </table:table-cell>
          <table:table-cell office:value-type="float" office:value="-4.54306945669837" calcext:value-type="float">
            <text:p>-4.543069456698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4539580934125" calcext:value-type="float">
            <text:p>23.4539580934125</text:p>
          </table:table-cell>
          <table:table-cell office:value-type="float" office:value="18.8351648351648" calcext:value-type="float">
            <text:p>18.8351648351648</text:p>
          </table:table-cell>
          <table:table-cell office:value-type="float" office:value="-4.61879325824768" calcext:value-type="float">
            <text:p>-4.6187932582476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.4822486491677" calcext:value-type="float">
            <text:p>23.4822486491677</text:p>
          </table:table-cell>
          <table:table-cell office:value-type="float" office:value="23.5161290322581" calcext:value-type="float">
            <text:p>23.5161290322581</text:p>
          </table:table-cell>
          <table:table-cell office:value-type="float" office:value="0.0338803830903629" calcext:value-type="float">
            <text:p>0.03388038309036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3.5034429116733" calcext:value-type="float">
            <text:p>23.5034429116733</text:p>
          </table:table-cell>
          <table:table-cell office:value-type="float" office:value="28.6527777777778" calcext:value-type="float">
            <text:p>28.6527777777778</text:p>
          </table:table-cell>
          <table:table-cell office:value-type="float" office:value="5.14933486610452" calcext:value-type="float">
            <text:p>5.1493348661045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3.5063760462164" calcext:value-type="float">
            <text:p>23.5063760462164</text:p>
          </table:table-cell>
          <table:table-cell office:value-type="float" office:value="27" calcext:value-type="float">
            <text:p>27</text:p>
          </table:table-cell>
          <table:table-cell office:value-type="float" office:value="3.49362395378356" calcext:value-type="float">
            <text:p>3.4936239537835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4627574970421" calcext:value-type="float">
            <text:p>23.4627574970421</text:p>
          </table:table-cell>
          <table:table-cell office:value-type="float" office:value="27.9083333333333" calcext:value-type="float">
            <text:p>27.9083333333333</text:p>
          </table:table-cell>
          <table:table-cell office:value-type="float" office:value="4.44557583629128" calcext:value-type="float">
            <text:p>4.4455758362912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.471083814455" calcext:value-type="float">
            <text:p>23.471083814455</text:p>
          </table:table-cell>
          <table:table-cell office:value-type="float" office:value="21.6164383561644" calcext:value-type="float">
            <text:p>21.6164383561644</text:p>
          </table:table-cell>
          <table:table-cell office:value-type="float" office:value="-1.85464545829057" calcext:value-type="float">
            <text:p>-1.85464545829057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3.5383566744614" calcext:value-type="float">
            <text:p>23.5383566744614</text:p>
          </table:table-cell>
          <table:table-cell office:value-type="float" office:value="23.771186440678" calcext:value-type="float">
            <text:p>23.771186440678</text:p>
          </table:table-cell>
          <table:table-cell office:value-type="float" office:value="0.232829766216526" calcext:value-type="float">
            <text:p>0.23282976621652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.5290841846153" calcext:value-type="float">
            <text:p>23.5290841846153</text:p>
          </table:table-cell>
          <table:table-cell office:value-type="float" office:value="22.5733333333333" calcext:value-type="float">
            <text:p>22.5733333333333</text:p>
          </table:table-cell>
          <table:table-cell office:value-type="float" office:value="-0.955750851281923" calcext:value-type="float">
            <text:p>-0.955750851281923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3.5314496156985" calcext:value-type="float">
            <text:p>23.5314496156985</text:p>
          </table:table-cell>
          <table:table-cell office:value-type="float" office:value="18.4450261780105" calcext:value-type="float">
            <text:p>18.4450261780105</text:p>
          </table:table-cell>
          <table:table-cell office:value-type="float" office:value="-5.08642343768799" calcext:value-type="float">
            <text:p>-5.0864234376879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4729761593215" calcext:value-type="float">
            <text:p>23.4729761593215</text:p>
          </table:table-cell>
          <table:table-cell office:value-type="float" office:value="22.6842105263158" calcext:value-type="float">
            <text:p>22.6842105263158</text:p>
          </table:table-cell>
          <table:table-cell office:value-type="float" office:value="-0.788765633005731" calcext:value-type="float">
            <text:p>-0.78876563300573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4645552246653" calcext:value-type="float">
            <text:p>23.4645552246653</text:p>
          </table:table-cell>
          <table:table-cell office:value-type="float" office:value="27.8541666666667" calcext:value-type="float">
            <text:p>27.8541666666667</text:p>
          </table:table-cell>
          <table:table-cell office:value-type="float" office:value="4.38961144200137" calcext:value-type="float">
            <text:p>4.3896114420013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4531065382226" calcext:value-type="float">
            <text:p>23.4531065382226</text:p>
          </table:table-cell>
          <table:table-cell office:value-type="float" office:value="22.3475177304965" calcext:value-type="float">
            <text:p>22.3475177304965</text:p>
          </table:table-cell>
          <table:table-cell office:value-type="float" office:value="-1.10558880772611" calcext:value-type="float">
            <text:p>-1.1055888077261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.4634198177454" calcext:value-type="float">
            <text:p>23.4634198177454</text:p>
          </table:table-cell>
          <table:table-cell office:value-type="float" office:value="30.7702702702703" calcext:value-type="float">
            <text:p>30.7702702702703</text:p>
          </table:table-cell>
          <table:table-cell office:value-type="float" office:value="7.30685045252492" calcext:value-type="float">
            <text:p>7.3068504525249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3.4785585766779" calcext:value-type="float">
            <text:p>23.4785585766779</text:p>
          </table:table-cell>
          <table:table-cell office:value-type="float" office:value="32.0740740740741" calcext:value-type="float">
            <text:p>32.0740740740741</text:p>
          </table:table-cell>
          <table:table-cell office:value-type="float" office:value="8.59551549739618" calcext:value-type="float">
            <text:p>8.595515497396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518765140593" calcext:value-type="float">
            <text:p>23.4518765140593</text:p>
          </table:table-cell>
          <table:table-cell office:value-type="float" office:value="17.5125" calcext:value-type="float">
            <text:p>17.5125</text:p>
          </table:table-cell>
          <table:table-cell office:value-type="float" office:value="-5.93937651405929" calcext:value-type="float">
            <text:p>-5.9393765140592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4562289072524" calcext:value-type="float">
            <text:p>23.4562289072524</text:p>
          </table:table-cell>
          <table:table-cell office:value-type="float" office:value="14.9864864864865" calcext:value-type="float">
            <text:p>14.9864864864865</text:p>
          </table:table-cell>
          <table:table-cell office:value-type="float" office:value="-8.46974242076591" calcext:value-type="float">
            <text:p>-8.4697424207659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3.4944542735571" calcext:value-type="float">
            <text:p>23.4944542735571</text:p>
          </table:table-cell>
          <table:table-cell office:value-type="float" office:value="21.9444444444444" calcext:value-type="float">
            <text:p>21.9444444444444</text:p>
          </table:table-cell>
          <table:table-cell office:value-type="float" office:value="-1.55000982911262" calcext:value-type="float">
            <text:p>-1.5500098291126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.5251102603955" calcext:value-type="float">
            <text:p>23.5251102603955</text:p>
          </table:table-cell>
          <table:table-cell office:value-type="float" office:value="20.5639097744361" calcext:value-type="float">
            <text:p>20.5639097744361</text:p>
          </table:table-cell>
          <table:table-cell office:value-type="float" office:value="-2.96120048595937" calcext:value-type="float">
            <text:p>-2.9612004859593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.4567966107124" calcext:value-type="float">
            <text:p>23.4567966107124</text:p>
          </table:table-cell>
          <table:table-cell office:value-type="float" office:value="19.7111111111111" calcext:value-type="float">
            <text:p>19.7111111111111</text:p>
          </table:table-cell>
          <table:table-cell office:value-type="float" office:value="-3.74568549960125" calcext:value-type="float">
            <text:p>-3.7456854996012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4539580934125" calcext:value-type="float">
            <text:p>23.4539580934125</text:p>
          </table:table-cell>
          <table:table-cell office:value-type="float" office:value="16.1904761904762" calcext:value-type="float">
            <text:p>16.1904761904762</text:p>
          </table:table-cell>
          <table:table-cell office:value-type="float" office:value="-7.26348190293632" calcext:value-type="float">
            <text:p>-7.2634819029363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4556612037924" calcext:value-type="float">
            <text:p>23.4556612037924</text:p>
          </table:table-cell>
          <table:table-cell office:value-type="float" office:value="17.5581395348837" calcext:value-type="float">
            <text:p>17.5581395348837</text:p>
          </table:table-cell>
          <table:table-cell office:value-type="float" office:value="-5.8975216689087" calcext:value-type="float">
            <text:p>-5.897521668908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4786531939212" calcext:value-type="float">
            <text:p>23.4786531939212</text:p>
          </table:table-cell>
          <table:table-cell office:value-type="float" office:value="21.0707070707071" calcext:value-type="float">
            <text:p>21.0707070707071</text:p>
          </table:table-cell>
          <table:table-cell office:value-type="float" office:value="-2.40794612321416" calcext:value-type="float">
            <text:p>-2.407946123214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4548096486025" calcext:value-type="float">
            <text:p>23.4548096486025</text:p>
          </table:table-cell>
          <table:table-cell office:value-type="float" office:value="18.6" calcext:value-type="float">
            <text:p>18.6</text:p>
          </table:table-cell>
          <table:table-cell office:value-type="float" office:value="-4.85480964860247" calcext:value-type="float">
            <text:p>-4.8548096486024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.4784639594346" calcext:value-type="float">
            <text:p>23.4784639594346</text:p>
          </table:table-cell>
          <table:table-cell office:value-type="float" office:value="59.0333333333333" calcext:value-type="float">
            <text:p>59.0333333333333</text:p>
          </table:table-cell>
          <table:table-cell office:value-type="float" office:value="35.5548693738988" calcext:value-type="float">
            <text:p>35.554869373898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4519711313026" calcext:value-type="float">
            <text:p>23.4519711313026</text:p>
          </table:table-cell>
          <table:table-cell office:value-type="float" office:value="22.9787234042553" calcext:value-type="float">
            <text:p>22.9787234042553</text:p>
          </table:table-cell>
          <table:table-cell office:value-type="float" office:value="-0.473247727047298" calcext:value-type="float">
            <text:p>-0.473247727047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513088105993" calcext:value-type="float">
            <text:p>23.4513088105993</text:p>
          </table:table-cell>
          <table:table-cell office:value-type="float" office:value="14.188679245283" calcext:value-type="float">
            <text:p>14.188679245283</text:p>
          </table:table-cell>
          <table:table-cell office:value-type="float" office:value="-9.2626295653163" calcext:value-type="float">
            <text:p>-9.262629565316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4639875212053" calcext:value-type="float">
            <text:p>23.4639875212053</text:p>
          </table:table-cell>
          <table:table-cell office:value-type="float" office:value="19.4261603375527" calcext:value-type="float">
            <text:p>19.4261603375527</text:p>
          </table:table-cell>
          <table:table-cell office:value-type="float" office:value="-4.03782718365258" calcext:value-type="float">
            <text:p>-4.0378271836525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56985845199" calcext:value-type="float">
            <text:p>23.456985845199</text:p>
          </table:table-cell>
          <table:table-cell office:value-type="float" office:value="20.7088607594937" calcext:value-type="float">
            <text:p>20.7088607594937</text:p>
          </table:table-cell>
          <table:table-cell office:value-type="float" office:value="-2.74812508570535" calcext:value-type="float">
            <text:p>-2.7481250857053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4560396727657" calcext:value-type="float">
            <text:p>23.4560396727657</text:p>
          </table:table-cell>
          <table:table-cell office:value-type="float" office:value="24.3013698630137" calcext:value-type="float">
            <text:p>24.3013698630137</text:p>
          </table:table-cell>
          <table:table-cell office:value-type="float" office:value="0.845330190247957" calcext:value-type="float">
            <text:p>0.84533019024795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4549988830891" calcext:value-type="float">
            <text:p>23.4549988830891</text:p>
          </table:table-cell>
          <table:table-cell office:value-type="float" office:value="27.6575342465753" calcext:value-type="float">
            <text:p>27.6575342465753</text:p>
          </table:table-cell>
          <table:table-cell office:value-type="float" office:value="4.20253536348622" calcext:value-type="float">
            <text:p>4.2025353634862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.4574589314157" calcext:value-type="float">
            <text:p>23.4574589314157</text:p>
          </table:table-cell>
          <table:table-cell office:value-type="float" office:value="25.5697674418605" calcext:value-type="float">
            <text:p>25.5697674418605</text:p>
          </table:table-cell>
          <table:table-cell office:value-type="float" office:value="2.1123085104448" calcext:value-type="float">
            <text:p>2.112308510444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4539580934125" calcext:value-type="float">
            <text:p>23.4539580934125</text:p>
          </table:table-cell>
          <table:table-cell office:value-type="float" office:value="25.5925925925926" calcext:value-type="float">
            <text:p>25.5925925925926</text:p>
          </table:table-cell>
          <table:table-cell office:value-type="float" office:value="2.13863449918008" calcext:value-type="float">
            <text:p>2.1386344991800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464176755692" calcext:value-type="float">
            <text:p>23.464176755692</text:p>
          </table:table-cell>
          <table:table-cell office:value-type="float" office:value="21.517453798768" calcext:value-type="float">
            <text:p>21.517453798768</text:p>
          </table:table-cell>
          <table:table-cell office:value-type="float" office:value="-1.94672295692401" calcext:value-type="float">
            <text:p>-1.9467229569240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4536742416825" calcext:value-type="float">
            <text:p>23.4536742416825</text:p>
          </table:table-cell>
          <table:table-cell office:value-type="float" office:value="28.1857923497268" calcext:value-type="float">
            <text:p>28.1857923497268</text:p>
          </table:table-cell>
          <table:table-cell office:value-type="float" office:value="4.73211810804425" calcext:value-type="float">
            <text:p>4.732118108044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515926623293" calcext:value-type="float">
            <text:p>23.4515926623293</text:p>
          </table:table-cell>
          <table:table-cell office:value-type="float" office:value="25.375" calcext:value-type="float">
            <text:p>25.375</text:p>
          </table:table-cell>
          <table:table-cell office:value-type="float" office:value="1.9234073376707" calcext:value-type="float">
            <text:p>1.923407337670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.4866010423608" calcext:value-type="float">
            <text:p>23.4866010423608</text:p>
          </table:table-cell>
          <table:table-cell office:value-type="float" office:value="22.979381443299" calcext:value-type="float">
            <text:p>22.979381443299</text:p>
          </table:table-cell>
          <table:table-cell office:value-type="float" office:value="-0.507219599061841" calcext:value-type="float">
            <text:p>-0.507219599061841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3.585192209909" calcext:value-type="float">
            <text:p>23.585192209909</text:p>
          </table:table-cell>
          <table:table-cell office:value-type="float" office:value="20.8688524590164" calcext:value-type="float">
            <text:p>20.8688524590164</text:p>
          </table:table-cell>
          <table:table-cell office:value-type="float" office:value="-2.7163397508926" calcext:value-type="float">
            <text:p>-2.716339750892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.4661637178019" calcext:value-type="float">
            <text:p>23.4661637178019</text:p>
          </table:table-cell>
          <table:table-cell office:value-type="float" office:value="24.6072874493927" calcext:value-type="float">
            <text:p>24.6072874493927</text:p>
          </table:table-cell>
          <table:table-cell office:value-type="float" office:value="1.14112373159083" calcext:value-type="float">
            <text:p>1.1411237315908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.4565127589824" calcext:value-type="float">
            <text:p>23.4565127589824</text:p>
          </table:table-cell>
          <table:table-cell office:value-type="float" office:value="29.1638418079096" calcext:value-type="float">
            <text:p>29.1638418079096</text:p>
          </table:table-cell>
          <table:table-cell office:value-type="float" office:value="5.70732904892722" calcext:value-type="float">
            <text:p>5.7073290489272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.4544311796292" calcext:value-type="float">
            <text:p>23.4544311796292</text:p>
          </table:table-cell>
          <table:table-cell office:value-type="float" office:value="22.4426229508197" calcext:value-type="float">
            <text:p>22.4426229508197</text:p>
          </table:table-cell>
          <table:table-cell office:value-type="float" office:value="-1.01180822880949" calcext:value-type="float">
            <text:p>-1.011808228809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4519711313026" calcext:value-type="float">
            <text:p>23.4519711313026</text:p>
          </table:table-cell>
          <table:table-cell office:value-type="float" office:value="28.4366197183099" calcext:value-type="float">
            <text:p>28.4366197183099</text:p>
          </table:table-cell>
          <table:table-cell office:value-type="float" office:value="4.98464858700724" calcext:value-type="float">
            <text:p>4.9846485870072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.4736384800248" calcext:value-type="float">
            <text:p>23.4736384800248</text:p>
          </table:table-cell>
          <table:table-cell office:value-type="float" office:value="21.2575342465753" calcext:value-type="float">
            <text:p>21.2575342465753</text:p>
          </table:table-cell>
          <table:table-cell office:value-type="float" office:value="-2.21610423344948" calcext:value-type="float">
            <text:p>-2.2161042334494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4546204141158" calcext:value-type="float">
            <text:p>23.4546204141158</text:p>
          </table:table-cell>
          <table:table-cell office:value-type="float" office:value="28.2834008097166" calcext:value-type="float">
            <text:p>28.2834008097166</text:p>
          </table:table-cell>
          <table:table-cell office:value-type="float" office:value="4.82878039560079" calcext:value-type="float">
            <text:p>4.8287803956007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.470232259265" calcext:value-type="float">
            <text:p>23.470232259265</text:p>
          </table:table-cell>
          <table:table-cell office:value-type="float" office:value="26.9046052631579" calcext:value-type="float">
            <text:p>26.9046052631579</text:p>
          </table:table-cell>
          <table:table-cell office:value-type="float" office:value="3.4343730038929" calcext:value-type="float">
            <text:p>3.43437300389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524442175193" calcext:value-type="float">
            <text:p>23.4524442175193</text:p>
          </table:table-cell>
          <table:table-cell office:value-type="float" office:value="26.0478589420655" calcext:value-type="float">
            <text:p>26.0478589420655</text:p>
          </table:table-cell>
          <table:table-cell office:value-type="float" office:value="2.59541472454623" calcext:value-type="float">
            <text:p>2.5954147245462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.4713676661849" calcext:value-type="float">
            <text:p>23.4713676661849</text:p>
          </table:table-cell>
          <table:table-cell office:value-type="float" office:value="23.3315217391304" calcext:value-type="float">
            <text:p>23.3315217391304</text:p>
          </table:table-cell>
          <table:table-cell office:value-type="float" office:value="-0.139845927054505" calcext:value-type="float">
            <text:p>-0.139845927054505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3.6632514356549" calcext:value-type="float">
            <text:p>23.6632514356549</text:p>
          </table:table-cell>
          <table:table-cell office:value-type="float" office:value="24.2454212454212" calcext:value-type="float">
            <text:p>24.2454212454212</text:p>
          </table:table-cell>
          <table:table-cell office:value-type="float" office:value="0.582169809766331" calcext:value-type="float">
            <text:p>0.58216980976633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.4776124042446" calcext:value-type="float">
            <text:p>23.4776124042446</text:p>
          </table:table-cell>
          <table:table-cell office:value-type="float" office:value="20.3744680851064" calcext:value-type="float">
            <text:p>20.3744680851064</text:p>
          </table:table-cell>
          <table:table-cell office:value-type="float" office:value="-3.10314431913823" calcext:value-type="float">
            <text:p>-3.1031443191382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.4553773520624" calcext:value-type="float">
            <text:p>23.4553773520624</text:p>
          </table:table-cell>
          <table:table-cell office:value-type="float" office:value="34.3615819209039" calcext:value-type="float">
            <text:p>34.3615819209039</text:p>
          </table:table-cell>
          <table:table-cell office:value-type="float" office:value="10.9062045688415" calcext:value-type="float">
            <text:p>10.90620456884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523496002759" calcext:value-type="float">
            <text:p>23.4523496002759</text:p>
          </table:table-cell>
          <table:table-cell office:value-type="float" office:value="27.5849056603774" calcext:value-type="float">
            <text:p>27.5849056603774</text:p>
          </table:table-cell>
          <table:table-cell office:value-type="float" office:value="4.13255606010143" calcext:value-type="float">
            <text:p>4.1325560601014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.4618113246088" calcext:value-type="float">
            <text:p>23.4618113246088</text:p>
          </table:table-cell>
          <table:table-cell office:value-type="float" office:value="24.856" calcext:value-type="float">
            <text:p>24.856</text:p>
          </table:table-cell>
          <table:table-cell office:value-type="float" office:value="1.39418867539123" calcext:value-type="float">
            <text:p>1.39418867539123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3.6169836036673" calcext:value-type="float">
            <text:p>23.6169836036673</text:p>
          </table:table-cell>
          <table:table-cell office:value-type="float" office:value="22.8392857142857" calcext:value-type="float">
            <text:p>22.8392857142857</text:p>
          </table:table-cell>
          <table:table-cell office:value-type="float" office:value="-0.777697889381614" calcext:value-type="float">
            <text:p>-0.77769788938161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4627574970421" calcext:value-type="float">
            <text:p>23.4627574970421</text:p>
          </table:table-cell>
          <table:table-cell office:value-type="float" office:value="18.8863636363636" calcext:value-type="float">
            <text:p>18.8863636363636</text:p>
          </table:table-cell>
          <table:table-cell office:value-type="float" office:value="-4.57639386067842" calcext:value-type="float">
            <text:p>-4.5763938606784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4520657485459" calcext:value-type="float">
            <text:p>23.4520657485459</text:p>
          </table:table-cell>
          <table:table-cell office:value-type="float" office:value="22.5761589403973" calcext:value-type="float">
            <text:p>22.5761589403973</text:p>
          </table:table-cell>
          <table:table-cell office:value-type="float" office:value="-0.875906808148596" calcext:value-type="float">
            <text:p>-0.8759068081485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4533903899525" calcext:value-type="float">
            <text:p>23.4533903899525</text:p>
          </table:table-cell>
          <table:table-cell office:value-type="float" office:value="17.1632653061224" calcext:value-type="float">
            <text:p>17.1632653061224</text:p>
          </table:table-cell>
          <table:table-cell office:value-type="float" office:value="-6.2901250838301" calcext:value-type="float">
            <text:p>-6.290125083830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.4579320176323" calcext:value-type="float">
            <text:p>23.4579320176323</text:p>
          </table:table-cell>
          <table:table-cell office:value-type="float" office:value="34.5982142857143" calcext:value-type="float">
            <text:p>34.5982142857143</text:p>
          </table:table-cell>
          <table:table-cell office:value-type="float" office:value="11.140282268082" calcext:value-type="float">
            <text:p>11.14028226808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.4668260385052" calcext:value-type="float">
            <text:p>23.4668260385052</text:p>
          </table:table-cell>
          <table:table-cell office:value-type="float" office:value="25.49375" calcext:value-type="float">
            <text:p>25.49375</text:p>
          </table:table-cell>
          <table:table-cell office:value-type="float" office:value="2.02692396149482" calcext:value-type="float">
            <text:p>2.026923961494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4514034278426" calcext:value-type="float">
            <text:p>23.4514034278426</text:p>
          </table:table-cell>
          <table:table-cell office:value-type="float" office:value="19.5645161290323" calcext:value-type="float">
            <text:p>19.5645161290323</text:p>
          </table:table-cell>
          <table:table-cell office:value-type="float" office:value="-3.88688729881039" calcext:value-type="float">
            <text:p>-3.886887298810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516872795726" calcext:value-type="float">
            <text:p>23.4516872795726</text:p>
          </table:table-cell>
          <table:table-cell office:value-type="float" office:value="25.4233128834356" calcext:value-type="float">
            <text:p>25.4233128834356</text:p>
          </table:table-cell>
          <table:table-cell office:value-type="float" office:value="1.97162560386295" calcext:value-type="float">
            <text:p>1.9716256038629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524442175193" calcext:value-type="float">
            <text:p>23.4524442175193</text:p>
          </table:table-cell>
          <table:table-cell office:value-type="float" office:value="25.3905325443787" calcext:value-type="float">
            <text:p>25.3905325443787</text:p>
          </table:table-cell>
          <table:table-cell office:value-type="float" office:value="1.93808832685944" calcext:value-type="float">
            <text:p>1.938088326859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4555665865491" calcext:value-type="float">
            <text:p>23.4555665865491</text:p>
          </table:table-cell>
          <table:table-cell office:value-type="float" office:value="24.8531468531469" calcext:value-type="float">
            <text:p>24.8531468531469</text:p>
          </table:table-cell>
          <table:table-cell office:value-type="float" office:value="1.39758026659776" calcext:value-type="float">
            <text:p>1.3975802665977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4571750796857" calcext:value-type="float">
            <text:p>23.4571750796857</text:p>
          </table:table-cell>
          <table:table-cell office:value-type="float" office:value="18.3776223776224" calcext:value-type="float">
            <text:p>18.3776223776224</text:p>
          </table:table-cell>
          <table:table-cell office:value-type="float" office:value="-5.0795527020633" calcext:value-type="float">
            <text:p>-5.079552702063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803563043011" calcext:value-type="float">
            <text:p>23.4803563043011</text:p>
          </table:table-cell>
          <table:table-cell office:value-type="float" office:value="28.6301369863014" calcext:value-type="float">
            <text:p>28.6301369863014</text:p>
          </table:table-cell>
          <table:table-cell office:value-type="float" office:value="5.14978068200023" calcext:value-type="float">
            <text:p>5.149780682000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515926623293" calcext:value-type="float">
            <text:p>23.4515926623293</text:p>
          </table:table-cell>
          <table:table-cell office:value-type="float" office:value="21.4450261780105" calcext:value-type="float">
            <text:p>21.4450261780105</text:p>
          </table:table-cell>
          <table:table-cell office:value-type="float" office:value="-2.00656648431883" calcext:value-type="float">
            <text:p>-2.0065664843188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.4622844108254" calcext:value-type="float">
            <text:p>23.4622844108254</text:p>
          </table:table-cell>
          <table:table-cell office:value-type="float" office:value="27.8961038961039" calcext:value-type="float">
            <text:p>27.8961038961039</text:p>
          </table:table-cell>
          <table:table-cell office:value-type="float" office:value="4.43381948527848" calcext:value-type="float">
            <text:p>4.433819485278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4525388347626" calcext:value-type="float">
            <text:p>23.4525388347626</text:p>
          </table:table-cell>
          <table:table-cell office:value-type="float" office:value="26.3384615384615" calcext:value-type="float">
            <text:p>26.3384615384615</text:p>
          </table:table-cell>
          <table:table-cell office:value-type="float" office:value="2.88592270369895" calcext:value-type="float">
            <text:p>2.88592270369895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3.6143343208541" calcext:value-type="float">
            <text:p>23.6143343208541</text:p>
          </table:table-cell>
          <table:table-cell office:value-type="float" office:value="20.4978723404255" calcext:value-type="float">
            <text:p>20.4978723404255</text:p>
          </table:table-cell>
          <table:table-cell office:value-type="float" office:value="-3.1164619804286" calcext:value-type="float">
            <text:p>-3.1164619804286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.5241640879622" calcext:value-type="float">
            <text:p>23.5241640879622</text:p>
          </table:table-cell>
          <table:table-cell office:value-type="float" office:value="35.1857707509881" calcext:value-type="float">
            <text:p>35.1857707509881</text:p>
          </table:table-cell>
          <table:table-cell office:value-type="float" office:value="11.661606663026" calcext:value-type="float">
            <text:p>11.6616066630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513088105993" calcext:value-type="float">
            <text:p>23.4513088105993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-15.117975477266" calcext:value-type="float">
            <text:p>-15.11797547726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.4592566590389" calcext:value-type="float">
            <text:p>23.4592566590389</text:p>
          </table:table-cell>
          <table:table-cell office:value-type="float" office:value="24.7278106508876" calcext:value-type="float">
            <text:p>24.7278106508876</text:p>
          </table:table-cell>
          <table:table-cell office:value-type="float" office:value="1.26855399184867" calcext:value-type="float">
            <text:p>1.2685539918486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4555665865491" calcext:value-type="float">
            <text:p>23.4555665865491</text:p>
          </table:table-cell>
          <table:table-cell office:value-type="float" office:value="25.577519379845" calcext:value-type="float">
            <text:p>25.577519379845</text:p>
          </table:table-cell>
          <table:table-cell office:value-type="float" office:value="2.12195279329586" calcext:value-type="float">
            <text:p>2.121952793295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4559450555224" calcext:value-type="float">
            <text:p>23.4559450555224</text:p>
          </table:table-cell>
          <table:table-cell office:value-type="float" office:value="30.66015625" calcext:value-type="float">
            <text:p>30.66015625</text:p>
          </table:table-cell>
          <table:table-cell office:value-type="float" office:value="7.20421119447759" calcext:value-type="float">
            <text:p>7.204211194477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521603657893" calcext:value-type="float">
            <text:p>23.4521603657893</text:p>
          </table:table-cell>
          <table:table-cell office:value-type="float" office:value="21" calcext:value-type="float">
            <text:p>21</text:p>
          </table:table-cell>
          <table:table-cell office:value-type="float" office:value="-2.45216036578928" calcext:value-type="float">
            <text:p>-2.452160365789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4514034278426" calcext:value-type="float">
            <text:p>23.4514034278426</text:p>
          </table:table-cell>
          <table:table-cell office:value-type="float" office:value="22.6369863013699" calcext:value-type="float">
            <text:p>22.6369863013699</text:p>
          </table:table-cell>
          <table:table-cell office:value-type="float" office:value="-0.814417126472787" calcext:value-type="float">
            <text:p>-0.8144171264727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451781896816" calcext:value-type="float">
            <text:p>23.451781896816</text:p>
          </table:table-cell>
          <table:table-cell office:value-type="float" office:value="20.2176165803109" calcext:value-type="float">
            <text:p>20.2176165803109</text:p>
          </table:table-cell>
          <table:table-cell office:value-type="float" office:value="-3.23416531650508" calcext:value-type="float">
            <text:p>-3.23416531650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4514034278426" calcext:value-type="float">
            <text:p>23.4514034278426</text:p>
          </table:table-cell>
          <table:table-cell office:value-type="float" office:value="28.7636363636364" calcext:value-type="float">
            <text:p>28.7636363636364</text:p>
          </table:table-cell>
          <table:table-cell office:value-type="float" office:value="5.31223293579371" calcext:value-type="float">
            <text:p>5.312232935793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516872795726" calcext:value-type="float">
            <text:p>23.4516872795726</text:p>
          </table:table-cell>
          <table:table-cell office:value-type="float" office:value="21.47" calcext:value-type="float">
            <text:p>21.47</text:p>
          </table:table-cell>
          <table:table-cell office:value-type="float" office:value="-1.98168727957263" calcext:value-type="float">
            <text:p>-1.981687279572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516872795726" calcext:value-type="float">
            <text:p>23.4516872795726</text:p>
          </table:table-cell>
          <table:table-cell office:value-type="float" office:value="22.3265306122449" calcext:value-type="float">
            <text:p>22.3265306122449</text:p>
          </table:table-cell>
          <table:table-cell office:value-type="float" office:value="-1.12515666732773" calcext:value-type="float">
            <text:p>-1.125156667327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523496002759" calcext:value-type="float">
            <text:p>23.4523496002759</text:p>
          </table:table-cell>
          <table:table-cell office:value-type="float" office:value="20.7435897435897" calcext:value-type="float">
            <text:p>20.7435897435897</text:p>
          </table:table-cell>
          <table:table-cell office:value-type="float" office:value="-2.70875985668619" calcext:value-type="float">
            <text:p>-2.708759856686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.4625682625554" calcext:value-type="float">
            <text:p>23.4625682625554</text:p>
          </table:table-cell>
          <table:table-cell office:value-type="float" office:value="33.959375" calcext:value-type="float">
            <text:p>33.959375</text:p>
          </table:table-cell>
          <table:table-cell office:value-type="float" office:value="10.4968067374446" calcext:value-type="float">
            <text:p>10.496806737444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4532011554659" calcext:value-type="float">
            <text:p>23.4532011554659</text:p>
          </table:table-cell>
          <table:table-cell office:value-type="float" office:value="23.1724137931034" calcext:value-type="float">
            <text:p>23.1724137931034</text:p>
          </table:table-cell>
          <table:table-cell office:value-type="float" office:value="-0.280787362362439" calcext:value-type="float">
            <text:p>-0.2807873623624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4520657485459" calcext:value-type="float">
            <text:p>23.4520657485459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-12.3092086056888" calcext:value-type="float">
            <text:p>-12.309208605688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463609052232" calcext:value-type="float">
            <text:p>23.463609052232</text:p>
          </table:table-cell>
          <table:table-cell office:value-type="float" office:value="25.2673031026253" calcext:value-type="float">
            <text:p>25.2673031026253</text:p>
          </table:table-cell>
          <table:table-cell office:value-type="float" office:value="1.80369405039329" calcext:value-type="float">
            <text:p>1.8036940503932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.4634198177454" calcext:value-type="float">
            <text:p>23.4634198177454</text:p>
          </table:table-cell>
          <table:table-cell office:value-type="float" office:value="26.9610894941634" calcext:value-type="float">
            <text:p>26.9610894941634</text:p>
          </table:table-cell>
          <table:table-cell office:value-type="float" office:value="3.49766967641807" calcext:value-type="float">
            <text:p>3.497669676418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4557558210358" calcext:value-type="float">
            <text:p>23.4557558210358</text:p>
          </table:table-cell>
          <table:table-cell office:value-type="float" office:value="35.04" calcext:value-type="float">
            <text:p>35.04</text:p>
          </table:table-cell>
          <table:table-cell office:value-type="float" office:value="11.5842441789642" calcext:value-type="float">
            <text:p>11.584244178964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4536742416825" calcext:value-type="float">
            <text:p>23.4536742416825</text:p>
          </table:table-cell>
          <table:table-cell office:value-type="float" office:value="28.9141791044776" calcext:value-type="float">
            <text:p>28.9141791044776</text:p>
          </table:table-cell>
          <table:table-cell office:value-type="float" office:value="5.46050486279508" calcext:value-type="float">
            <text:p>5.4605048627950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.470232259265" calcext:value-type="float">
            <text:p>23.470232259265</text:p>
          </table:table-cell>
          <table:table-cell office:value-type="float" office:value="23.3412698412698" calcext:value-type="float">
            <text:p>23.3412698412698</text:p>
          </table:table-cell>
          <table:table-cell office:value-type="float" office:value="-0.128962417995155" calcext:value-type="float">
            <text:p>-0.1289624179951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528226864926" calcext:value-type="float">
            <text:p>23.4528226864926</text:p>
          </table:table-cell>
          <table:table-cell office:value-type="float" office:value="18.0289855072464" calcext:value-type="float">
            <text:p>18.0289855072464</text:p>
          </table:table-cell>
          <table:table-cell office:value-type="float" office:value="-5.4238371792462" calcext:value-type="float">
            <text:p>-5.423837179246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.4544311796292" calcext:value-type="float">
            <text:p>23.4544311796292</text:p>
          </table:table-cell>
          <table:table-cell office:value-type="float" office:value="26.3095238095238" calcext:value-type="float">
            <text:p>26.3095238095238</text:p>
          </table:table-cell>
          <table:table-cell office:value-type="float" office:value="2.85509262989465" calcext:value-type="float">
            <text:p>2.8550926298946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3.4877364492807" calcext:value-type="float">
            <text:p>23.4877364492807</text:p>
          </table:table-cell>
          <table:table-cell office:value-type="float" office:value="17.6135458167331" calcext:value-type="float">
            <text:p>17.6135458167331</text:p>
          </table:table-cell>
          <table:table-cell office:value-type="float" office:value="-5.87419063254768" calcext:value-type="float">
            <text:p>-5.874190632547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4514034278426" calcext:value-type="float">
            <text:p>23.4514034278426</text:p>
          </table:table-cell>
          <table:table-cell office:value-type="float" office:value="37.72" calcext:value-type="float">
            <text:p>37.72</text:p>
          </table:table-cell>
          <table:table-cell office:value-type="float" office:value="14.2685965721574" calcext:value-type="float">
            <text:p>14.268596572157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516872795726" calcext:value-type="float">
            <text:p>23.4516872795726</text:p>
          </table:table-cell>
          <table:table-cell office:value-type="float" office:value="21.8363636363636" calcext:value-type="float">
            <text:p>21.8363636363636</text:p>
          </table:table-cell>
          <table:table-cell office:value-type="float" office:value="-1.615323643209" calcext:value-type="float">
            <text:p>-1.6153236432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516872795726" calcext:value-type="float">
            <text:p>23.4516872795726</text:p>
          </table:table-cell>
          <table:table-cell office:value-type="float" office:value="25.3917525773196" calcext:value-type="float">
            <text:p>25.3917525773196</text:p>
          </table:table-cell>
          <table:table-cell office:value-type="float" office:value="1.94006529774695" calcext:value-type="float">
            <text:p>1.940065297746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451498045086" calcext:value-type="float">
            <text:p>23.451498045086</text:p>
          </table:table-cell>
          <table:table-cell office:value-type="float" office:value="16.6046511627907" calcext:value-type="float">
            <text:p>16.6046511627907</text:p>
          </table:table-cell>
          <table:table-cell office:value-type="float" office:value="-6.84684688229528" calcext:value-type="float">
            <text:p>-6.846846882295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515926623293" calcext:value-type="float">
            <text:p>23.4515926623293</text:p>
          </table:table-cell>
          <table:table-cell office:value-type="float" office:value="31.7916666666667" calcext:value-type="float">
            <text:p>31.7916666666667</text:p>
          </table:table-cell>
          <table:table-cell office:value-type="float" office:value="8.34007400433736" calcext:value-type="float">
            <text:p>8.340074004337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523496002759" calcext:value-type="float">
            <text:p>23.4523496002759</text:p>
          </table:table-cell>
          <table:table-cell office:value-type="float" office:value="29.9875" calcext:value-type="float">
            <text:p>29.9875</text:p>
          </table:table-cell>
          <table:table-cell office:value-type="float" office:value="6.53515039972407" calcext:value-type="float">
            <text:p>6.535150399724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4527280692492" calcext:value-type="float">
            <text:p>23.4527280692492</text:p>
          </table:table-cell>
          <table:table-cell office:value-type="float" office:value="22.5106382978723" calcext:value-type="float">
            <text:p>22.5106382978723</text:p>
          </table:table-cell>
          <table:table-cell office:value-type="float" office:value="-0.942089771376907" calcext:value-type="float">
            <text:p>-0.94208977137690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523496002759" calcext:value-type="float">
            <text:p>23.4523496002759</text:p>
          </table:table-cell>
          <table:table-cell office:value-type="float" office:value="21.5888888888889" calcext:value-type="float">
            <text:p>21.5888888888889</text:p>
          </table:table-cell>
          <table:table-cell office:value-type="float" office:value="-1.86346071138704" calcext:value-type="float">
            <text:p>-1.863460711387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451781896816" calcext:value-type="float">
            <text:p>23.451781896816</text:p>
          </table:table-cell>
          <table:table-cell office:value-type="float" office:value="21.3733333333333" calcext:value-type="float">
            <text:p>21.3733333333333</text:p>
          </table:table-cell>
          <table:table-cell office:value-type="float" office:value="-2.07844856348263" calcext:value-type="float">
            <text:p>-2.078448563482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521603657893" calcext:value-type="float">
            <text:p>23.4521603657893</text:p>
          </table:table-cell>
          <table:table-cell office:value-type="float" office:value="19.9512195121951" calcext:value-type="float">
            <text:p>19.9512195121951</text:p>
          </table:table-cell>
          <table:table-cell office:value-type="float" office:value="-3.50094085359415" calcext:value-type="float">
            <text:p>-3.500940853594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4522549830326" calcext:value-type="float">
            <text:p>23.4522549830326</text:p>
          </table:table-cell>
          <table:table-cell office:value-type="float" office:value="39.8488372093023" calcext:value-type="float">
            <text:p>39.8488372093023</text:p>
          </table:table-cell>
          <table:table-cell office:value-type="float" office:value="16.3965822262697" calcext:value-type="float">
            <text:p>16.39658222626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513088105993" calcext:value-type="float">
            <text:p>23.4513088105993</text:p>
          </table:table-cell>
          <table:table-cell office:value-type="float" office:value="9.63157894736842" calcext:value-type="float">
            <text:p>9.63157894736842</text:p>
          </table:table-cell>
          <table:table-cell office:value-type="float" office:value="-13.8197298632309" calcext:value-type="float">
            <text:p>-13.81972986323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451498045086" calcext:value-type="float">
            <text:p>23.451498045086</text:p>
          </table:table-cell>
          <table:table-cell office:value-type="float" office:value="23.5507246376812" calcext:value-type="float">
            <text:p>23.5507246376812</text:p>
          </table:table-cell>
          <table:table-cell office:value-type="float" office:value="0.0992265925951834" calcext:value-type="float">
            <text:p>0.0992265925951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515926623293" calcext:value-type="float">
            <text:p>23.4515926623293</text:p>
          </table:table-cell>
          <table:table-cell office:value-type="float" office:value="24.1851851851852" calcext:value-type="float">
            <text:p>24.1851851851852</text:p>
          </table:table-cell>
          <table:table-cell office:value-type="float" office:value="0.733592522855883" calcext:value-type="float">
            <text:p>0.7335925228558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4514034278426" calcext:value-type="float">
            <text:p>23.4514034278426</text:p>
          </table:table-cell>
          <table:table-cell office:value-type="float" office:value="17.7407407407407" calcext:value-type="float">
            <text:p>17.7407407407407</text:p>
          </table:table-cell>
          <table:table-cell office:value-type="float" office:value="-5.71066268710191" calcext:value-type="float">
            <text:p>-5.7106626871019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528226864926" calcext:value-type="float">
            <text:p>23.4528226864926</text:p>
          </table:table-cell>
          <table:table-cell office:value-type="float" office:value="30.375" calcext:value-type="float">
            <text:p>30.375</text:p>
          </table:table-cell>
          <table:table-cell office:value-type="float" office:value="6.92217731350743" calcext:value-type="float">
            <text:p>6.9221773135074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4571750796857" calcext:value-type="float">
            <text:p>23.4571750796857</text:p>
          </table:table-cell>
          <table:table-cell office:value-type="float" office:value="23.5523012552301" calcext:value-type="float">
            <text:p>23.5523012552301</text:p>
          </table:table-cell>
          <table:table-cell office:value-type="float" office:value="0.095126175544447" calcext:value-type="float">
            <text:p>0.09512617554444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4555665865491" calcext:value-type="float">
            <text:p>23.4555665865491</text:p>
          </table:table-cell>
          <table:table-cell office:value-type="float" office:value="30.9" calcext:value-type="float">
            <text:p>30.9</text:p>
          </table:table-cell>
          <table:table-cell office:value-type="float" office:value="7.4444334134509" calcext:value-type="float">
            <text:p>7.44443341345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4534850071959" calcext:value-type="float">
            <text:p>23.4534850071959</text:p>
          </table:table-cell>
          <table:table-cell office:value-type="float" office:value="30.5149700598802" calcext:value-type="float">
            <text:p>30.5149700598802</text:p>
          </table:table-cell>
          <table:table-cell office:value-type="float" office:value="7.06148505268437" calcext:value-type="float">
            <text:p>7.0614850526843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457269696929" calcext:value-type="float">
            <text:p>23.457269696929</text:p>
          </table:table-cell>
          <table:table-cell office:value-type="float" office:value="25.7055555555556" calcext:value-type="float">
            <text:p>25.7055555555556</text:p>
          </table:table-cell>
          <table:table-cell office:value-type="float" office:value="2.24828585862655" calcext:value-type="float">
            <text:p>2.248285858626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451498045086" calcext:value-type="float">
            <text:p>23.451498045086</text:p>
          </table:table-cell>
          <table:table-cell office:value-type="float" office:value="36.2647058823529" calcext:value-type="float">
            <text:p>36.2647058823529</text:p>
          </table:table-cell>
          <table:table-cell office:value-type="float" office:value="12.813207837267" calcext:value-type="float">
            <text:p>12.8132078372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4522549830326" calcext:value-type="float">
            <text:p>23.4522549830326</text:p>
          </table:table-cell>
          <table:table-cell office:value-type="float" office:value="26.5925925925926" calcext:value-type="float">
            <text:p>26.5925925925926</text:p>
          </table:table-cell>
          <table:table-cell office:value-type="float" office:value="3.14033760955999" calcext:value-type="float">
            <text:p>3.140337609559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451498045086" calcext:value-type="float">
            <text:p>23.451498045086</text:p>
          </table:table-cell>
          <table:table-cell office:value-type="float" office:value="17" calcext:value-type="float">
            <text:p>17</text:p>
          </table:table-cell>
          <table:table-cell office:value-type="float" office:value="-6.45149804508598" calcext:value-type="float">
            <text:p>-6.451498045085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513088105993" calcext:value-type="float">
            <text:p>23.4513088105993</text:p>
          </table:table-cell>
          <table:table-cell office:value-type="float" office:value="20.7796610169492" calcext:value-type="float">
            <text:p>20.7796610169492</text:p>
          </table:table-cell>
          <table:table-cell office:value-type="float" office:value="-2.67164779365017" calcext:value-type="float">
            <text:p>-2.671647793650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9T17:51:29.170147585</dc:date>
    <meta:editing-duration>PT6M11S</meta:editing-duration>
    <meta:editing-cycles>2</meta:editing-cycles>
    <meta:generator>LibreOffice/6.4.7.2$Linux_X86_64 LibreOffice_project/40$Build-2</meta:generator>
    <meta:document-statistic meta:table-count="3" meta:cell-count="2441" meta:object-count="0"/>
  </office:meta>
</office:document-meta>
</file>